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399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094cm"/>
    </style:style>
    <style:style style:name="Таблица1.E" style:family="table-column">
      <style:table-column-properties style:column-width="2.708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06ff4" officeooo:paragraph-rsid="00c06ff4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26299" officeooo:paragraph-rsid="00c26299"/>
    </style:style>
    <style:style style:name="P10" style:family="paragraph" style:parent-style-name="Text_20_body">
      <style:text-properties officeooo:rsid="00c42a1b" officeooo:paragraph-rsid="00c42a1b"/>
    </style:style>
    <style:style style:name="P11" style:family="paragraph" style:parent-style-name="Text_20_body">
      <style:text-properties officeooo:rsid="00c5787f" officeooo:paragraph-rsid="00c5787f"/>
    </style:style>
    <style:style style:name="P12" style:family="paragraph" style:parent-style-name="Text_20_body">
      <style:text-properties officeooo:rsid="00c6b5db" officeooo:paragraph-rsid="00c89376"/>
    </style:style>
    <style:style style:name="P13" style:family="paragraph" style:parent-style-name="Text_20_body">
      <style:text-properties officeooo:rsid="00ccb9c2" officeooo:paragraph-rsid="00ccb9c2"/>
    </style:style>
    <style:style style:name="P14" style:family="paragraph" style:parent-style-name="Text_20_body">
      <style:text-properties officeooo:rsid="00d615d9" officeooo:paragraph-rsid="00d615d9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d9077a" officeooo:paragraph-rsid="00d9077a"/>
    </style:style>
    <style:style style:name="P16" style:family="paragraph" style:parent-style-name="Text_20_body">
      <style:text-properties officeooo:rsid="00daf75d" officeooo:paragraph-rsid="00daf75d"/>
    </style:style>
    <style:style style:name="P17" style:family="paragraph" style:parent-style-name="Text_20_body">
      <style:text-properties officeooo:paragraph-rsid="00eef987"/>
    </style:style>
    <style:style style:name="P18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9" style:family="paragraph" style:parent-style-name="Исходный_20_код">
      <style:text-properties officeooo:paragraph-rsid="01023fd0"/>
    </style:style>
    <style:style style:name="P20" style:family="paragraph" style:parent-style-name="Text_20_body">
      <style:text-properties officeooo:rsid="0007ce7d" officeooo:paragraph-rsid="01023fd0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23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4" style:family="paragraph" style:parent-style-name="Text_20_body">
      <style:text-properties officeooo:rsid="0105b662" officeooo:paragraph-rsid="01023fd0"/>
    </style:style>
    <style:style style:name="P25" style:family="paragraph" style:parent-style-name="Text_20_body">
      <style:text-properties officeooo:rsid="00f3572a" officeooo:paragraph-rsid="01023fd0"/>
    </style:style>
    <style:style style:name="P26" style:family="paragraph" style:parent-style-name="Text_20_body">
      <style:text-properties officeooo:rsid="00deb5ee" officeooo:paragraph-rsid="01023fd0"/>
    </style:style>
    <style:style style:name="P27" style:family="paragraph" style:parent-style-name="Text_20_body">
      <style:text-properties officeooo:rsid="000d9614" officeooo:paragraph-rsid="01023fd0"/>
    </style:style>
    <style:style style:name="P28" style:family="paragraph" style:parent-style-name="Text_20_body">
      <style:text-properties officeooo:rsid="010531d8" officeooo:paragraph-rsid="01023fd0"/>
    </style:style>
    <style:style style:name="P29" style:family="paragraph" style:parent-style-name="Text_20_body">
      <style:text-properties officeooo:rsid="001998ef" officeooo:paragraph-rsid="01023fd0"/>
    </style:style>
    <style:style style:name="P30" style:family="paragraph" style:parent-style-name="Text_20_body">
      <style:text-properties officeooo:rsid="001d2d91" officeooo:paragraph-rsid="01023fd0"/>
    </style:style>
    <style:style style:name="P31" style:family="paragraph" style:parent-style-name="Text_20_body">
      <style:text-properties officeooo:rsid="00f26eaa" officeooo:paragraph-rsid="01023fd0"/>
    </style:style>
    <style:style style:name="P32" style:family="paragraph" style:parent-style-name="Исходный_20_код">
      <style:text-properties officeooo:paragraph-rsid="0139fdf0"/>
    </style:style>
    <style:style style:name="P33" style:family="paragraph" style:parent-style-name="Text_20_body">
      <style:text-properties officeooo:rsid="010b1765" officeooo:paragraph-rsid="010b1765"/>
    </style:style>
    <style:style style:name="P34" style:family="paragraph" style:parent-style-name="Text_20_body">
      <style:text-properties officeooo:rsid="010b1765" officeooo:paragraph-rsid="029a7cc6"/>
    </style:style>
    <style:style style:name="P35" style:family="paragraph" style:parent-style-name="Text_20_body">
      <style:text-properties officeooo:rsid="010b1a08" officeooo:paragraph-rsid="01694780"/>
    </style:style>
    <style:style style:name="P36" style:family="paragraph" style:parent-style-name="Text_20_body">
      <style:text-properties officeooo:rsid="01159783" officeooo:paragraph-rsid="01159783"/>
    </style:style>
    <style:style style:name="P37" style:family="paragraph" style:parent-style-name="Text_20_body">
      <style:text-properties officeooo:rsid="01161f69" officeooo:paragraph-rsid="01161f69"/>
    </style:style>
    <style:style style:name="P38" style:family="paragraph" style:parent-style-name="Text_20_body">
      <style:text-properties officeooo:rsid="011acf22" officeooo:paragraph-rsid="011acf22"/>
    </style:style>
    <style:style style:name="P39" style:family="paragraph" style:parent-style-name="Text_20_body">
      <style:text-properties officeooo:rsid="011acf22" officeooo:paragraph-rsid="015c75cf"/>
    </style:style>
    <style:style style:name="P40" style:family="paragraph" style:parent-style-name="Text_20_body">
      <style:text-properties officeooo:rsid="013020bf" officeooo:paragraph-rsid="013020bf"/>
    </style:style>
    <style:style style:name="P41" style:family="paragraph" style:parent-style-name="Text_20_body">
      <style:text-properties officeooo:rsid="013020bf" officeooo:paragraph-rsid="0139fdf0"/>
    </style:style>
    <style:style style:name="P42" style:family="paragraph" style:parent-style-name="Text_20_body">
      <style:text-properties officeooo:rsid="0133721b" officeooo:paragraph-rsid="013563e5"/>
    </style:style>
    <style:style style:name="P43" style:family="paragraph" style:parent-style-name="Text_20_body">
      <style:text-properties officeooo:rsid="0133721b" officeooo:paragraph-rsid="0139fdf0"/>
    </style:style>
    <style:style style:name="P44" style:family="paragraph" style:parent-style-name="Text_20_body">
      <style:text-properties officeooo:rsid="013563e5" officeooo:paragraph-rsid="013563e5"/>
    </style:style>
    <style:style style:name="P45" style:family="paragraph" style:parent-style-name="Text_20_body">
      <style:text-properties officeooo:rsid="013563e5" officeooo:paragraph-rsid="0139fdf0"/>
    </style:style>
    <style:style style:name="P46" style:family="paragraph" style:parent-style-name="Text_20_body">
      <style:text-properties officeooo:rsid="0149df48" officeooo:paragraph-rsid="014aa14f"/>
    </style:style>
    <style:style style:name="P47" style:family="paragraph" style:parent-style-name="Text_20_body">
      <style:text-properties officeooo:rsid="0149df48" officeooo:paragraph-rsid="017a0847"/>
    </style:style>
    <style:style style:name="P48" style:family="paragraph" style:parent-style-name="Text_20_body">
      <style:text-properties officeooo:rsid="0149df48" officeooo:paragraph-rsid="0185fa46"/>
    </style:style>
    <style:style style:name="P49" style:family="paragraph" style:parent-style-name="Text_20_body">
      <style:text-properties officeooo:rsid="014ea467" officeooo:paragraph-rsid="0152f675"/>
    </style:style>
    <style:style style:name="P50" style:family="paragraph" style:parent-style-name="Text_20_body">
      <style:text-properties officeooo:rsid="015f105a" officeooo:paragraph-rsid="015f105a"/>
    </style:style>
    <style:style style:name="P51" style:family="paragraph" style:parent-style-name="Text_20_body">
      <style:text-properties officeooo:rsid="016e4581" officeooo:paragraph-rsid="016e4581"/>
    </style:style>
    <style:style style:name="P52" style:family="paragraph" style:parent-style-name="Text_20_body">
      <style:text-properties officeooo:rsid="017303f4" officeooo:paragraph-rsid="017303f4"/>
    </style:style>
    <style:style style:name="P53" style:family="paragraph" style:parent-style-name="Text_20_body">
      <style:text-properties officeooo:rsid="01806862" officeooo:paragraph-rsid="01806862"/>
    </style:style>
    <style:style style:name="P54" style:family="paragraph" style:parent-style-name="Text_20_body">
      <style:text-properties officeooo:rsid="0185fa46" officeooo:paragraph-rsid="018949bc"/>
    </style:style>
    <style:style style:name="P55" style:family="paragraph" style:parent-style-name="Text_20_body">
      <style:text-properties officeooo:rsid="01974461" officeooo:paragraph-rsid="019e2b1f"/>
    </style:style>
    <style:style style:name="P56" style:family="paragraph" style:parent-style-name="Text_20_body">
      <style:text-properties officeooo:rsid="019e43e9" officeooo:paragraph-rsid="019e43e9"/>
    </style:style>
    <style:style style:name="P57" style:family="paragraph" style:parent-style-name="Text_20_body">
      <style:text-properties officeooo:rsid="019e92fb" officeooo:paragraph-rsid="019e92fb"/>
    </style:style>
    <style:style style:name="P58" style:family="paragraph" style:parent-style-name="Исходный_20_код">
      <style:text-properties officeooo:paragraph-rsid="01a94156"/>
    </style:style>
    <style:style style:name="P59" style:family="paragraph" style:parent-style-name="Исходный_20_код">
      <style:text-properties officeooo:paragraph-rsid="01ad1496"/>
    </style:style>
    <style:style style:name="P60" style:family="paragraph" style:parent-style-name="Text_20_body">
      <style:text-properties officeooo:rsid="01bd93c7" officeooo:paragraph-rsid="01bd93c7"/>
    </style:style>
    <style:style style:name="P61" style:family="paragraph" style:parent-style-name="Исходный_20_код">
      <style:text-properties officeooo:paragraph-rsid="01be261b"/>
    </style:style>
    <style:style style:name="P62" style:family="paragraph" style:parent-style-name="Исходный_20_код">
      <style:text-properties officeooo:paragraph-rsid="01cf1236"/>
    </style:style>
    <style:style style:name="P63" style:family="paragraph" style:parent-style-name="Исходный_20_код">
      <style:text-properties officeooo:paragraph-rsid="01d85de3"/>
    </style:style>
    <style:style style:name="P64" style:family="paragraph" style:parent-style-name="Text_20_body">
      <style:text-properties officeooo:rsid="01c5a1f7" officeooo:paragraph-rsid="01c5a1f7"/>
    </style:style>
    <style:style style:name="P65" style:family="paragraph" style:parent-style-name="Text_20_body">
      <style:text-properties officeooo:rsid="01dfee0d" officeooo:paragraph-rsid="01dfee0d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76" style:family="paragraph" style:parent-style-name="Text_20_body">
      <style:text-properties officeooo:rsid="01e1da00" officeooo:paragraph-rsid="01e1da00"/>
    </style:style>
    <style:style style:name="P77" style:family="paragraph" style:parent-style-name="Text_20_body">
      <style:text-properties officeooo:rsid="01e486af" officeooo:paragraph-rsid="01e486af"/>
    </style:style>
    <style:style style:name="P78" style:family="paragraph" style:parent-style-name="Text_20_body">
      <style:text-properties officeooo:rsid="01e486af" officeooo:paragraph-rsid="01e51e3c"/>
    </style:style>
    <style:style style:name="P79" style:family="paragraph" style:parent-style-name="Text_20_body">
      <style:text-properties officeooo:rsid="01e486af" officeooo:paragraph-rsid="021d47a9"/>
    </style:style>
    <style:style style:name="P80" style:family="paragraph" style:parent-style-name="Text_20_body">
      <style:text-properties officeooo:rsid="01e486af" officeooo:paragraph-rsid="02413593"/>
    </style:style>
    <style:style style:name="P81" style:family="paragraph" style:parent-style-name="Text_20_body">
      <style:text-properties officeooo:rsid="02062994" officeooo:paragraph-rsid="02062994"/>
    </style:style>
    <style:style style:name="P82" style:family="paragraph" style:parent-style-name="Text_20_body">
      <style:text-properties officeooo:rsid="02089710" officeooo:paragraph-rsid="02089710"/>
    </style:style>
    <style:style style:name="P8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5" style:family="paragraph" style:parent-style-name="Исходный_20_код">
      <style:text-properties officeooo:paragraph-rsid="0244da5c"/>
    </style:style>
    <style:style style:name="P86" style:family="paragraph" style:parent-style-name="Исходный_20_код">
      <style:text-properties officeooo:paragraph-rsid="0247bca1"/>
    </style:style>
    <style:style style:name="P87" style:family="paragraph" style:parent-style-name="Исходный_20_код">
      <style:text-properties officeooo:paragraph-rsid="02489750"/>
    </style:style>
    <style:style style:name="P88" style:family="paragraph" style:parent-style-name="Text_20_body">
      <style:text-properties officeooo:rsid="01e6a17f" officeooo:paragraph-rsid="01e486af"/>
    </style:style>
    <style:style style:name="P89" style:family="paragraph" style:parent-style-name="Text_20_body">
      <style:text-properties officeooo:paragraph-rsid="02d46ef4"/>
    </style:style>
    <style:style style:name="P90" style:family="paragraph" style:parent-style-name="Исходный_20_код">
      <style:text-properties officeooo:paragraph-rsid="02d46ef4"/>
    </style:style>
    <style:style style:name="P91" style:family="paragraph" style:parent-style-name="Text_20_body">
      <style:text-properties officeooo:rsid="025bc158" officeooo:paragraph-rsid="025e6b69"/>
    </style:style>
    <style:style style:name="P92" style:family="paragraph" style:parent-style-name="Исходный_20_код">
      <style:text-properties officeooo:rsid="025bc158" officeooo:paragraph-rsid="025e6b69"/>
    </style:style>
    <style:style style:name="P93" style:family="paragraph" style:parent-style-name="Text_20_body">
      <style:text-properties officeooo:rsid="025bc158" officeooo:paragraph-rsid="0263206f"/>
    </style:style>
    <style:style style:name="P94" style:family="paragraph" style:parent-style-name="Исходный_20_код">
      <style:text-properties officeooo:rsid="025bc158" officeooo:paragraph-rsid="026171d5"/>
    </style:style>
    <style:style style:name="P95" style:family="paragraph" style:parent-style-name="Text_20_body">
      <style:text-properties officeooo:rsid="025caa0e" officeooo:paragraph-rsid="025caa0e"/>
    </style:style>
    <style:style style:name="P96" style:family="paragraph" style:parent-style-name="Text_20_body">
      <style:text-properties officeooo:rsid="0260d318" officeooo:paragraph-rsid="0260d318"/>
    </style:style>
    <style:style style:name="P97" style:family="paragraph" style:parent-style-name="Text_20_body">
      <style:text-properties officeooo:rsid="0260d318" officeooo:paragraph-rsid="0263206f"/>
    </style:style>
    <style:style style:name="P98" style:family="paragraph" style:parent-style-name="Text_20_body">
      <style:text-properties officeooo:rsid="026171d5" officeooo:paragraph-rsid="026171d5"/>
    </style:style>
    <style:style style:name="P99" style:family="paragraph" style:parent-style-name="Text_20_body">
      <style:text-properties officeooo:paragraph-rsid="0263206f"/>
    </style:style>
    <style:style style:name="P100" style:family="paragraph" style:parent-style-name="Text_20_body">
      <style:text-properties officeooo:rsid="02783f62" officeooo:paragraph-rsid="02783f62"/>
    </style:style>
    <style:style style:name="P101" style:family="paragraph" style:parent-style-name="Text_20_body">
      <style:text-properties officeooo:rsid="02af0e08" officeooo:paragraph-rsid="02af0e08"/>
    </style:style>
    <style:style style:name="P102" style:family="paragraph" style:parent-style-name="Text_20_body">
      <style:text-properties officeooo:rsid="02af0e08" officeooo:paragraph-rsid="02b17efc"/>
    </style:style>
    <style:style style:name="P103" style:family="paragraph" style:parent-style-name="Text_20_body">
      <style:text-properties officeooo:rsid="02af0e08" officeooo:paragraph-rsid="02c1ad2c"/>
    </style:style>
    <style:style style:name="P104" style:family="paragraph" style:parent-style-name="Text_20_body">
      <style:text-properties officeooo:rsid="02af0e08" officeooo:paragraph-rsid="02d46ef4"/>
    </style:style>
    <style:style style:name="P105" style:family="paragraph" style:parent-style-name="Text_20_body">
      <style:text-properties officeooo:rsid="02af0e08" officeooo:paragraph-rsid="02dac4c6"/>
    </style:style>
    <style:style style:name="P106" style:family="paragraph" style:parent-style-name="Text_20_body">
      <style:text-properties officeooo:rsid="02b7f9fd" officeooo:paragraph-rsid="02b7f9fd"/>
    </style:style>
    <style:style style:name="P107" style:family="paragraph" style:parent-style-name="Text_20_body">
      <style:text-properties officeooo:rsid="02c4c5c1" officeooo:paragraph-rsid="02c4c5c1"/>
    </style:style>
    <style:style style:name="P108" style:family="paragraph" style:parent-style-name="Text_20_body">
      <style:text-properties officeooo:rsid="02cab066" officeooo:paragraph-rsid="02cab066"/>
    </style:style>
    <style:style style:name="P109" style:family="paragraph" style:parent-style-name="Исходный_20_код">
      <style:text-properties officeooo:rsid="02cab066" officeooo:paragraph-rsid="02cfc5de"/>
    </style:style>
    <style:style style:name="P110" style:family="paragraph" style:parent-style-name="Text_20_body">
      <style:text-properties officeooo:rsid="02cab066" officeooo:paragraph-rsid="04321c81"/>
    </style:style>
    <style:style style:name="P111" style:family="paragraph" style:parent-style-name="Text_20_body">
      <style:text-properties officeooo:rsid="02cab066" officeooo:paragraph-rsid="0432b9bb"/>
    </style:style>
    <style:style style:name="P112" style:family="paragraph" style:parent-style-name="Text_20_body">
      <style:text-properties officeooo:rsid="02cb2221" officeooo:paragraph-rsid="02cb2221"/>
    </style:style>
    <style:style style:name="P113" style:family="paragraph" style:parent-style-name="Исходный_20_код">
      <style:text-properties officeooo:rsid="02cb2221" officeooo:paragraph-rsid="02d18386"/>
    </style:style>
    <style:style style:name="P114" style:family="paragraph" style:parent-style-name="Text_20_body">
      <style:text-properties officeooo:rsid="02e891ee" officeooo:paragraph-rsid="02e891ee"/>
    </style:style>
    <style:style style:name="P115" style:family="paragraph" style:parent-style-name="Text_20_body">
      <style:text-properties officeooo:rsid="02e891ee" officeooo:paragraph-rsid="02e99c25"/>
    </style:style>
    <style:style style:name="P116" style:family="paragraph" style:parent-style-name="Исходный_20_код">
      <style:text-properties officeooo:paragraph-rsid="025bc158"/>
    </style:style>
    <style:style style:name="P117" style:family="paragraph" style:parent-style-name="Исходный_20_код">
      <style:text-properties officeooo:paragraph-rsid="0296e52a"/>
    </style:style>
    <style:style style:name="P118" style:family="paragraph" style:parent-style-name="Исходный_20_код">
      <style:text-properties officeooo:paragraph-rsid="02abf696"/>
    </style:style>
    <style:style style:name="P119" style:family="paragraph" style:parent-style-name="Исходный_20_код">
      <style:text-properties officeooo:paragraph-rsid="02b17efc"/>
    </style:style>
    <style:style style:name="P120" style:family="paragraph" style:parent-style-name="Исходный_20_код">
      <style:text-properties officeooo:paragraph-rsid="02ba83eb"/>
    </style:style>
    <style:style style:name="P121" style:family="paragraph" style:parent-style-name="Исходный_20_код">
      <style:text-properties officeooo:paragraph-rsid="02bce96f"/>
    </style:style>
    <style:style style:name="P122" style:family="paragraph" style:parent-style-name="Исходный_20_код">
      <style:text-properties officeooo:paragraph-rsid="02d75df3"/>
    </style:style>
    <style:style style:name="P123" style:family="paragraph" style:parent-style-name="Text_20_body">
      <style:text-properties officeooo:rsid="034fdf84" officeooo:paragraph-rsid="03d7655a"/>
    </style:style>
    <style:style style:name="P124" style:family="paragraph" style:parent-style-name="Text_20_body">
      <style:text-properties officeooo:rsid="0306ec04" officeooo:paragraph-rsid="0306ec04"/>
    </style:style>
    <style:style style:name="P125" style:family="paragraph" style:parent-style-name="Text_20_body">
      <style:text-properties officeooo:rsid="0306ec04" officeooo:paragraph-rsid="03d3cd60"/>
    </style:style>
    <style:style style:name="P126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7" style:family="paragraph" style:parent-style-name="Text_20_body">
      <style:text-properties officeooo:rsid="03112720" officeooo:paragraph-rsid="03112720"/>
    </style:style>
    <style:style style:name="P128" style:family="paragraph" style:parent-style-name="Text_20_body">
      <style:text-properties officeooo:rsid="032459a6" officeooo:paragraph-rsid="03d57526"/>
    </style:style>
    <style:style style:name="P129" style:family="paragraph" style:parent-style-name="Text_20_body">
      <style:text-properties officeooo:rsid="03262ea4" officeooo:paragraph-rsid="03262ea4"/>
    </style:style>
    <style:style style:name="P130" style:family="paragraph" style:parent-style-name="Text_20_body">
      <style:text-properties officeooo:rsid="03286131" officeooo:paragraph-rsid="03286131"/>
    </style:style>
    <style:style style:name="P131" style:family="paragraph" style:parent-style-name="Text_20_body">
      <style:text-properties officeooo:rsid="033607f8" officeooo:paragraph-rsid="033607f8"/>
    </style:style>
    <style:style style:name="P132" style:family="paragraph" style:parent-style-name="Text_20_body">
      <style:text-properties officeooo:rsid="033764c2" officeooo:paragraph-rsid="033764c2"/>
    </style:style>
    <style:style style:name="P133" style:family="paragraph" style:parent-style-name="Text_20_body">
      <style:text-properties officeooo:rsid="033b93d8" officeooo:paragraph-rsid="033b93d8"/>
    </style:style>
    <style:style style:name="P134" style:family="paragraph" style:parent-style-name="Text_20_body">
      <style:text-properties officeooo:rsid="0346311e" officeooo:paragraph-rsid="0346311e"/>
    </style:style>
    <style:style style:name="P135" style:family="paragraph" style:parent-style-name="Text_20_body">
      <style:text-properties officeooo:rsid="03474a37" officeooo:paragraph-rsid="03474a37"/>
    </style:style>
    <style:style style:name="P136" style:family="paragraph" style:parent-style-name="Text_20_body">
      <style:text-properties officeooo:rsid="03483b87" officeooo:paragraph-rsid="03483b87"/>
    </style:style>
    <style:style style:name="P137" style:family="paragraph" style:parent-style-name="Text_20_body">
      <style:text-properties officeooo:rsid="0355e154" officeooo:paragraph-rsid="0355e154"/>
    </style:style>
    <style:style style:name="P138" style:family="paragraph" style:parent-style-name="Text_20_body">
      <style:text-properties officeooo:rsid="035b4341" officeooo:paragraph-rsid="035b4341"/>
    </style:style>
    <style:style style:name="P139" style:family="paragraph" style:parent-style-name="Text_20_body">
      <style:text-properties officeooo:rsid="035d2bfb" officeooo:paragraph-rsid="035d2bfb"/>
    </style:style>
    <style:style style:name="P140" style:family="paragraph" style:parent-style-name="Text_20_body">
      <style:text-properties officeooo:rsid="0362a45f" officeooo:paragraph-rsid="0362a45f"/>
    </style:style>
    <style:style style:name="P141" style:family="paragraph" style:parent-style-name="Text_20_body">
      <style:text-properties officeooo:rsid="03650859" officeooo:paragraph-rsid="03650859"/>
    </style:style>
    <style:style style:name="P142" style:family="paragraph" style:parent-style-name="Text_20_body">
      <style:text-properties officeooo:rsid="0371138e" officeooo:paragraph-rsid="03dd9cce"/>
    </style:style>
    <style:style style:name="P143" style:family="paragraph" style:parent-style-name="Text_20_body">
      <style:text-properties officeooo:paragraph-rsid="037b6444"/>
    </style:style>
    <style:style style:name="P144" style:family="paragraph" style:parent-style-name="Text_20_body">
      <style:text-properties officeooo:rsid="0381fdd0" officeooo:paragraph-rsid="0381fdd0"/>
    </style:style>
    <style:style style:name="P145" style:family="paragraph" style:parent-style-name="Text_20_body">
      <style:text-properties officeooo:rsid="0384973e" officeooo:paragraph-rsid="0384973e"/>
    </style:style>
    <style:style style:name="P146" style:family="paragraph" style:parent-style-name="Text_20_body">
      <style:text-properties officeooo:rsid="038a54cd" officeooo:paragraph-rsid="0391faf2"/>
    </style:style>
    <style:style style:name="P147" style:family="paragraph" style:parent-style-name="Text_20_body">
      <style:text-properties officeooo:rsid="03944949" officeooo:paragraph-rsid="03e28553"/>
    </style:style>
    <style:style style:name="P148" style:family="paragraph" style:parent-style-name="Text_20_body">
      <style:text-properties officeooo:rsid="039b49d2" officeooo:paragraph-rsid="039b49d2"/>
    </style:style>
    <style:style style:name="P149" style:family="paragraph" style:parent-style-name="Text_20_body">
      <style:text-properties officeooo:rsid="039b49d2" officeooo:paragraph-rsid="04392cbd"/>
    </style:style>
    <style:style style:name="P150" style:family="paragraph" style:parent-style-name="Text_20_body">
      <style:text-properties officeooo:rsid="039cc364" officeooo:paragraph-rsid="039cc364"/>
    </style:style>
    <style:style style:name="P151" style:family="paragraph" style:parent-style-name="Text_20_body">
      <style:text-properties officeooo:rsid="03a412d8" officeooo:paragraph-rsid="03a412d8"/>
    </style:style>
    <style:style style:name="P152" style:family="paragraph" style:parent-style-name="Text_20_body">
      <style:text-properties officeooo:rsid="03a5250a" officeooo:paragraph-rsid="03a5250a"/>
    </style:style>
    <style:style style:name="P153" style:family="paragraph" style:parent-style-name="Text_20_body">
      <style:text-properties officeooo:rsid="03a5ab3e" officeooo:paragraph-rsid="03a5ab3e"/>
    </style:style>
    <style:style style:name="P154" style:family="paragraph" style:parent-style-name="Исходный_20_код">
      <style:text-properties officeooo:rsid="03a5ab3e" officeooo:paragraph-rsid="03a87793"/>
    </style:style>
    <style:style style:name="P155" style:family="paragraph" style:parent-style-name="Text_20_body">
      <style:text-properties officeooo:rsid="03a87793" officeooo:paragraph-rsid="03a87793"/>
    </style:style>
    <style:style style:name="P156" style:family="paragraph" style:parent-style-name="Text_20_body">
      <style:text-properties officeooo:rsid="03b0896a" officeooo:paragraph-rsid="03b0896a"/>
    </style:style>
    <style:style style:name="P157" style:family="paragraph" style:parent-style-name="Text_20_body">
      <style:text-properties officeooo:rsid="03bfd133" officeooo:paragraph-rsid="03daeedf"/>
    </style:style>
    <style:style style:name="P158" style:family="paragraph" style:parent-style-name="Text_20_body">
      <style:text-properties officeooo:rsid="03c824d3" officeooo:paragraph-rsid="03c824d3"/>
    </style:style>
    <style:style style:name="P159" style:family="paragraph" style:parent-style-name="Text_20_body">
      <style:text-properties officeooo:rsid="03e43ce1" officeooo:paragraph-rsid="03e43ce1"/>
    </style:style>
    <style:style style:name="P160" style:family="paragraph" style:parent-style-name="Text_20_body">
      <style:text-properties officeooo:rsid="00e49875" officeooo:paragraph-rsid="00e49875"/>
    </style:style>
    <style:style style:name="P161" style:family="paragraph" style:parent-style-name="Text_20_body">
      <style:text-properties officeooo:rsid="03ee20c7" officeooo:paragraph-rsid="03ee20c7"/>
    </style:style>
    <style:style style:name="P162" style:family="paragraph" style:parent-style-name="Text_20_body">
      <style:text-properties officeooo:rsid="03f0b6a4" officeooo:paragraph-rsid="03f0b6a4"/>
    </style:style>
    <style:style style:name="P163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64" style:family="paragraph" style:parent-style-name="Исходный_20_код">
      <style:text-properties officeooo:paragraph-rsid="03089834"/>
    </style:style>
    <style:style style:name="P165" style:family="paragraph" style:parent-style-name="Исходный_20_код">
      <style:text-properties officeooo:paragraph-rsid="03140d82"/>
    </style:style>
    <style:style style:name="P166" style:family="paragraph" style:parent-style-name="Исходный_20_код">
      <style:text-properties officeooo:rsid="0315ed85" officeooo:paragraph-rsid="0315ed85"/>
    </style:style>
    <style:style style:name="P167" style:family="paragraph" style:parent-style-name="Исходный_20_код">
      <style:text-properties officeooo:paragraph-rsid="0319339e"/>
    </style:style>
    <style:style style:name="P168" style:family="paragraph" style:parent-style-name="Исходный_20_код">
      <style:text-properties officeooo:paragraph-rsid="037ebd1d"/>
    </style:style>
    <style:style style:name="P169" style:family="paragraph" style:parent-style-name="Исходный_20_код">
      <style:text-properties officeooo:paragraph-rsid="038a54cd"/>
    </style:style>
    <style:style style:name="P170" style:family="paragraph" style:parent-style-name="Исходный_20_код">
      <style:text-properties officeooo:paragraph-rsid="03a87793"/>
    </style:style>
    <style:style style:name="P171" style:family="paragraph" style:parent-style-name="Исходный_20_код">
      <style:text-properties officeooo:paragraph-rsid="03dc075e"/>
    </style:style>
    <style:style style:name="P172" style:family="paragraph" style:parent-style-name="Исходный_20_код">
      <style:text-properties officeooo:rsid="03c44fba" officeooo:paragraph-rsid="03dc075e"/>
    </style:style>
    <style:style style:name="P173" style:family="paragraph" style:parent-style-name="Text_20_body">
      <style:text-properties officeooo:rsid="038ab6dd" officeooo:paragraph-rsid="0391faf2"/>
    </style:style>
    <style:style style:name="P174" style:family="paragraph" style:parent-style-name="Text_20_body">
      <style:text-properties officeooo:rsid="026903af" officeooo:paragraph-rsid="03ffc6a0"/>
    </style:style>
    <style:style style:name="P175" style:family="paragraph" style:parent-style-name="Text_20_body">
      <style:text-properties officeooo:rsid="04232c1c" officeooo:paragraph-rsid="042556b2"/>
    </style:style>
    <style:style style:name="P176" style:family="paragraph" style:parent-style-name="Исходный_20_код">
      <style:text-properties officeooo:paragraph-rsid="04321c81"/>
    </style:style>
    <style:style style:name="P177" style:family="paragraph" style:parent-style-name="Исходный_20_код">
      <style:text-properties officeooo:paragraph-rsid="0432b9bb"/>
    </style:style>
    <style:style style:name="P178" style:family="paragraph" style:parent-style-name="Исходный_20_код">
      <style:text-properties officeooo:paragraph-rsid="043b125e"/>
    </style:style>
    <style:style style:name="P179" style:family="paragraph" style:parent-style-name="Исходный_20_код">
      <style:text-properties officeooo:paragraph-rsid="043ce005"/>
    </style:style>
    <style:style style:name="P180" style:family="paragraph" style:parent-style-name="Исходный_20_код">
      <style:text-properties officeooo:paragraph-rsid="043f83fe"/>
    </style:style>
    <style:style style:name="P181" style:family="paragraph" style:parent-style-name="Text_20_body">
      <style:text-properties officeooo:rsid="043c53b9" officeooo:paragraph-rsid="043c53b9"/>
    </style:style>
    <style:style style:name="P182" style:family="paragraph" style:parent-style-name="Text_20_body">
      <style:text-properties officeooo:rsid="043ce005" officeooo:paragraph-rsid="043ce005"/>
    </style:style>
    <style:style style:name="P183" style:family="paragraph" style:parent-style-name="Text_20_body">
      <style:text-properties officeooo:rsid="043ce005" officeooo:paragraph-rsid="043f83fe"/>
    </style:style>
    <style:style style:name="P184" style:family="paragraph" style:parent-style-name="Исходный_20_код">
      <style:text-properties officeooo:paragraph-rsid="04406dcf"/>
    </style:style>
    <style:style style:name="P185" style:family="paragraph" style:parent-style-name="Исходный_20_код">
      <style:text-properties officeooo:paragraph-rsid="04423082"/>
    </style:style>
    <style:style style:name="P186" style:family="paragraph" style:parent-style-name="Исходный_20_код">
      <style:text-properties officeooo:paragraph-rsid="04429bdc"/>
    </style:style>
    <style:style style:name="P187" style:family="paragraph" style:parent-style-name="Исходный_20_код">
      <style:text-properties officeooo:paragraph-rsid="0443e35b"/>
    </style:style>
    <style:style style:name="P188" style:family="paragraph" style:parent-style-name="Text_20_body">
      <style:text-properties officeooo:rsid="043f9f48" officeooo:paragraph-rsid="043f9f48"/>
    </style:style>
    <style:style style:name="P189" style:family="paragraph" style:parent-style-name="Text_20_body">
      <style:text-properties officeooo:rsid="043f9f48" officeooo:paragraph-rsid="04406dcf"/>
    </style:style>
    <style:style style:name="P190" style:family="paragraph" style:parent-style-name="Text_20_body">
      <style:text-properties officeooo:rsid="043f9f48" officeooo:paragraph-rsid="04423082"/>
    </style:style>
    <style:style style:name="P191" style:family="paragraph" style:parent-style-name="Text_20_body">
      <style:text-properties officeooo:rsid="043f9f48" officeooo:paragraph-rsid="04429bdc"/>
    </style:style>
    <style:style style:name="P192" style:family="paragraph" style:parent-style-name="Text_20_body">
      <style:text-properties officeooo:rsid="043f9f48" officeooo:paragraph-rsid="0443e35b"/>
    </style:style>
    <style:style style:name="P193" style:family="paragraph" style:parent-style-name="Text_20_body">
      <style:text-properties officeooo:paragraph-rsid="0445fa1d"/>
    </style:style>
    <style:style style:name="P194" style:family="paragraph" style:parent-style-name="Text_20_body">
      <style:text-properties officeooo:rsid="044907a9" officeooo:paragraph-rsid="044907a9"/>
    </style:style>
    <style:style style:name="P195" style:family="paragraph" style:parent-style-name="Text_20_body">
      <style:paragraph-properties fo:margin-top="0.302cm" fo:margin-bottom="0.302cm" style:contextual-spacing="false"/>
    </style:style>
    <style:style style:name="P196" style:family="paragraph" style:parent-style-name="Исходный_20_код">
      <style:text-properties officeooo:paragraph-rsid="04525b31"/>
    </style:style>
    <style:style style:name="P197" style:family="paragraph" style:parent-style-name="Text_20_body">
      <style:text-properties officeooo:rsid="04a0107e" officeooo:paragraph-rsid="04a0107e"/>
    </style:style>
    <style:style style:name="P198" style:family="paragraph" style:parent-style-name="Text_20_body">
      <style:text-properties officeooo:rsid="04a0107e" officeooo:paragraph-rsid="04d2ca81"/>
    </style:style>
    <style:style style:name="P199" style:family="paragraph" style:parent-style-name="Text_20_body">
      <style:text-properties officeooo:rsid="04aa6536" officeooo:paragraph-rsid="04aa6536"/>
    </style:style>
    <style:style style:name="P200" style:family="paragraph" style:parent-style-name="Text_20_body">
      <style:text-properties officeooo:rsid="049fac84" officeooo:paragraph-rsid="049fac84"/>
    </style:style>
    <style:style style:name="P201" style:family="paragraph" style:parent-style-name="Text_20_body">
      <style:text-properties officeooo:rsid="04a3d7bd" officeooo:paragraph-rsid="04a3d7bd"/>
    </style:style>
    <style:style style:name="P202" style:family="paragraph" style:parent-style-name="Text_20_body">
      <style:text-properties officeooo:rsid="04a4a5b3" officeooo:paragraph-rsid="04a4a5b3"/>
    </style:style>
    <style:style style:name="P203" style:family="paragraph" style:parent-style-name="Text_20_body">
      <style:text-properties officeooo:rsid="04a4a5b3" officeooo:paragraph-rsid="04a6d9be"/>
    </style:style>
    <style:style style:name="P204" style:family="paragraph" style:parent-style-name="Text_20_body">
      <style:text-properties officeooo:rsid="04a924c4" officeooo:paragraph-rsid="04a924c4"/>
    </style:style>
    <style:style style:name="P205" style:family="paragraph" style:parent-style-name="Text_20_body">
      <style:text-properties officeooo:rsid="04ab3f23" officeooo:paragraph-rsid="04ab3f23"/>
    </style:style>
    <style:style style:name="P206" style:family="paragraph" style:parent-style-name="Text_20_body">
      <style:text-properties officeooo:rsid="04ab3f23" officeooo:paragraph-rsid="04b01eb2"/>
    </style:style>
    <style:style style:name="P207" style:family="paragraph" style:parent-style-name="Text_20_body">
      <style:text-properties officeooo:rsid="04ab3f23" officeooo:paragraph-rsid="04b1ba7e"/>
    </style:style>
    <style:style style:name="P208" style:family="paragraph" style:parent-style-name="Text_20_body">
      <style:text-properties officeooo:rsid="04ace429" officeooo:paragraph-rsid="04ace429"/>
    </style:style>
    <style:style style:name="P209" style:family="paragraph" style:parent-style-name="Text_20_body">
      <style:text-properties officeooo:rsid="04ace429" officeooo:paragraph-rsid="04b01eb2"/>
    </style:style>
    <style:style style:name="P210" style:family="paragraph" style:parent-style-name="Text_20_body">
      <style:text-properties officeooo:rsid="04b1ba7e" officeooo:paragraph-rsid="04b1ba7e"/>
    </style:style>
    <style:style style:name="P211" style:family="paragraph" style:parent-style-name="Text_20_body">
      <style:text-properties officeooo:rsid="04b4ae37" officeooo:paragraph-rsid="04b4ae37"/>
    </style:style>
    <style:style style:name="P212" style:family="paragraph" style:parent-style-name="Text_20_body">
      <style:text-properties officeooo:rsid="04b54b2f" officeooo:paragraph-rsid="04b8dd0c"/>
    </style:style>
    <style:style style:name="P213" style:family="paragraph" style:parent-style-name="Исходный_20_код">
      <style:text-properties officeooo:paragraph-rsid="04902187"/>
    </style:style>
    <style:style style:name="P214" style:family="paragraph" style:parent-style-name="Исходный_20_код">
      <style:text-properties officeooo:paragraph-rsid="048d357d"/>
    </style:style>
    <style:style style:name="P215" style:family="paragraph" style:parent-style-name="Исходный_20_код">
      <style:text-properties officeooo:paragraph-rsid="049cf4da"/>
    </style:style>
    <style:style style:name="P216" style:family="paragraph" style:parent-style-name="Исходный_20_код">
      <style:text-properties officeooo:paragraph-rsid="04c9d0e6"/>
    </style:style>
    <style:style style:name="P217" style:family="paragraph" style:parent-style-name="Text_20_body">
      <style:text-properties officeooo:rsid="04d2ca81" officeooo:paragraph-rsid="04d2ca81"/>
    </style:style>
    <style:style style:name="P218" style:family="paragraph" style:parent-style-name="Text_20_body">
      <style:text-properties officeooo:rsid="027ae434" officeooo:paragraph-rsid="027ae434"/>
    </style:style>
    <style:style style:name="P219" style:family="paragraph" style:parent-style-name="Text_20_body">
      <style:text-properties officeooo:rsid="04d6ed33" officeooo:paragraph-rsid="04da2339"/>
    </style:style>
    <style:style style:name="P220" style:family="paragraph" style:parent-style-name="Text_20_body">
      <style:text-properties officeooo:rsid="04da2339" officeooo:paragraph-rsid="04da2339"/>
    </style:style>
    <style:style style:name="P221" style:family="paragraph" style:parent-style-name="Text_20_body">
      <style:text-properties officeooo:rsid="04da2413" officeooo:paragraph-rsid="04da2413"/>
    </style:style>
    <style:style style:name="P222" style:family="paragraph" style:parent-style-name="Text_20_body">
      <style:text-properties officeooo:rsid="04dc9a9f" officeooo:paragraph-rsid="04dc9a9f"/>
    </style:style>
    <style:style style:name="P223" style:family="paragraph" style:parent-style-name="Text_20_body">
      <style:text-properties officeooo:rsid="04e47d98" officeooo:paragraph-rsid="04e47d98"/>
    </style:style>
    <style:style style:name="P224" style:family="paragraph" style:parent-style-name="Исходный_20_код">
      <style:text-properties officeooo:paragraph-rsid="05049cfa"/>
    </style:style>
    <style:style style:name="P225" style:family="paragraph" style:parent-style-name="Text_20_body">
      <style:text-properties officeooo:rsid="05002b32" officeooo:paragraph-rsid="05002b32"/>
    </style:style>
    <style:style style:name="P226" style:family="paragraph" style:parent-style-name="Text_20_body">
      <style:text-properties officeooo:paragraph-rsid="050502b2"/>
    </style:style>
    <style:style style:name="P227" style:family="paragraph" style:parent-style-name="Text_20_body">
      <style:text-properties officeooo:rsid="0507ef00" officeooo:paragraph-rsid="0507ef00"/>
    </style:style>
    <style:style style:name="P228" style:family="paragraph" style:parent-style-name="Text_20_body">
      <style:text-properties officeooo:rsid="050abf9a" officeooo:paragraph-rsid="050abf9a"/>
    </style:style>
    <style:style style:name="P229" style:family="paragraph" style:parent-style-name="Text_20_body">
      <style:text-properties officeooo:rsid="0510db32" officeooo:paragraph-rsid="0510db32"/>
    </style:style>
    <style:style style:name="P230" style:family="paragraph" style:parent-style-name="Text_20_body">
      <style:text-properties officeooo:rsid="0512ffb4" officeooo:paragraph-rsid="0512ffb4"/>
    </style:style>
    <style:style style:name="P231" style:family="paragraph" style:parent-style-name="Text_20_body">
      <style:text-properties officeooo:rsid="051ab4f0" officeooo:paragraph-rsid="051ab4f0"/>
    </style:style>
    <style:style style:name="P232" style:family="paragraph" style:parent-style-name="Text_20_body">
      <style:text-properties officeooo:rsid="051d031f" officeooo:paragraph-rsid="051d031f"/>
    </style:style>
    <style:style style:name="P233" style:family="paragraph" style:parent-style-name="Text_20_body">
      <style:text-properties officeooo:rsid="052166d2" officeooo:paragraph-rsid="052166d2"/>
    </style:style>
    <style:style style:name="P234" style:family="paragraph" style:parent-style-name="Text_20_body">
      <style:text-properties officeooo:rsid="052166d2" officeooo:paragraph-rsid="05354e78"/>
    </style:style>
    <style:style style:name="P235" style:family="paragraph" style:parent-style-name="Text_20_body">
      <style:text-properties officeooo:rsid="052e20cd" officeooo:paragraph-rsid="052e20cd"/>
    </style:style>
    <style:style style:name="P236" style:family="paragraph" style:parent-style-name="Text_20_body">
      <style:text-properties officeooo:rsid="0530753c" officeooo:paragraph-rsid="0530753c"/>
    </style:style>
    <style:style style:name="P237" style:family="paragraph" style:parent-style-name="Text_20_body">
      <style:text-properties officeooo:rsid="0530753c" officeooo:paragraph-rsid="053248e7"/>
    </style:style>
    <style:style style:name="P238" style:family="paragraph" style:parent-style-name="Text_20_body">
      <style:text-properties officeooo:rsid="0533cbdb" officeooo:paragraph-rsid="0533cbdb"/>
    </style:style>
    <style:style style:name="P239" style:family="paragraph" style:parent-style-name="Исходный_20_код">
      <style:text-properties officeooo:paragraph-rsid="050a0cbb"/>
    </style:style>
    <style:style style:name="P240" style:family="paragraph" style:parent-style-name="Исходный_20_код">
      <style:text-properties officeooo:paragraph-rsid="052ec773"/>
    </style:style>
    <style:style style:name="P241" style:family="paragraph" style:parent-style-name="Text_20_body">
      <style:text-properties officeooo:rsid="055251ce" officeooo:paragraph-rsid="055251ce"/>
    </style:style>
    <style:style style:name="P242" style:family="paragraph" style:parent-style-name="Text_20_body">
      <style:text-properties officeooo:rsid="0553fa1d" officeooo:paragraph-rsid="056fabf7"/>
    </style:style>
    <style:style style:name="P243" style:family="paragraph" style:parent-style-name="Text_20_body">
      <style:text-properties officeooo:rsid="0564b2e0" officeooo:paragraph-rsid="0564b2e0"/>
    </style:style>
    <style:style style:name="P244" style:family="paragraph" style:parent-style-name="Text_20_body">
      <style:text-properties officeooo:rsid="0564b2e0" officeooo:paragraph-rsid="05831a4d"/>
    </style:style>
    <style:style style:name="P245" style:family="paragraph" style:parent-style-name="Исходный_20_код">
      <style:text-properties officeooo:rsid="0565ca3e" officeooo:paragraph-rsid="0565ca3e"/>
    </style:style>
    <style:style style:name="P246" style:family="paragraph" style:parent-style-name="Text_20_body">
      <style:text-properties officeooo:rsid="05738872" officeooo:paragraph-rsid="05738872"/>
    </style:style>
    <style:style style:name="P247" style:family="paragraph" style:parent-style-name="Text_20_body">
      <style:text-properties officeooo:rsid="05861cab" officeooo:paragraph-rsid="05861cab"/>
    </style:style>
    <style:style style:name="P248" style:family="paragraph" style:parent-style-name="Исходный_20_код">
      <style:text-properties officeooo:rsid="05598566" officeooo:paragraph-rsid="0584226d"/>
    </style:style>
    <style:style style:name="P249" style:family="paragraph" style:parent-style-name="Исходный_20_код">
      <style:text-properties officeooo:rsid="05598566" officeooo:paragraph-rsid="05843edf"/>
    </style:style>
    <style:style style:name="P250" style:family="paragraph" style:parent-style-name="Heading_20_1">
      <style:paragraph-properties fo:text-align="center" style:justify-single-word="false"/>
    </style:style>
    <style:style style:name="P251" style:family="paragraph" style:parent-style-name="Heading_20_2">
      <style:text-properties officeooo:rsid="030668d5" officeooo:paragraph-rsid="030668d5"/>
    </style:style>
    <style:style style:name="P252" style:family="paragraph" style:parent-style-name="Heading_20_2">
      <style:text-properties officeooo:paragraph-rsid="008e66a9"/>
    </style:style>
    <style:style style:name="P253" style:family="paragraph" style:parent-style-name="Heading_20_2">
      <style:text-properties officeooo:rsid="00b20e8f" officeooo:paragraph-rsid="00b20e8f"/>
    </style:style>
    <style:style style:name="P254" style:family="paragraph" style:parent-style-name="Heading_20_2">
      <style:text-properties officeooo:paragraph-rsid="01023fd0"/>
    </style:style>
    <style:style style:name="P255" style:family="paragraph" style:parent-style-name="Heading_20_3">
      <style:text-properties officeooo:rsid="0506f2f0" officeooo:paragraph-rsid="0506f2f0"/>
    </style:style>
    <style:style style:name="P256" style:family="paragraph" style:parent-style-name="Heading_20_3">
      <style:text-properties officeooo:rsid="0007ce7d" officeooo:paragraph-rsid="01023fd0"/>
    </style:style>
    <style:style style:name="P257" style:family="paragraph" style:parent-style-name="Heading_20_3">
      <style:text-properties officeooo:rsid="02524ea3" officeooo:paragraph-rsid="02524ea3"/>
    </style:style>
    <style:style style:name="P258" style:family="paragraph" style:parent-style-name="Heading_20_3">
      <style:text-properties officeooo:rsid="047bd7da" officeooo:paragraph-rsid="047bd7da"/>
    </style:style>
    <style:style style:name="P259" style:family="paragraph" style:parent-style-name="Heading_20_3">
      <style:text-properties officeooo:rsid="0251c04e" officeooo:paragraph-rsid="0251c04e"/>
    </style:style>
    <style:style style:name="P260" style:family="paragraph" style:parent-style-name="Heading_20_3">
      <style:text-properties officeooo:rsid="0251c04e" officeooo:paragraph-rsid="05049cfa"/>
    </style:style>
    <style:style style:name="P261" style:family="paragraph" style:parent-style-name="Heading_20_3">
      <style:text-properties officeooo:rsid="04306acc" officeooo:paragraph-rsid="04306acc"/>
    </style:style>
    <style:style style:name="P262" style:family="paragraph" style:parent-style-name="Heading_20_4">
      <style:text-properties officeooo:paragraph-rsid="01023fd0"/>
    </style:style>
    <style:style style:name="P263" style:family="paragraph" style:parent-style-name="Heading_20_4">
      <style:text-properties officeooo:rsid="00fb200b" officeooo:paragraph-rsid="01023fd0"/>
    </style:style>
    <style:style style:name="P264" style:family="paragraph" style:parent-style-name="Heading_20_4">
      <style:text-properties officeooo:paragraph-rsid="025e6b69"/>
    </style:style>
    <style:style style:name="P265" style:family="paragraph" style:parent-style-name="Heading_20_4">
      <style:text-properties officeooo:rsid="04a0107e" officeooo:paragraph-rsid="04c9d0e6"/>
    </style:style>
    <style:style style:name="P266" style:family="paragraph" style:parent-style-name="Heading_20_4">
      <style:text-properties officeooo:rsid="04a0107e" officeooo:paragraph-rsid="04a0107e"/>
    </style:style>
    <style:style style:name="P267" style:family="paragraph" style:parent-style-name="Heading_20_4">
      <style:text-properties officeooo:rsid="04a234b8" officeooo:paragraph-rsid="04a234b8"/>
    </style:style>
    <style:style style:name="P268" style:family="paragraph" style:parent-style-name="Heading_20_4">
      <style:text-properties officeooo:rsid="04a4a5b3" officeooo:paragraph-rsid="04a4a5b3"/>
    </style:style>
    <style:style style:name="P269" style:family="paragraph" style:parent-style-name="Heading_20_4">
      <style:text-properties officeooo:rsid="04a4e6c6" officeooo:paragraph-rsid="04a4e6c6"/>
    </style:style>
    <style:style style:name="P270" style:family="paragraph" style:parent-style-name="Heading_20_4">
      <style:text-properties officeooo:rsid="04a88932" officeooo:paragraph-rsid="04a88932"/>
    </style:style>
    <style:style style:name="P271" style:family="paragraph" style:parent-style-name="Heading_20_4">
      <style:text-properties officeooo:rsid="04aa6536" officeooo:paragraph-rsid="04aa6536"/>
    </style:style>
    <style:style style:name="P272" style:family="paragraph" style:parent-style-name="Heading_20_4">
      <style:text-properties officeooo:rsid="04b01eb2" officeooo:paragraph-rsid="04b01eb2"/>
    </style:style>
    <style:style style:name="P273" style:family="paragraph" style:parent-style-name="Heading_20_4">
      <style:text-properties officeooo:paragraph-rsid="02d46ef4"/>
    </style:style>
    <style:style style:name="P274" style:family="paragraph" style:parent-style-name="Heading_20_4">
      <style:text-properties officeooo:paragraph-rsid="04321c81"/>
    </style:style>
    <style:style style:name="P275" style:family="paragraph" style:parent-style-name="Heading_20_4">
      <style:text-properties officeooo:paragraph-rsid="0432b9bb"/>
    </style:style>
    <style:style style:name="P276" style:family="paragraph" style:parent-style-name="Heading_20_4">
      <style:text-properties officeooo:paragraph-rsid="043b125e"/>
    </style:style>
    <style:style style:name="P277" style:family="paragraph" style:parent-style-name="Heading_20_4">
      <style:text-properties officeooo:paragraph-rsid="043ce005"/>
    </style:style>
    <style:style style:name="P278" style:family="paragraph" style:parent-style-name="Heading_20_4">
      <style:text-properties officeooo:paragraph-rsid="043f83fe"/>
    </style:style>
    <style:style style:name="P279" style:family="paragraph" style:parent-style-name="Heading_20_4">
      <style:text-properties officeooo:paragraph-rsid="04406dcf"/>
    </style:style>
    <style:style style:name="P280" style:family="paragraph" style:parent-style-name="Heading_20_4">
      <style:text-properties officeooo:paragraph-rsid="04423082"/>
    </style:style>
    <style:style style:name="P281" style:family="paragraph" style:parent-style-name="Heading_20_4">
      <style:text-properties officeooo:paragraph-rsid="04429bdc"/>
    </style:style>
    <style:style style:name="P282" style:family="paragraph" style:parent-style-name="Heading_20_4">
      <style:text-properties officeooo:paragraph-rsid="0443e35b"/>
    </style:style>
    <style:style style:name="P283" style:family="paragraph" style:parent-style-name="Heading_20_4">
      <style:text-properties officeooo:paragraph-rsid="05049cfa"/>
    </style:style>
    <style:style style:name="P284" style:family="paragraph" style:parent-style-name="Heading_20_4">
      <style:text-properties officeooo:paragraph-rsid="01091fb4"/>
    </style:style>
    <style:style style:name="P285" style:family="paragraph" style:parent-style-name="Heading_20_4">
      <style:text-properties officeooo:rsid="0112e62a" officeooo:paragraph-rsid="0112e62a"/>
    </style:style>
    <style:style style:name="P286" style:family="paragraph" style:parent-style-name="Heading_20_4">
      <style:text-properties officeooo:paragraph-rsid="0139fdf0"/>
    </style:style>
    <style:style style:name="P287" style:family="paragraph" style:parent-style-name="Heading_20_4">
      <style:text-properties officeooo:rsid="01c5a1f7" officeooo:paragraph-rsid="01dfee0d"/>
    </style:style>
    <style:style style:name="P288" style:family="paragraph" style:parent-style-name="Heading_20_5">
      <style:text-properties officeooo:rsid="034fdf84" officeooo:paragraph-rsid="03d7655a"/>
    </style:style>
    <style:style style:name="P289" style:family="paragraph" style:parent-style-name="Heading_20_5">
      <style:text-properties officeooo:rsid="034fdf84" officeooo:paragraph-rsid="03dd9cce"/>
    </style:style>
    <style:style style:name="P290" style:family="paragraph" style:parent-style-name="Heading_20_5">
      <style:text-properties officeooo:paragraph-rsid="022f637c"/>
    </style:style>
    <style:style style:name="P291" style:family="paragraph" style:parent-style-name="Text_20_body" style:list-style-name="L1">
      <style:text-properties officeooo:rsid="039cc364" officeooo:paragraph-rsid="0473ccea"/>
    </style:style>
    <style:style style:name="P292" style:family="paragraph" style:parent-style-name="Text_20_body" style:list-style-name="L1">
      <style:text-properties officeooo:rsid="039cc364" officeooo:paragraph-rsid="039cc364"/>
    </style:style>
    <style:style style:name="P293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294" style:family="paragraph" style:parent-style-name="Text_20_body" style:list-style-name="L2">
      <style:text-properties officeooo:paragraph-rsid="00c89376"/>
    </style:style>
    <style:style style:name="P295" style:family="paragraph" style:parent-style-name="Text_20_body" style:list-style-name="L2">
      <style:text-properties officeooo:rsid="00c6b5db" officeooo:paragraph-rsid="00c89376"/>
    </style:style>
    <style:style style:name="P296" style:family="paragraph" style:parent-style-name="Text_20_body" style:list-style-name="L2">
      <style:text-properties officeooo:rsid="00ca897b" officeooo:paragraph-rsid="00ca897b"/>
    </style:style>
    <style:style style:name="P297" style:family="paragraph" style:parent-style-name="Text_20_body" style:list-style-name="L2">
      <style:text-properties officeooo:rsid="00cab932" officeooo:paragraph-rsid="00cab932"/>
    </style:style>
    <style:style style:name="P298" style:family="paragraph" style:parent-style-name="Text_20_body" style:list-style-name="L3">
      <style:text-properties officeooo:rsid="001998ef" officeooo:paragraph-rsid="01023fd0"/>
    </style:style>
    <style:style style:name="P299" style:family="paragraph" style:parent-style-name="Text_20_body" style:list-style-name="L4">
      <style:text-properties officeooo:rsid="001998ef" officeooo:paragraph-rsid="01023fd0"/>
    </style:style>
    <style:style style:name="P300" style:family="paragraph" style:parent-style-name="Text_20_body" style:list-style-name="L5">
      <style:text-properties officeooo:paragraph-rsid="04078734"/>
    </style:style>
    <style:style style:name="P301" style:family="paragraph" style:parent-style-name="Text_20_body" style:list-style-name="L5">
      <style:text-properties officeooo:rsid="026903af" officeooo:paragraph-rsid="026903af"/>
    </style:style>
    <style:style style:name="P302" style:family="paragraph" style:parent-style-name="Text_20_body" style:list-style-name="L5">
      <style:text-properties officeooo:rsid="026ade76" officeooo:paragraph-rsid="0417c4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officeooo:rsid="008e66a9"/>
    </style:style>
    <style:style style:name="T50" style:family="text">
      <style:text-properties officeooo:rsid="00902699"/>
    </style:style>
    <style:style style:name="T51" style:family="text">
      <style:text-properties officeooo:rsid="00909eac"/>
    </style:style>
    <style:style style:name="T52" style:family="text">
      <style:text-properties officeooo:rsid="0092266a"/>
    </style:style>
    <style:style style:name="T53" style:family="text">
      <style:text-properties officeooo:rsid="0092a35f"/>
    </style:style>
    <style:style style:name="T54" style:family="text">
      <style:text-properties officeooo:rsid="00947581"/>
    </style:style>
    <style:style style:name="T55" style:family="text">
      <style:text-properties officeooo:rsid="009d5c13"/>
    </style:style>
    <style:style style:name="T56" style:family="text">
      <style:text-properties officeooo:rsid="009efd40"/>
    </style:style>
    <style:style style:name="T57" style:family="text">
      <style:text-properties officeooo:rsid="00a0c267"/>
    </style:style>
    <style:style style:name="T58" style:family="text">
      <style:text-properties officeooo:rsid="00a11caf"/>
    </style:style>
    <style:style style:name="T59" style:family="text">
      <style:text-properties officeooo:rsid="00a16ce4"/>
    </style:style>
    <style:style style:name="T60" style:family="text">
      <style:text-properties officeooo:rsid="00a6bd25"/>
    </style:style>
    <style:style style:name="T61" style:family="text">
      <style:text-properties officeooo:rsid="00a820ab"/>
    </style:style>
    <style:style style:name="T62" style:family="text">
      <style:text-properties officeooo:rsid="00a8e95b"/>
    </style:style>
    <style:style style:name="T63" style:family="text">
      <style:text-properties officeooo:rsid="00abf211"/>
    </style:style>
    <style:style style:name="T64" style:family="text">
      <style:text-properties officeooo:rsid="00adcc0a"/>
    </style:style>
    <style:style style:name="T65" style:family="text">
      <style:text-properties officeooo:rsid="00b2fbf5"/>
    </style:style>
    <style:style style:name="T66" style:family="text">
      <style:text-properties officeooo:rsid="00b59701"/>
    </style:style>
    <style:style style:name="T67" style:family="text">
      <style:text-properties officeooo:rsid="00b7820c"/>
    </style:style>
    <style:style style:name="T68" style:family="text">
      <style:text-properties officeooo:rsid="00bf4de3"/>
    </style:style>
    <style:style style:name="T69" style:family="text">
      <style:text-properties officeooo:rsid="00c1d7df"/>
    </style:style>
    <style:style style:name="T70" style:family="text">
      <style:text-properties officeooo:rsid="00c6b5db"/>
    </style:style>
    <style:style style:name="T71" style:family="text">
      <style:text-properties officeooo:rsid="00c89376"/>
    </style:style>
    <style:style style:name="T72" style:family="text">
      <style:text-properties officeooo:rsid="00cc7913"/>
    </style:style>
    <style:style style:name="T73" style:family="text">
      <style:text-properties officeooo:rsid="00ccacb2"/>
    </style:style>
    <style:style style:name="T74" style:family="text">
      <style:text-properties officeooo:rsid="00ccb9c2"/>
    </style:style>
    <style:style style:name="T75" style:family="text">
      <style:text-properties officeooo:rsid="00cce436"/>
    </style:style>
    <style:style style:name="T76" style:family="text">
      <style:text-properties officeooo:rsid="00cd1368"/>
    </style:style>
    <style:style style:name="T77" style:family="text">
      <style:text-properties officeooo:rsid="00ceb451"/>
    </style:style>
    <style:style style:name="T78" style:family="text">
      <style:text-properties officeooo:rsid="00d17e36"/>
    </style:style>
    <style:style style:name="T79" style:family="text">
      <style:text-properties officeooo:rsid="00d2e410"/>
    </style:style>
    <style:style style:name="T80" style:family="text">
      <style:text-properties officeooo:rsid="00d5c59a"/>
    </style:style>
    <style:style style:name="T81" style:family="text">
      <style:text-properties officeooo:rsid="00d72e6a"/>
    </style:style>
    <style:style style:name="T82" style:family="text">
      <style:text-properties officeooo:rsid="00d7844c"/>
    </style:style>
    <style:style style:name="T83" style:family="text">
      <style:text-properties officeooo:rsid="00dd8464"/>
    </style:style>
    <style:style style:name="T84" style:family="text">
      <style:text-properties officeooo:rsid="00df2460"/>
    </style:style>
    <style:style style:name="T85" style:family="text">
      <style:text-properties officeooo:rsid="00e004ab"/>
    </style:style>
    <style:style style:name="T86" style:family="text">
      <style:text-properties officeooo:rsid="00e39aee"/>
    </style:style>
    <style:style style:name="T87" style:family="text">
      <style:text-properties officeooo:rsid="00e6cd6d"/>
    </style:style>
    <style:style style:name="T88" style:family="text">
      <style:text-properties officeooo:rsid="00e8cb39"/>
    </style:style>
    <style:style style:name="T89" style:family="text">
      <style:text-properties officeooo:rsid="00ea2ee5"/>
    </style:style>
    <style:style style:name="T90" style:family="text">
      <style:text-properties style:font-name="Liberation Mono" fo:font-size="11pt" officeooo:rsid="00ea2ee5" style:font-size-asian="11pt" style:font-size-complex="11pt"/>
    </style:style>
    <style:style style:name="T91" style:family="text">
      <style:text-properties officeooo:rsid="00eb02ff"/>
    </style:style>
    <style:style style:name="T92" style:family="text">
      <style:text-properties officeooo:rsid="00ec19fe"/>
    </style:style>
    <style:style style:name="T93" style:family="text">
      <style:text-properties officeooo:rsid="00ee2a08"/>
    </style:style>
    <style:style style:name="T94" style:family="text">
      <style:text-properties officeooo:rsid="00f3291b"/>
    </style:style>
    <style:style style:name="T95" style:family="text">
      <style:text-properties officeooo:rsid="00f8dfc7"/>
    </style:style>
    <style:style style:name="T96" style:family="text">
      <style:text-properties officeooo:rsid="00f92bd2"/>
    </style:style>
    <style:style style:name="T97" style:family="text">
      <style:text-properties officeooo:rsid="00f988cd"/>
    </style:style>
    <style:style style:name="T98" style:family="text">
      <style:text-properties officeooo:rsid="00f7a045"/>
    </style:style>
    <style:style style:name="T99" style:family="text">
      <style:text-properties officeooo:rsid="00f83948"/>
    </style:style>
    <style:style style:name="T100" style:family="text">
      <style:text-properties officeooo:rsid="010493cc"/>
    </style:style>
    <style:style style:name="T101" style:family="text">
      <style:text-properties officeooo:rsid="00f85b41"/>
    </style:style>
    <style:style style:name="T102" style:family="text">
      <style:text-properties officeooo:rsid="00fa556e"/>
    </style:style>
    <style:style style:name="T103" style:family="text">
      <style:text-properties officeooo:rsid="005f0c0c"/>
    </style:style>
    <style:style style:name="T104" style:family="text">
      <style:text-properties officeooo:rsid="00d4605f"/>
    </style:style>
    <style:style style:name="T105" style:family="text">
      <style:text-properties officeooo:rsid="0008960a"/>
    </style:style>
    <style:style style:name="T106" style:family="text">
      <style:text-properties officeooo:rsid="01124599"/>
    </style:style>
    <style:style style:name="T107" style:family="text">
      <style:text-properties officeooo:rsid="00fddb32"/>
    </style:style>
    <style:style style:name="T108" style:family="text">
      <style:text-properties officeooo:rsid="00daab37"/>
    </style:style>
    <style:style style:name="T109" style:family="text">
      <style:text-properties officeooo:rsid="00093938"/>
    </style:style>
    <style:style style:name="T110" style:family="text">
      <style:text-properties officeooo:rsid="000ceb46"/>
    </style:style>
    <style:style style:name="T111" style:family="text">
      <style:text-properties officeooo:rsid="000eacd6"/>
    </style:style>
    <style:style style:name="T112" style:family="text">
      <style:text-properties officeooo:rsid="0078e064"/>
    </style:style>
    <style:style style:name="T113" style:family="text">
      <style:text-properties officeooo:rsid="0079a7d8"/>
    </style:style>
    <style:style style:name="T114" style:family="text">
      <style:text-properties officeooo:rsid="008373f7"/>
    </style:style>
    <style:style style:name="T115" style:family="text">
      <style:text-properties officeooo:rsid="00542dad"/>
    </style:style>
    <style:style style:name="T116" style:family="text">
      <style:text-properties officeooo:rsid="007b3623"/>
    </style:style>
    <style:style style:name="T117" style:family="text">
      <style:text-properties officeooo:rsid="007ba89e"/>
    </style:style>
    <style:style style:name="T118" style:family="text">
      <style:text-properties officeooo:rsid="00deb5ee"/>
    </style:style>
    <style:style style:name="T119" style:family="text">
      <style:text-properties officeooo:rsid="00531944"/>
    </style:style>
    <style:style style:name="T120" style:family="text">
      <style:text-properties officeooo:rsid="00881ea3"/>
    </style:style>
    <style:style style:name="T121" style:family="text">
      <style:text-properties officeooo:rsid="00ff2c80"/>
    </style:style>
    <style:style style:name="T122" style:family="text">
      <style:text-properties officeooo:rsid="0105b662"/>
    </style:style>
    <style:style style:name="T123" style:family="text">
      <style:text-properties officeooo:rsid="0108ad4a"/>
    </style:style>
    <style:style style:name="T124" style:family="text">
      <style:text-properties officeooo:rsid="010a840d"/>
    </style:style>
    <style:style style:name="T125" style:family="text">
      <style:text-properties officeooo:rsid="001d4876"/>
    </style:style>
    <style:style style:name="T126" style:family="text">
      <style:text-properties officeooo:rsid="0056881d"/>
    </style:style>
    <style:style style:name="T127" style:family="text">
      <style:text-properties officeooo:rsid="011785dd"/>
    </style:style>
    <style:style style:name="T128" style:family="text">
      <style:text-properties officeooo:rsid="00f3572a"/>
    </style:style>
    <style:style style:name="T129" style:family="text">
      <style:text-properties officeooo:rsid="00f5dc2e"/>
    </style:style>
    <style:style style:name="T130" style:family="text">
      <style:text-properties officeooo:rsid="00f3b28a"/>
    </style:style>
    <style:style style:name="T131" style:family="text">
      <style:text-properties officeooo:rsid="0101c9b3"/>
    </style:style>
    <style:style style:name="T132" style:family="text">
      <style:text-properties officeooo:rsid="00f6be78"/>
    </style:style>
    <style:style style:name="T133" style:family="text">
      <style:text-properties officeooo:rsid="01047fb5"/>
    </style:style>
    <style:style style:name="T134" style:family="text">
      <style:text-properties officeooo:rsid="010ff261"/>
    </style:style>
    <style:style style:name="T135" style:family="text">
      <style:text-properties officeooo:rsid="01106a1d"/>
    </style:style>
    <style:style style:name="T136" style:family="text">
      <style:text-properties officeooo:rsid="00f71673"/>
    </style:style>
    <style:style style:name="T137" style:family="text">
      <style:text-properties officeooo:rsid="010420c2"/>
    </style:style>
    <style:style style:name="T138" style:family="text">
      <style:text-properties officeooo:rsid="0106d0eb"/>
    </style:style>
    <style:style style:name="T139" style:family="text">
      <style:text-properties officeooo:rsid="01091fb4"/>
    </style:style>
    <style:style style:name="T140" style:family="text">
      <style:text-properties officeooo:rsid="010b1765"/>
    </style:style>
    <style:style style:name="T141" style:family="text">
      <style:text-properties officeooo:rsid="010b1a08"/>
    </style:style>
    <style:style style:name="T142" style:family="text">
      <style:text-properties officeooo:rsid="01161f69"/>
    </style:style>
    <style:style style:name="T143" style:family="text">
      <style:text-properties officeooo:rsid="0118a6a6"/>
    </style:style>
    <style:style style:name="T144" style:family="text">
      <style:text-properties officeooo:rsid="011a214a"/>
    </style:style>
    <style:style style:name="T145" style:family="text">
      <style:text-properties officeooo:rsid="011accf9"/>
    </style:style>
    <style:style style:name="T146" style:family="text">
      <style:text-properties officeooo:rsid="011c29ea"/>
    </style:style>
    <style:style style:name="T147" style:family="text">
      <style:text-properties officeooo:rsid="011c3786"/>
    </style:style>
    <style:style style:name="T148" style:family="text">
      <style:text-properties officeooo:rsid="011cc289"/>
    </style:style>
    <style:style style:name="T149" style:family="text">
      <style:text-properties officeooo:rsid="011e24d5"/>
    </style:style>
    <style:style style:name="T150" style:family="text">
      <style:text-properties officeooo:rsid="011f3927"/>
    </style:style>
    <style:style style:name="T151" style:family="text">
      <style:text-properties officeooo:rsid="0120ea38"/>
    </style:style>
    <style:style style:name="T152" style:family="text">
      <style:text-properties officeooo:rsid="01243237"/>
    </style:style>
    <style:style style:name="T153" style:family="text">
      <style:text-properties officeooo:rsid="0124de3c"/>
    </style:style>
    <style:style style:name="T154" style:family="text">
      <style:text-properties officeooo:rsid="0126b176"/>
    </style:style>
    <style:style style:name="T155" style:family="text">
      <style:text-properties officeooo:rsid="012b9245"/>
    </style:style>
    <style:style style:name="T156" style:family="text">
      <style:text-properties officeooo:rsid="01302863"/>
    </style:style>
    <style:style style:name="T157" style:family="text">
      <style:text-properties officeooo:rsid="01318492"/>
    </style:style>
    <style:style style:name="T158" style:family="text">
      <style:text-properties officeooo:rsid="0133721b"/>
    </style:style>
    <style:style style:name="T159" style:family="text">
      <style:text-properties officeooo:rsid="01384f38"/>
    </style:style>
    <style:style style:name="T160" style:family="text">
      <style:text-properties officeooo:rsid="0139fdf0"/>
    </style:style>
    <style:style style:name="T161" style:family="text">
      <style:text-properties officeooo:rsid="013b8750"/>
    </style:style>
    <style:style style:name="T162" style:family="text">
      <style:text-properties officeooo:rsid="013c0327"/>
    </style:style>
    <style:style style:name="T163" style:family="text">
      <style:text-properties officeooo:rsid="013de234"/>
    </style:style>
    <style:style style:name="T164" style:family="text">
      <style:text-properties officeooo:rsid="013f4cee"/>
    </style:style>
    <style:style style:name="T165" style:family="text">
      <style:text-properties officeooo:rsid="0140e9c3"/>
    </style:style>
    <style:style style:name="T166" style:family="text">
      <style:text-properties officeooo:rsid="0141cb56"/>
    </style:style>
    <style:style style:name="T167" style:family="text">
      <style:text-properties officeooo:rsid="0141da61"/>
    </style:style>
    <style:style style:name="T168" style:family="text">
      <style:text-properties officeooo:rsid="01455174"/>
    </style:style>
    <style:style style:name="T169" style:family="text">
      <style:text-properties officeooo:rsid="014aa14f"/>
    </style:style>
    <style:style style:name="T170" style:family="text">
      <style:text-properties officeooo:rsid="014c70b1"/>
    </style:style>
    <style:style style:name="T171" style:family="text">
      <style:text-properties officeooo:rsid="014feb0b"/>
    </style:style>
    <style:style style:name="T172" style:family="text">
      <style:text-properties officeooo:rsid="0152a3b1"/>
    </style:style>
    <style:style style:name="T173" style:family="text">
      <style:text-properties officeooo:rsid="0152be03"/>
    </style:style>
    <style:style style:name="T174" style:family="text">
      <style:text-properties officeooo:rsid="01542fe6"/>
    </style:style>
    <style:style style:name="T175" style:family="text">
      <style:text-properties officeooo:rsid="01555294"/>
    </style:style>
    <style:style style:name="T176" style:family="text">
      <style:text-properties officeooo:rsid="0155e9c6"/>
    </style:style>
    <style:style style:name="T177" style:family="text">
      <style:text-properties officeooo:rsid="0158ebc6"/>
    </style:style>
    <style:style style:name="T178" style:family="text">
      <style:text-properties officeooo:rsid="015a2e49"/>
    </style:style>
    <style:style style:name="T179" style:family="text">
      <style:text-properties officeooo:rsid="015a6093"/>
    </style:style>
    <style:style style:name="T180" style:family="text">
      <style:text-properties officeooo:rsid="015bc618"/>
    </style:style>
    <style:style style:name="T181" style:family="text">
      <style:text-properties officeooo:rsid="016235f3"/>
    </style:style>
    <style:style style:name="T182" style:family="text">
      <style:text-properties officeooo:rsid="0163799d"/>
    </style:style>
    <style:style style:name="T183" style:family="text">
      <style:text-properties officeooo:rsid="0164fce0"/>
    </style:style>
    <style:style style:name="T184" style:family="text">
      <style:text-properties officeooo:rsid="0165f960"/>
    </style:style>
    <style:style style:name="T185" style:family="text">
      <style:text-properties officeooo:rsid="0167c4c9"/>
    </style:style>
    <style:style style:name="T186" style:family="text">
      <style:text-properties officeooo:rsid="016810d5"/>
    </style:style>
    <style:style style:name="T187" style:family="text">
      <style:text-properties officeooo:rsid="01694780"/>
    </style:style>
    <style:style style:name="T188" style:family="text">
      <style:text-properties officeooo:rsid="016e4581"/>
    </style:style>
    <style:style style:name="T189" style:family="text">
      <style:text-properties officeooo:rsid="01701766"/>
    </style:style>
    <style:style style:name="T190" style:family="text">
      <style:text-properties officeooo:rsid="0173fa91"/>
    </style:style>
    <style:style style:name="T191" style:family="text">
      <style:text-properties officeooo:rsid="01760203"/>
    </style:style>
    <style:style style:name="T192" style:family="text">
      <style:text-properties officeooo:rsid="017a0847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017a0847" style:font-weight-asian="normal" style:font-weight-complex="normal"/>
    </style:style>
    <style:style style:name="T195" style:family="text">
      <style:text-properties fo:font-weight="normal" officeooo:rsid="017ccc0d" style:font-weight-asian="normal" style:font-weight-complex="normal"/>
    </style:style>
    <style:style style:name="T196" style:family="text">
      <style:text-properties fo:font-weight="normal" officeooo:rsid="019e2b1f" style:font-weight-asian="normal" style:font-weight-complex="normal"/>
    </style:style>
    <style:style style:name="T197" style:family="text">
      <style:text-properties fo:font-weight="normal" officeooo:rsid="03b58cec" style:font-weight-asian="normal" style:font-weight-complex="normal"/>
    </style:style>
    <style:style style:name="T198" style:family="text">
      <style:text-properties fo:font-weight="normal" officeooo:rsid="03b6cf4b" style:font-weight-asian="normal" style:font-weight-complex="normal"/>
    </style:style>
    <style:style style:name="T199" style:family="text">
      <style:text-properties fo:font-weight="normal" officeooo:rsid="03ba6d63" style:font-weight-asian="normal" style:font-weight-complex="normal"/>
    </style:style>
    <style:style style:name="T200" style:family="text">
      <style:text-properties fo:font-weight="normal" officeooo:rsid="03bd842d" style:font-weight-asian="normal" style:font-weight-complex="normal"/>
    </style:style>
    <style:style style:name="T201" style:family="text">
      <style:text-properties fo:font-weight="normal" officeooo:rsid="03d57526" style:font-weight-asian="normal" style:font-weight-complex="normal"/>
    </style:style>
    <style:style style:name="T202" style:family="text">
      <style:text-properties fo:font-weight="normal" officeooo:rsid="03dd9cce" style:font-weight-asian="normal" style:font-weight-complex="normal"/>
    </style:style>
    <style:style style:name="T203" style:family="text">
      <style:text-properties fo:font-weight="normal" officeooo:rsid="04238af5" style:font-weight-asian="normal" style:font-weight-complex="normal"/>
    </style:style>
    <style:style style:name="T204" style:family="text">
      <style:text-properties fo:font-weight="normal" officeooo:rsid="04248413" style:font-weight-asian="normal" style:font-weight-complex="normal"/>
    </style:style>
    <style:style style:name="T205" style:family="text">
      <style:text-properties fo:font-weight="normal" officeooo:rsid="042556b2" style:font-weight-asian="normal" style:font-weight-complex="normal"/>
    </style:style>
    <style:style style:name="T206" style:family="text">
      <style:text-properties fo:font-weight="normal" officeooo:rsid="0426a494" style:font-weight-asian="normal" style:font-weight-complex="normal"/>
    </style:style>
    <style:style style:name="T207" style:family="text">
      <style:text-properties fo:font-weight="normal" officeooo:rsid="03bcfdbe" style:font-weight-asian="normal" style:font-weight-complex="normal"/>
    </style:style>
    <style:style style:name="T208" style:family="text">
      <style:text-properties fo:font-weight="normal" officeooo:rsid="047724f1" style:font-weight-asian="normal" style:font-weight-complex="normal"/>
    </style:style>
    <style:style style:name="T209" style:family="text">
      <style:text-properties officeooo:rsid="0185fa46"/>
    </style:style>
    <style:style style:name="T210" style:family="text">
      <style:text-properties officeooo:rsid="018787be"/>
    </style:style>
    <style:style style:name="T211" style:family="text">
      <style:text-properties officeooo:rsid="0187aaba"/>
    </style:style>
    <style:style style:name="T212" style:family="text">
      <style:text-properties officeooo:rsid="018949bc"/>
    </style:style>
    <style:style style:name="T213" style:family="text">
      <style:text-properties officeooo:rsid="01895983"/>
    </style:style>
    <style:style style:name="T214" style:family="text">
      <style:text-properties officeooo:rsid="01907083"/>
    </style:style>
    <style:style style:name="T215" style:family="text">
      <style:text-properties officeooo:rsid="01936573"/>
    </style:style>
    <style:style style:name="T216" style:family="text">
      <style:text-properties officeooo:rsid="01943d04"/>
    </style:style>
    <style:style style:name="T217" style:family="text">
      <style:text-properties officeooo:rsid="01984cb2"/>
    </style:style>
    <style:style style:name="T218" style:family="text">
      <style:text-properties officeooo:rsid="019ce3cc"/>
    </style:style>
    <style:style style:name="T219" style:family="text">
      <style:text-properties officeooo:rsid="019e2b1f"/>
    </style:style>
    <style:style style:name="T220" style:family="text">
      <style:text-properties fo:font-style="italic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24" style:family="text">
      <style:text-properties officeooo:rsid="01a5ba4a"/>
    </style:style>
    <style:style style:name="T225" style:family="text">
      <style:text-properties officeooo:rsid="01a94156"/>
    </style:style>
    <style:style style:name="T226" style:family="text">
      <style:text-properties officeooo:rsid="01aaa7d7"/>
    </style:style>
    <style:style style:name="T227" style:family="text">
      <style:text-properties officeooo:rsid="01aae690"/>
    </style:style>
    <style:style style:name="T228" style:family="text">
      <style:text-properties officeooo:rsid="01abcdd8"/>
    </style:style>
    <style:style style:name="T229" style:family="text">
      <style:text-properties officeooo:rsid="01abf68c"/>
    </style:style>
    <style:style style:name="T230" style:family="text">
      <style:text-properties officeooo:rsid="01ad1496"/>
    </style:style>
    <style:style style:name="T231" style:family="text">
      <style:text-properties officeooo:rsid="01ae729f"/>
    </style:style>
    <style:style style:name="T232" style:family="text">
      <style:text-properties officeooo:rsid="01b41e90"/>
    </style:style>
    <style:style style:name="T233" style:family="text">
      <style:text-properties officeooo:rsid="01b58856"/>
    </style:style>
    <style:style style:name="T234" style:family="text">
      <style:text-properties officeooo:rsid="01b71cae"/>
    </style:style>
    <style:style style:name="T235" style:family="text">
      <style:text-properties officeooo:rsid="01b76a58"/>
    </style:style>
    <style:style style:name="T236" style:family="text">
      <style:text-properties officeooo:rsid="01bb3fb3"/>
    </style:style>
    <style:style style:name="T237" style:family="text">
      <style:text-properties officeooo:rsid="01bf3ed5"/>
    </style:style>
    <style:style style:name="T238" style:family="text">
      <style:text-properties officeooo:rsid="01c6a9f5"/>
    </style:style>
    <style:style style:name="T239" style:family="text">
      <style:text-properties officeooo:rsid="01c832ff"/>
    </style:style>
    <style:style style:name="T240" style:family="text">
      <style:text-properties officeooo:rsid="01c882b9"/>
    </style:style>
    <style:style style:name="T241" style:family="text">
      <style:text-properties officeooo:rsid="01c8da3c"/>
    </style:style>
    <style:style style:name="T242" style:family="text">
      <style:text-properties officeooo:rsid="01cb6914"/>
    </style:style>
    <style:style style:name="T243" style:family="text">
      <style:text-properties officeooo:rsid="01cd684b"/>
    </style:style>
    <style:style style:name="T244" style:family="text">
      <style:text-properties officeooo:rsid="01cf0e85"/>
    </style:style>
    <style:style style:name="T245" style:family="text">
      <style:text-properties officeooo:rsid="01cf1236"/>
    </style:style>
    <style:style style:name="T246" style:family="text">
      <style:text-properties officeooo:rsid="01cf521d"/>
    </style:style>
    <style:style style:name="T247" style:family="text">
      <style:text-properties officeooo:rsid="01d4361f"/>
    </style:style>
    <style:style style:name="T248" style:family="text">
      <style:text-properties officeooo:rsid="01d6d942"/>
    </style:style>
    <style:style style:name="T249" style:family="text">
      <style:text-properties officeooo:rsid="01d85de3"/>
    </style:style>
    <style:style style:name="T250" style:family="text">
      <style:text-properties officeooo:rsid="01ddf533"/>
    </style:style>
    <style:style style:name="T251" style:family="text">
      <style:text-properties officeooo:rsid="01dfee0d"/>
    </style:style>
    <style:style style:name="T252" style:family="text">
      <style:text-properties officeooo:rsid="01e198b0"/>
    </style:style>
    <style:style style:name="T253" style:family="text">
      <style:text-properties officeooo:rsid="01e29e5c"/>
    </style:style>
    <style:style style:name="T254" style:family="text">
      <style:text-properties officeooo:rsid="01e513ea"/>
    </style:style>
    <style:style style:name="T255" style:family="text">
      <style:text-properties officeooo:rsid="01e51e3c"/>
    </style:style>
    <style:style style:name="T256" style:family="text">
      <style:text-properties officeooo:rsid="01e7f486"/>
    </style:style>
    <style:style style:name="T257" style:family="text">
      <style:text-properties officeooo:rsid="01ec8359"/>
    </style:style>
    <style:style style:name="T258" style:family="text">
      <style:text-properties officeooo:rsid="01edff67"/>
    </style:style>
    <style:style style:name="T259" style:family="text">
      <style:text-properties officeooo:rsid="01efa177"/>
    </style:style>
    <style:style style:name="T260" style:family="text">
      <style:text-properties officeooo:rsid="01f3bbe6"/>
    </style:style>
    <style:style style:name="T261" style:family="text">
      <style:text-properties officeooo:rsid="01f59790"/>
    </style:style>
    <style:style style:name="T262" style:family="text">
      <style:text-properties officeooo:rsid="01f7aba1"/>
    </style:style>
    <style:style style:name="T263" style:family="text">
      <style:text-properties officeooo:rsid="01fae4cf"/>
    </style:style>
    <style:style style:name="T264" style:family="text">
      <style:text-properties officeooo:rsid="02023326"/>
    </style:style>
    <style:style style:name="T265" style:family="text">
      <style:text-properties officeooo:rsid="0203c2be"/>
    </style:style>
    <style:style style:name="T266" style:family="text">
      <style:text-properties officeooo:rsid="0207536f"/>
    </style:style>
    <style:style style:name="T267" style:family="text">
      <style:text-properties officeooo:rsid="02089710"/>
    </style:style>
    <style:style style:name="T268" style:family="text">
      <style:text-properties officeooo:rsid="02096631"/>
    </style:style>
    <style:style style:name="T269" style:family="text">
      <style:text-properties officeooo:rsid="020a53c1"/>
    </style:style>
    <style:style style:name="T270" style:family="text">
      <style:text-properties officeooo:rsid="020d04e9"/>
    </style:style>
    <style:style style:name="T271" style:family="text">
      <style:text-properties officeooo:rsid="020d9699"/>
    </style:style>
    <style:style style:name="T272" style:family="text">
      <style:text-properties officeooo:rsid="020efbcf"/>
    </style:style>
    <style:style style:name="T273" style:family="text">
      <style:text-properties officeooo:rsid="02106f81"/>
    </style:style>
    <style:style style:name="T274" style:family="text">
      <style:text-properties officeooo:rsid="02113e85"/>
    </style:style>
    <style:style style:name="T275" style:family="text">
      <style:text-properties officeooo:rsid="02124031"/>
    </style:style>
    <style:style style:name="T276" style:family="text">
      <style:text-properties officeooo:rsid="02129465"/>
    </style:style>
    <style:style style:name="T277" style:family="text">
      <style:text-properties officeooo:rsid="02143c22"/>
    </style:style>
    <style:style style:name="T278" style:family="text">
      <style:text-properties officeooo:rsid="02193569"/>
    </style:style>
    <style:style style:name="T279" style:family="text">
      <style:text-properties officeooo:rsid="0219b4bb"/>
    </style:style>
    <style:style style:name="T280" style:family="text">
      <style:text-properties officeooo:rsid="021ae34c"/>
    </style:style>
    <style:style style:name="T281" style:family="text">
      <style:text-properties officeooo:rsid="021c9192"/>
    </style:style>
    <style:style style:name="T282" style:family="text">
      <style:text-properties officeooo:rsid="021d47a9"/>
    </style:style>
    <style:style style:name="T283" style:family="text">
      <style:text-properties officeooo:rsid="021e2e85"/>
    </style:style>
    <style:style style:name="T284" style:family="text">
      <style:text-properties officeooo:rsid="0220026f"/>
    </style:style>
    <style:style style:name="T285" style:family="text">
      <style:text-properties officeooo:rsid="0222103b"/>
    </style:style>
    <style:style style:name="T286" style:family="text">
      <style:text-properties officeooo:rsid="02227558"/>
    </style:style>
    <style:style style:name="T287" style:family="text">
      <style:text-properties officeooo:rsid="02252b73"/>
    </style:style>
    <style:style style:name="T288" style:family="text">
      <style:text-properties officeooo:rsid="02298a11"/>
    </style:style>
    <style:style style:name="T289" style:family="text">
      <style:text-properties officeooo:rsid="0229e3b9"/>
    </style:style>
    <style:style style:name="T290" style:family="text">
      <style:text-properties officeooo:rsid="022acebe"/>
    </style:style>
    <style:style style:name="T291" style:family="text">
      <style:text-properties officeooo:rsid="022d1c2c"/>
    </style:style>
    <style:style style:name="T292" style:family="text">
      <style:text-properties officeooo:rsid="0230fbe9"/>
    </style:style>
    <style:style style:name="T293" style:family="text">
      <style:text-properties officeooo:rsid="02328a24"/>
    </style:style>
    <style:style style:name="T294" style:family="text">
      <style:text-properties officeooo:rsid="0232e02c"/>
    </style:style>
    <style:style style:name="T295" style:family="text">
      <style:text-properties officeooo:rsid="02374d4e"/>
    </style:style>
    <style:style style:name="T296" style:family="text">
      <style:text-properties officeooo:rsid="023c4b73"/>
    </style:style>
    <style:style style:name="T297" style:family="text">
      <style:text-properties officeooo:rsid="02413593"/>
    </style:style>
    <style:style style:name="T298" style:family="text">
      <style:text-properties officeooo:rsid="0247bca1"/>
    </style:style>
    <style:style style:name="T299" style:family="text">
      <style:text-properties officeooo:rsid="02489750"/>
    </style:style>
    <style:style style:name="T300" style:family="text">
      <style:text-properties officeooo:rsid="0248b6e9"/>
    </style:style>
    <style:style style:name="T301" style:family="text">
      <style:text-properties officeooo:rsid="025bc158"/>
    </style:style>
    <style:style style:name="T302" style:family="text">
      <style:text-properties officeooo:rsid="025caa0e"/>
    </style:style>
    <style:style style:name="T303" style:family="text">
      <style:text-properties officeooo:rsid="025e6b69"/>
    </style:style>
    <style:style style:name="T304" style:family="text">
      <style:text-properties officeooo:rsid="025fa6d6"/>
    </style:style>
    <style:style style:name="T305" style:family="text">
      <style:text-properties officeooo:rsid="02618de7"/>
    </style:style>
    <style:style style:name="T306" style:family="text">
      <style:text-properties officeooo:rsid="026302a4"/>
    </style:style>
    <style:style style:name="T307" style:family="text">
      <style:text-properties officeooo:rsid="02630a57"/>
    </style:style>
    <style:style style:name="T308" style:family="text">
      <style:text-properties officeooo:rsid="02649f85"/>
    </style:style>
    <style:style style:name="T309" style:family="text">
      <style:text-properties officeooo:rsid="0265b83e"/>
    </style:style>
    <style:style style:name="T310" style:family="text">
      <style:text-properties officeooo:rsid="0267117f"/>
    </style:style>
    <style:style style:name="T311" style:family="text">
      <style:text-properties officeooo:rsid="026903af"/>
    </style:style>
    <style:style style:name="T312" style:family="text">
      <style:text-properties officeooo:rsid="026a496d"/>
    </style:style>
    <style:style style:name="T313" style:family="text">
      <style:text-properties officeooo:rsid="026ade76"/>
    </style:style>
    <style:style style:name="T314" style:family="text">
      <style:text-properties officeooo:rsid="02735c8a"/>
    </style:style>
    <style:style style:name="T315" style:family="text">
      <style:text-properties officeooo:rsid="02747d7a"/>
    </style:style>
    <style:style style:name="T316" style:family="text">
      <style:text-properties officeooo:rsid="0276724b"/>
    </style:style>
    <style:style style:name="T317" style:family="text">
      <style:text-properties officeooo:rsid="02783f62"/>
    </style:style>
    <style:style style:name="T318" style:family="text">
      <style:text-properties officeooo:rsid="0279ac81"/>
    </style:style>
    <style:style style:name="T319" style:family="text">
      <style:text-properties officeooo:rsid="027a6621"/>
    </style:style>
    <style:style style:name="T320" style:family="text">
      <style:text-properties officeooo:rsid="027ac61a"/>
    </style:style>
    <style:style style:name="T321" style:family="text">
      <style:text-properties officeooo:rsid="027c0b03"/>
    </style:style>
    <style:style style:name="T322" style:family="text">
      <style:text-properties officeooo:rsid="02807284"/>
    </style:style>
    <style:style style:name="T323" style:family="text">
      <style:text-properties officeooo:rsid="028106f2"/>
    </style:style>
    <style:style style:name="T324" style:family="text">
      <style:text-properties officeooo:rsid="028230ea"/>
    </style:style>
    <style:style style:name="T325" style:family="text">
      <style:text-properties officeooo:rsid="0283fe61"/>
    </style:style>
    <style:style style:name="T326" style:family="text">
      <style:text-properties officeooo:rsid="0284bc8a"/>
    </style:style>
    <style:style style:name="T327" style:family="text">
      <style:text-properties officeooo:rsid="02877614"/>
    </style:style>
    <style:style style:name="T328" style:family="text">
      <style:text-properties officeooo:rsid="0288aaee"/>
    </style:style>
    <style:style style:name="T329" style:family="text">
      <style:text-properties officeooo:rsid="028b32a4"/>
    </style:style>
    <style:style style:name="T330" style:family="text">
      <style:text-properties officeooo:rsid="028b8780"/>
    </style:style>
    <style:style style:name="T331" style:family="text">
      <style:text-properties officeooo:rsid="028d8cf7"/>
    </style:style>
    <style:style style:name="T332" style:family="text">
      <style:text-properties officeooo:rsid="0291f5f4"/>
    </style:style>
    <style:style style:name="T333" style:family="text">
      <style:text-properties officeooo:rsid="02989196"/>
    </style:style>
    <style:style style:name="T334" style:family="text">
      <style:text-properties officeooo:rsid="029a7cc6"/>
    </style:style>
    <style:style style:name="T335" style:family="text">
      <style:text-properties officeooo:rsid="029cd95d"/>
    </style:style>
    <style:style style:name="T336" style:family="text">
      <style:text-properties officeooo:rsid="029eceda"/>
    </style:style>
    <style:style style:name="T337" style:family="text">
      <style:text-properties officeooo:rsid="029fa2ed"/>
    </style:style>
    <style:style style:name="T338" style:family="text">
      <style:text-properties officeooo:rsid="02a960a4"/>
    </style:style>
    <style:style style:name="T339" style:family="text">
      <style:text-properties officeooo:rsid="02aaebe6"/>
    </style:style>
    <style:style style:name="T340" style:family="text">
      <style:text-properties officeooo:rsid="02abf696"/>
    </style:style>
    <style:style style:name="T341" style:family="text">
      <style:text-properties officeooo:rsid="02b17efc"/>
    </style:style>
    <style:style style:name="T342" style:family="text">
      <style:text-properties officeooo:rsid="02b21d4e"/>
    </style:style>
    <style:style style:name="T343" style:family="text">
      <style:text-properties officeooo:rsid="02b3acad"/>
    </style:style>
    <style:style style:name="T344" style:family="text">
      <style:text-properties officeooo:rsid="02b3e303"/>
    </style:style>
    <style:style style:name="T345" style:family="text">
      <style:text-properties officeooo:rsid="02b559c8"/>
    </style:style>
    <style:style style:name="T346" style:family="text">
      <style:text-properties officeooo:rsid="02ba83eb"/>
    </style:style>
    <style:style style:name="T347" style:family="text">
      <style:text-properties officeooo:rsid="02bce96f"/>
    </style:style>
    <style:style style:name="T348" style:family="text">
      <style:text-properties officeooo:rsid="02bdff85"/>
    </style:style>
    <style:style style:name="T349" style:family="text">
      <style:text-properties officeooo:rsid="02bf9f20"/>
    </style:style>
    <style:style style:name="T350" style:family="text">
      <style:text-properties officeooo:rsid="02bfee2a"/>
    </style:style>
    <style:style style:name="T351" style:family="text">
      <style:text-properties officeooo:rsid="02c27374"/>
    </style:style>
    <style:style style:name="T352" style:family="text">
      <style:text-properties officeooo:rsid="02c8afb1"/>
    </style:style>
    <style:style style:name="T353" style:family="text">
      <style:text-properties officeooo:rsid="02cfc5de"/>
    </style:style>
    <style:style style:name="T354" style:family="text">
      <style:text-properties officeooo:rsid="02d18386"/>
    </style:style>
    <style:style style:name="T355" style:family="text">
      <style:text-properties officeooo:rsid="02d5a489"/>
    </style:style>
    <style:style style:name="T356" style:family="text">
      <style:text-properties officeooo:rsid="02d66ad7"/>
    </style:style>
    <style:style style:name="T357" style:family="text">
      <style:text-properties officeooo:rsid="02d75df3"/>
    </style:style>
    <style:style style:name="T358" style:family="text">
      <style:text-properties officeooo:rsid="02d7f4b0"/>
    </style:style>
    <style:style style:name="T359" style:family="text">
      <style:text-properties officeooo:rsid="02d9118e"/>
    </style:style>
    <style:style style:name="T360" style:family="text">
      <style:text-properties officeooo:rsid="02db5400"/>
    </style:style>
    <style:style style:name="T361" style:family="text">
      <style:text-properties officeooo:rsid="02dce639"/>
    </style:style>
    <style:style style:name="T362" style:family="text">
      <style:text-properties officeooo:rsid="02deda76"/>
    </style:style>
    <style:style style:name="T363" style:family="text">
      <style:text-properties officeooo:rsid="02dee797"/>
    </style:style>
    <style:style style:name="T364" style:family="text">
      <style:text-properties officeooo:rsid="02e0831e"/>
    </style:style>
    <style:style style:name="T365" style:family="text">
      <style:text-properties officeooo:rsid="02e0db8c"/>
    </style:style>
    <style:style style:name="T366" style:family="text">
      <style:text-properties officeooo:rsid="02e2ba83"/>
    </style:style>
    <style:style style:name="T367" style:family="text">
      <style:text-properties officeooo:rsid="02e317f6"/>
    </style:style>
    <style:style style:name="T368" style:family="text">
      <style:text-properties officeooo:rsid="02e4cc24"/>
    </style:style>
    <style:style style:name="T369" style:family="text">
      <style:text-properties officeooo:rsid="02e61189"/>
    </style:style>
    <style:style style:name="T370" style:family="text">
      <style:text-properties officeooo:rsid="02e6e887"/>
    </style:style>
    <style:style style:name="T371" style:family="text">
      <style:text-properties officeooo:rsid="02e99c25"/>
    </style:style>
    <style:style style:name="T372" style:family="text">
      <style:text-properties officeooo:rsid="02eaec55"/>
    </style:style>
    <style:style style:name="T373" style:family="text">
      <style:text-properties officeooo:rsid="02ed213d"/>
    </style:style>
    <style:style style:name="T374" style:family="text">
      <style:text-properties officeooo:rsid="02f3caaa"/>
    </style:style>
    <style:style style:name="T375" style:family="text">
      <style:text-properties officeooo:rsid="02fabaf0"/>
    </style:style>
    <style:style style:name="T376" style:family="text">
      <style:text-properties officeooo:rsid="02fb9645"/>
    </style:style>
    <style:style style:name="T377" style:family="text">
      <style:text-properties officeooo:rsid="02ff9eba"/>
    </style:style>
    <style:style style:name="T378" style:family="text">
      <style:text-properties officeooo:rsid="03003bce"/>
    </style:style>
    <style:style style:name="T379" style:family="text">
      <style:text-properties officeooo:rsid="03079981"/>
    </style:style>
    <style:style style:name="T380" style:family="text">
      <style:text-properties officeooo:rsid="030cf816"/>
    </style:style>
    <style:style style:name="T381" style:family="text">
      <style:text-properties officeooo:rsid="0310e900"/>
    </style:style>
    <style:style style:name="T382" style:family="text">
      <style:text-properties officeooo:rsid="0312d470"/>
    </style:style>
    <style:style style:name="T383" style:family="text">
      <style:text-properties officeooo:rsid="0315ed85"/>
    </style:style>
    <style:style style:name="T384" style:family="text">
      <style:text-properties officeooo:rsid="0315fa58"/>
    </style:style>
    <style:style style:name="T385" style:family="text">
      <style:text-properties officeooo:rsid="0317cc67"/>
    </style:style>
    <style:style style:name="T386" style:family="text">
      <style:text-properties officeooo:rsid="031876c5"/>
    </style:style>
    <style:style style:name="T387" style:family="text">
      <style:text-properties officeooo:rsid="0319339e"/>
    </style:style>
    <style:style style:name="T388" style:family="text">
      <style:text-properties officeooo:rsid="031cc679"/>
    </style:style>
    <style:style style:name="T389" style:family="text">
      <style:text-properties officeooo:rsid="031d6c5b"/>
    </style:style>
    <style:style style:name="T390" style:family="text">
      <style:text-properties officeooo:rsid="0326d110"/>
    </style:style>
    <style:style style:name="T391" style:family="text">
      <style:text-properties officeooo:rsid="0328b3c2"/>
    </style:style>
    <style:style style:name="T392" style:family="text">
      <style:text-properties officeooo:rsid="032a2673"/>
    </style:style>
    <style:style style:name="T393" style:family="text">
      <style:text-properties officeooo:rsid="032d8803"/>
    </style:style>
    <style:style style:name="T394" style:family="text">
      <style:text-properties officeooo:rsid="0330eb99"/>
    </style:style>
    <style:style style:name="T395" style:family="text">
      <style:text-properties officeooo:rsid="0332cafd"/>
    </style:style>
    <style:style style:name="T396" style:family="text">
      <style:text-properties officeooo:rsid="0332efea"/>
    </style:style>
    <style:style style:name="T397" style:family="text">
      <style:text-properties officeooo:rsid="033ed10e"/>
    </style:style>
    <style:style style:name="T398" style:family="text">
      <style:text-properties officeooo:rsid="03404570"/>
    </style:style>
    <style:style style:name="T399" style:family="text">
      <style:text-properties officeooo:rsid="0342187c"/>
    </style:style>
    <style:style style:name="T400" style:family="text">
      <style:text-properties officeooo:rsid="034a28aa"/>
    </style:style>
    <style:style style:name="T401" style:family="text">
      <style:text-properties officeooo:rsid="034b8f63"/>
    </style:style>
    <style:style style:name="T402" style:family="text">
      <style:text-properties officeooo:rsid="0350ca97"/>
    </style:style>
    <style:style style:name="T403" style:family="text">
      <style:text-properties officeooo:rsid="035b4341"/>
    </style:style>
    <style:style style:name="T404" style:family="text">
      <style:text-properties officeooo:rsid="035b5aa9"/>
    </style:style>
    <style:style style:name="T405" style:family="text">
      <style:text-properties officeooo:rsid="035e0270"/>
    </style:style>
    <style:style style:name="T406" style:family="text">
      <style:text-properties officeooo:rsid="035e200e"/>
    </style:style>
    <style:style style:name="T407" style:family="text">
      <style:text-properties officeooo:rsid="035f317e"/>
    </style:style>
    <style:style style:name="T408" style:family="text">
      <style:text-properties officeooo:rsid="03650859"/>
    </style:style>
    <style:style style:name="T409" style:family="text">
      <style:text-properties officeooo:rsid="036874b5"/>
    </style:style>
    <style:style style:name="T410" style:family="text">
      <style:text-properties officeooo:rsid="0369c876"/>
    </style:style>
    <style:style style:name="T411" style:family="text">
      <style:text-properties officeooo:rsid="036a070b"/>
    </style:style>
    <style:style style:name="T412" style:family="text">
      <style:text-properties officeooo:rsid="036c8cf7"/>
    </style:style>
    <style:style style:name="T413" style:family="text">
      <style:text-properties officeooo:rsid="036ec633"/>
    </style:style>
    <style:style style:name="T414" style:family="text">
      <style:text-properties officeooo:rsid="0372aeaf"/>
    </style:style>
    <style:style style:name="T415" style:family="text">
      <style:text-properties officeooo:rsid="0378149b"/>
    </style:style>
    <style:style style:name="T416" style:family="text">
      <style:text-properties officeooo:rsid="0379b7c9"/>
    </style:style>
    <style:style style:name="T417" style:family="text">
      <style:text-properties officeooo:rsid="0379c28c"/>
    </style:style>
    <style:style style:name="T418" style:family="text">
      <style:text-properties officeooo:rsid="037e8102"/>
    </style:style>
    <style:style style:name="T419" style:family="text">
      <style:text-properties officeooo:rsid="037ebd1d"/>
    </style:style>
    <style:style style:name="T420" style:family="text">
      <style:text-properties officeooo:rsid="03830eab"/>
    </style:style>
    <style:style style:name="T421" style:family="text">
      <style:text-properties officeooo:rsid="03861570"/>
    </style:style>
    <style:style style:name="T422" style:family="text">
      <style:text-properties officeooo:rsid="0388f7d7"/>
    </style:style>
    <style:style style:name="T423" style:family="text">
      <style:text-properties officeooo:rsid="0389204d"/>
    </style:style>
    <style:style style:name="T424" style:family="text">
      <style:text-properties officeooo:rsid="038a54cd"/>
    </style:style>
    <style:style style:name="T425" style:family="text">
      <style:text-properties officeooo:rsid="038b91e7"/>
    </style:style>
    <style:style style:name="T426" style:family="text">
      <style:text-properties officeooo:rsid="03931a7e"/>
    </style:style>
    <style:style style:name="T427" style:family="text">
      <style:text-properties officeooo:rsid="03945cc6"/>
    </style:style>
    <style:style style:name="T428" style:family="text">
      <style:text-properties officeooo:rsid="03949656"/>
    </style:style>
    <style:style style:name="T429" style:family="text">
      <style:text-properties officeooo:rsid="03967e68"/>
    </style:style>
    <style:style style:name="T430" style:family="text">
      <style:text-properties officeooo:rsid="03997416"/>
    </style:style>
    <style:style style:name="T431" style:family="text">
      <style:text-properties officeooo:rsid="039e402d"/>
    </style:style>
    <style:style style:name="T432" style:family="text">
      <style:text-properties officeooo:rsid="039ff57d"/>
    </style:style>
    <style:style style:name="T433" style:family="text">
      <style:text-properties officeooo:rsid="03a04517"/>
    </style:style>
    <style:style style:name="T434" style:family="text">
      <style:text-properties officeooo:rsid="03a4e9a6"/>
    </style:style>
    <style:style style:name="T435" style:family="text">
      <style:text-properties officeooo:rsid="03a5ab3e"/>
    </style:style>
    <style:style style:name="T436" style:family="text">
      <style:text-properties officeooo:rsid="03a71467"/>
    </style:style>
    <style:style style:name="T437" style:family="text">
      <style:text-properties officeooo:rsid="03a7e282"/>
    </style:style>
    <style:style style:name="T438" style:family="text">
      <style:text-properties officeooo:rsid="03a87793"/>
    </style:style>
    <style:style style:name="T439" style:family="text">
      <style:text-properties officeooo:rsid="03aac06b"/>
    </style:style>
    <style:style style:name="T440" style:family="text">
      <style:text-properties officeooo:rsid="03ab2cea"/>
    </style:style>
    <style:style style:name="T441" style:family="text">
      <style:text-properties officeooo:rsid="03b10939"/>
    </style:style>
    <style:style style:name="T442" style:family="text">
      <style:text-properties officeooo:rsid="03b1cea9"/>
    </style:style>
    <style:style style:name="T443" style:family="text">
      <style:text-properties officeooo:rsid="03b58cec"/>
    </style:style>
    <style:style style:name="T444" style:family="text">
      <style:text-properties officeooo:rsid="03c1c749"/>
    </style:style>
    <style:style style:name="T445" style:family="text">
      <style:text-properties officeooo:rsid="03c44fba"/>
    </style:style>
    <style:style style:name="T446" style:family="text">
      <style:text-properties officeooo:rsid="03cd8dd9"/>
    </style:style>
    <style:style style:name="T447" style:family="text">
      <style:text-properties officeooo:rsid="03cf09b1"/>
    </style:style>
    <style:style style:name="T448" style:family="text">
      <style:text-properties officeooo:rsid="03d3cd60"/>
    </style:style>
    <style:style style:name="T449" style:family="text">
      <style:text-properties officeooo:rsid="03d7655a"/>
    </style:style>
    <style:style style:name="T450" style:family="text">
      <style:text-properties officeooo:rsid="03e28553"/>
    </style:style>
    <style:style style:name="T451" style:family="text">
      <style:text-properties officeooo:rsid="03e5e5b6"/>
    </style:style>
    <style:style style:name="T452" style:family="text">
      <style:text-properties officeooo:rsid="03e686d7"/>
    </style:style>
    <style:style style:name="T453" style:family="text">
      <style:text-properties officeooo:rsid="03e6f2dc"/>
    </style:style>
    <style:style style:name="T454" style:family="text">
      <style:text-properties officeooo:rsid="03ea4a99"/>
    </style:style>
    <style:style style:name="T455" style:family="text">
      <style:text-properties officeooo:rsid="03eb2adf"/>
    </style:style>
    <style:style style:name="T456" style:family="text">
      <style:text-properties officeooo:rsid="03f3317a"/>
    </style:style>
    <style:style style:name="T457" style:family="text">
      <style:text-properties officeooo:rsid="03f423d9"/>
    </style:style>
    <style:style style:name="T458" style:family="text">
      <style:text-properties officeooo:rsid="03f75089"/>
    </style:style>
    <style:style style:name="T459" style:family="text">
      <style:text-properties officeooo:rsid="03ff42b1"/>
    </style:style>
    <style:style style:name="T460" style:family="text">
      <style:text-properties officeooo:rsid="03ffc6a0"/>
    </style:style>
    <style:style style:name="T461" style:family="text">
      <style:text-properties officeooo:rsid="0401caf9"/>
    </style:style>
    <style:style style:name="T462" style:family="text">
      <style:text-properties officeooo:rsid="040291e8"/>
    </style:style>
    <style:style style:name="T463" style:family="text">
      <style:text-properties officeooo:rsid="040f16cc"/>
    </style:style>
    <style:style style:name="T464" style:family="text">
      <style:text-properties officeooo:rsid="0410d2c6"/>
    </style:style>
    <style:style style:name="T465" style:family="text">
      <style:text-properties officeooo:rsid="04134abd"/>
    </style:style>
    <style:style style:name="T466" style:family="text">
      <style:text-properties officeooo:rsid="04147550"/>
    </style:style>
    <style:style style:name="T467" style:family="text">
      <style:text-properties officeooo:rsid="0417c449"/>
    </style:style>
    <style:style style:name="T468" style:family="text">
      <style:text-properties officeooo:rsid="04198eff"/>
    </style:style>
    <style:style style:name="T469" style:family="text">
      <style:text-properties officeooo:rsid="041a88a0"/>
    </style:style>
    <style:style style:name="T470" style:family="text">
      <style:text-properties officeooo:rsid="041c2ed9"/>
    </style:style>
    <style:style style:name="T471" style:family="text">
      <style:text-properties officeooo:rsid="042d613b"/>
    </style:style>
    <style:style style:name="T472" style:family="text">
      <style:text-properties officeooo:rsid="042dd690"/>
    </style:style>
    <style:style style:name="T473" style:family="text">
      <style:text-properties officeooo:rsid="042e964f"/>
    </style:style>
    <style:style style:name="T474" style:family="text">
      <style:text-properties officeooo:rsid="04321c81"/>
    </style:style>
    <style:style style:name="T475" style:family="text">
      <style:text-properties officeooo:rsid="0432b9bb"/>
    </style:style>
    <style:style style:name="T476" style:family="text">
      <style:text-properties officeooo:rsid="0433c03b"/>
    </style:style>
    <style:style style:name="T477" style:family="text">
      <style:text-properties officeooo:rsid="04359fe8"/>
    </style:style>
    <style:style style:name="T478" style:family="text">
      <style:text-properties officeooo:rsid="0435c687"/>
    </style:style>
    <style:style style:name="T479" style:family="text">
      <style:text-properties officeooo:rsid="043620ca"/>
    </style:style>
    <style:style style:name="T480" style:family="text">
      <style:text-properties officeooo:rsid="0437df6e"/>
    </style:style>
    <style:style style:name="T481" style:family="text">
      <style:text-properties officeooo:rsid="043b125e"/>
    </style:style>
    <style:style style:name="T482" style:family="text">
      <style:text-properties officeooo:rsid="043ce005"/>
    </style:style>
    <style:style style:name="T483" style:family="text">
      <style:text-properties officeooo:rsid="043ef67a"/>
    </style:style>
    <style:style style:name="T484" style:family="text">
      <style:text-properties officeooo:rsid="043f83fe"/>
    </style:style>
    <style:style style:name="T485" style:family="text">
      <style:text-properties officeooo:rsid="043f9f48"/>
    </style:style>
    <style:style style:name="T486" style:family="text">
      <style:text-properties officeooo:rsid="04406dcf"/>
    </style:style>
    <style:style style:name="T487" style:family="text">
      <style:text-properties officeooo:rsid="04423082"/>
    </style:style>
    <style:style style:name="T488" style:family="text">
      <style:text-properties officeooo:rsid="04429bdc"/>
    </style:style>
    <style:style style:name="T489" style:family="text">
      <style:text-properties officeooo:rsid="0443e35b"/>
    </style:style>
    <style:style style:name="T490" style:family="text">
      <style:text-properties officeooo:rsid="0447f2c0"/>
    </style:style>
    <style:style style:name="T491" style:family="text">
      <style:text-properties officeooo:rsid="044907a9"/>
    </style:style>
    <style:style style:name="T492" style:family="text">
      <style:text-properties officeooo:rsid="044bb851"/>
    </style:style>
    <style:style style:name="T493" style:family="text">
      <style:text-properties officeooo:rsid="044d0de0"/>
    </style:style>
    <style:style style:name="T494" style:family="text">
      <style:text-properties officeooo:rsid="044ffafc"/>
    </style:style>
    <style:style style:name="T495" style:family="text">
      <style:text-properties officeooo:rsid="04507600"/>
    </style:style>
    <style:style style:name="T496" style:family="text">
      <style:text-properties officeooo:rsid="04525b31"/>
    </style:style>
    <style:style style:name="T497" style:family="text">
      <style:text-properties officeooo:rsid="04540251"/>
    </style:style>
    <style:style style:name="T498" style:family="text">
      <style:text-properties officeooo:rsid="04541b79"/>
    </style:style>
    <style:style style:name="T499" style:family="text">
      <style:text-properties officeooo:rsid="0457ef80"/>
    </style:style>
    <style:style style:name="T500" style:family="text">
      <style:text-properties officeooo:rsid="0459992a"/>
    </style:style>
    <style:style style:name="T501" style:family="text">
      <style:text-properties officeooo:rsid="045a8cd9"/>
    </style:style>
    <style:style style:name="T502" style:family="text">
      <style:text-properties officeooo:rsid="045fa117"/>
    </style:style>
    <style:style style:name="T503" style:family="text">
      <style:text-properties officeooo:rsid="046187e1"/>
    </style:style>
    <style:style style:name="T504" style:family="text">
      <style:text-properties officeooo:rsid="04635ad3"/>
    </style:style>
    <style:style style:name="T505" style:family="text">
      <style:text-properties officeooo:rsid="0463fbe9"/>
    </style:style>
    <style:style style:name="T506" style:family="text">
      <style:text-properties officeooo:rsid="04662cef"/>
    </style:style>
    <style:style style:name="T507" style:family="text">
      <style:text-properties officeooo:rsid="0467fbb3"/>
    </style:style>
    <style:style style:name="T508" style:family="text">
      <style:text-properties officeooo:rsid="0468aaf3"/>
    </style:style>
    <style:style style:name="T509" style:family="text">
      <style:text-properties officeooo:rsid="047a10d0"/>
    </style:style>
    <style:style style:name="T510" style:family="text">
      <style:text-properties officeooo:rsid="047e91c4"/>
    </style:style>
    <style:style style:name="T511" style:family="text">
      <style:text-properties officeooo:rsid="047f0927"/>
    </style:style>
    <style:style style:name="T512" style:family="text">
      <style:text-properties officeooo:rsid="0482be84"/>
    </style:style>
    <style:style style:name="T513" style:family="text">
      <style:text-properties officeooo:rsid="04840713"/>
    </style:style>
    <style:style style:name="T514" style:family="text">
      <style:text-properties officeooo:rsid="048b0f8a"/>
    </style:style>
    <style:style style:name="T515" style:family="text">
      <style:text-properties officeooo:rsid="048d357d"/>
    </style:style>
    <style:style style:name="T516" style:family="text">
      <style:text-properties officeooo:rsid="04902187"/>
    </style:style>
    <style:style style:name="T517" style:family="text">
      <style:text-properties officeooo:rsid="04970dd8"/>
    </style:style>
    <style:style style:name="T518" style:family="text">
      <style:text-properties officeooo:rsid="04972a72"/>
    </style:style>
    <style:style style:name="T519" style:family="text">
      <style:text-properties officeooo:rsid="049b2ba8"/>
    </style:style>
    <style:style style:name="T520" style:family="text">
      <style:text-properties officeooo:rsid="049cf4da"/>
    </style:style>
    <style:style style:name="T521" style:family="text">
      <style:text-properties officeooo:rsid="049e6d83"/>
    </style:style>
    <style:style style:name="T522" style:family="text">
      <style:text-properties officeooo:rsid="04a0107e"/>
    </style:style>
    <style:style style:name="T523" style:family="text">
      <style:text-properties officeooo:rsid="04a1c038"/>
    </style:style>
    <style:style style:name="T524" style:family="text">
      <style:text-properties officeooo:rsid="04a234b8"/>
    </style:style>
    <style:style style:name="T525" style:family="text">
      <style:text-properties officeooo:rsid="04a3ec90"/>
    </style:style>
    <style:style style:name="T526" style:family="text">
      <style:text-properties officeooo:rsid="04a4e6c6"/>
    </style:style>
    <style:style style:name="T527" style:family="text">
      <style:text-properties officeooo:rsid="04a6d9be"/>
    </style:style>
    <style:style style:name="T528" style:family="text">
      <style:text-properties officeooo:rsid="04aea14c"/>
    </style:style>
    <style:style style:name="T529" style:family="text">
      <style:text-properties officeooo:rsid="04b01eb2"/>
    </style:style>
    <style:style style:name="T530" style:family="text">
      <style:text-properties officeooo:rsid="04b1ba7e"/>
    </style:style>
    <style:style style:name="T531" style:family="text">
      <style:text-properties officeooo:rsid="04b3b459"/>
    </style:style>
    <style:style style:name="T532" style:family="text">
      <style:text-properties officeooo:rsid="04b6c830"/>
    </style:style>
    <style:style style:name="T533" style:family="text">
      <style:text-properties officeooo:rsid="04bad703"/>
    </style:style>
    <style:style style:name="T534" style:family="text">
      <style:text-properties officeooo:rsid="04bbc895"/>
    </style:style>
    <style:style style:name="T535" style:family="text">
      <style:text-properties officeooo:rsid="04be5f9c"/>
    </style:style>
    <style:style style:name="T536" style:family="text">
      <style:text-properties officeooo:rsid="04bf7578"/>
    </style:style>
    <style:style style:name="T537" style:family="text">
      <style:text-properties officeooo:rsid="04c294b5"/>
    </style:style>
    <style:style style:name="T538" style:family="text">
      <style:text-properties officeooo:rsid="04c59a3a"/>
    </style:style>
    <style:style style:name="T539" style:family="text">
      <style:text-properties officeooo:rsid="04c83b69"/>
    </style:style>
    <style:style style:name="T540" style:family="text">
      <style:text-properties officeooo:rsid="04c9d0e6"/>
    </style:style>
    <style:style style:name="T541" style:family="text">
      <style:text-properties officeooo:rsid="04cb2278"/>
    </style:style>
    <style:style style:name="T542" style:family="text">
      <style:text-properties officeooo:rsid="04cd2f01"/>
    </style:style>
    <style:style style:name="T543" style:family="text">
      <style:text-properties officeooo:rsid="04cfdb2c"/>
    </style:style>
    <style:style style:name="T544" style:family="text">
      <style:text-properties officeooo:rsid="04d19214"/>
    </style:style>
    <style:style style:name="T545" style:family="text">
      <style:text-properties officeooo:rsid="04d2ca81"/>
    </style:style>
    <style:style style:name="T546" style:family="text">
      <style:text-properties officeooo:rsid="04d86354"/>
    </style:style>
    <style:style style:name="T547" style:family="text">
      <style:text-properties officeooo:rsid="04da2339"/>
    </style:style>
    <style:style style:name="T548" style:family="text">
      <style:text-properties officeooo:rsid="04de7130"/>
    </style:style>
    <style:style style:name="T549" style:family="text">
      <style:text-properties officeooo:rsid="04df355e"/>
    </style:style>
    <style:style style:name="T550" style:family="text">
      <style:text-properties officeooo:rsid="04e0bc04"/>
    </style:style>
    <style:style style:name="T551" style:family="text">
      <style:text-properties officeooo:rsid="04e1ec2b"/>
    </style:style>
    <style:style style:name="T552" style:family="text">
      <style:text-properties officeooo:rsid="04e3c51d"/>
    </style:style>
    <style:style style:name="T553" style:family="text">
      <style:text-properties officeooo:rsid="04ef8ca6"/>
    </style:style>
    <style:style style:name="T554" style:family="text">
      <style:text-properties officeooo:rsid="04f012a4"/>
    </style:style>
    <style:style style:name="T555" style:family="text">
      <style:text-properties officeooo:rsid="04f08296"/>
    </style:style>
    <style:style style:name="T556" style:family="text">
      <style:text-properties officeooo:rsid="04f27061"/>
    </style:style>
    <style:style style:name="T557" style:family="text">
      <style:text-properties officeooo:rsid="04f4d907"/>
    </style:style>
    <style:style style:name="T558" style:family="text">
      <style:text-properties officeooo:rsid="04f6bc6a"/>
    </style:style>
    <style:style style:name="T559" style:family="text">
      <style:text-properties officeooo:rsid="04f8d124"/>
    </style:style>
    <style:style style:name="T560" style:family="text">
      <style:text-properties officeooo:rsid="04f92c26"/>
    </style:style>
    <style:style style:name="T561" style:family="text">
      <style:text-properties officeooo:rsid="04fb2344"/>
    </style:style>
    <style:style style:name="T562" style:family="text">
      <style:text-properties officeooo:rsid="0501b171"/>
    </style:style>
    <style:style style:name="T563" style:family="text">
      <style:text-properties officeooo:rsid="05049cfa"/>
    </style:style>
    <style:style style:name="T564" style:family="text">
      <style:text-properties fo:font-style="normal" officeooo:rsid="050502b2" style:font-style-asian="normal" style:font-style-complex="normal"/>
    </style:style>
    <style:style style:name="T565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66" style:family="text">
      <style:text-properties officeooo:rsid="05056000"/>
    </style:style>
    <style:style style:name="T567" style:family="text">
      <style:text-properties officeooo:rsid="05083e85"/>
    </style:style>
    <style:style style:name="T568" style:family="text">
      <style:text-properties officeooo:rsid="050a0cbb"/>
    </style:style>
    <style:style style:name="T569" style:family="text">
      <style:text-properties officeooo:rsid="050abf9a"/>
    </style:style>
    <style:style style:name="T570" style:family="text">
      <style:text-properties officeooo:rsid="050afb79"/>
    </style:style>
    <style:style style:name="T571" style:family="text">
      <style:text-properties officeooo:rsid="050d33b2"/>
    </style:style>
    <style:style style:name="T572" style:family="text">
      <style:text-properties officeooo:rsid="050ec05a"/>
    </style:style>
    <style:style style:name="T573" style:family="text">
      <style:text-properties officeooo:rsid="0511c958"/>
    </style:style>
    <style:style style:name="T574" style:family="text">
      <style:text-properties officeooo:rsid="0514727d"/>
    </style:style>
    <style:style style:name="T575" style:family="text">
      <style:text-properties officeooo:rsid="0515605f"/>
    </style:style>
    <style:style style:name="T576" style:family="text">
      <style:text-properties officeooo:rsid="051773da"/>
    </style:style>
    <style:style style:name="T577" style:family="text">
      <style:text-properties officeooo:rsid="0519554e"/>
    </style:style>
    <style:style style:name="T578" style:family="text">
      <style:text-properties officeooo:rsid="051c713a"/>
    </style:style>
    <style:style style:name="T579" style:family="text">
      <style:text-properties officeooo:rsid="051d031f"/>
    </style:style>
    <style:style style:name="T580" style:family="text">
      <style:text-properties officeooo:rsid="051d8c5e"/>
    </style:style>
    <style:style style:name="T581" style:family="text">
      <style:text-properties officeooo:rsid="05229994"/>
    </style:style>
    <style:style style:name="T582" style:family="text">
      <style:text-properties officeooo:rsid="0523a25e"/>
    </style:style>
    <style:style style:name="T583" style:family="text">
      <style:text-properties officeooo:rsid="05251621"/>
    </style:style>
    <style:style style:name="T584" style:family="text">
      <style:text-properties officeooo:rsid="05261a10"/>
    </style:style>
    <style:style style:name="T585" style:family="text">
      <style:text-properties officeooo:rsid="052ec773"/>
    </style:style>
    <style:style style:name="T586" style:family="text">
      <style:text-properties officeooo:rsid="0531eb54"/>
    </style:style>
    <style:style style:name="T587" style:family="text">
      <style:text-properties officeooo:rsid="053248e7"/>
    </style:style>
    <style:style style:name="T588" style:family="text">
      <style:text-properties officeooo:rsid="05361ad5"/>
    </style:style>
    <style:style style:name="T589" style:family="text">
      <style:text-properties officeooo:rsid="05390305"/>
    </style:style>
    <style:style style:name="T590" style:family="text">
      <style:text-properties officeooo:rsid="053a2a8b"/>
    </style:style>
    <style:style style:name="T591" style:family="text">
      <style:text-properties officeooo:rsid="053aa5da"/>
    </style:style>
    <style:style style:name="T592" style:family="text">
      <style:text-properties officeooo:rsid="053dcc15"/>
    </style:style>
    <style:style style:name="T593" style:family="text">
      <style:text-properties officeooo:rsid="05407cab"/>
    </style:style>
    <style:style style:name="T594" style:family="text">
      <style:text-properties officeooo:rsid="05444e4a"/>
    </style:style>
    <style:style style:name="T595" style:family="text">
      <style:text-properties officeooo:rsid="054519d6"/>
    </style:style>
    <style:style style:name="T596" style:family="text">
      <style:text-properties officeooo:rsid="0545b740"/>
    </style:style>
    <style:style style:name="T597" style:family="text">
      <style:text-properties officeooo:rsid="05478595"/>
    </style:style>
    <style:style style:name="T598" style:family="text">
      <style:text-properties officeooo:rsid="0548320e"/>
    </style:style>
    <style:style style:name="T599" style:family="text">
      <style:text-properties officeooo:rsid="0548518e"/>
    </style:style>
    <style:style style:name="T600" style:family="text">
      <style:text-properties officeooo:rsid="054bfa88"/>
    </style:style>
    <style:style style:name="T601" style:family="text">
      <style:text-properties officeooo:rsid="054d07b0"/>
    </style:style>
    <style:style style:name="T602" style:family="text">
      <style:text-properties officeooo:rsid="054e7390"/>
    </style:style>
    <style:style style:name="T603" style:family="text">
      <style:text-properties officeooo:rsid="055469f5"/>
    </style:style>
    <style:style style:name="T604" style:family="text">
      <style:text-properties officeooo:rsid="05566f5d"/>
    </style:style>
    <style:style style:name="T605" style:family="text">
      <style:text-properties officeooo:rsid="055855d5"/>
    </style:style>
    <style:style style:name="T606" style:family="text">
      <style:text-properties officeooo:rsid="05598566"/>
    </style:style>
    <style:style style:name="T607" style:family="text">
      <style:text-properties officeooo:rsid="055c6bb3"/>
    </style:style>
    <style:style style:name="T608" style:family="text">
      <style:text-properties officeooo:rsid="0560e7bb"/>
    </style:style>
    <style:style style:name="T609" style:family="text">
      <style:text-properties officeooo:rsid="0564b2e0"/>
    </style:style>
    <style:style style:name="T610" style:family="text">
      <style:text-properties officeooo:rsid="05670662"/>
    </style:style>
    <style:style style:name="T611" style:family="text">
      <style:text-properties officeooo:rsid="05676101"/>
    </style:style>
    <style:style style:name="T612" style:family="text">
      <style:text-properties officeooo:rsid="056ce861"/>
    </style:style>
    <style:style style:name="T613" style:family="text">
      <style:text-properties officeooo:rsid="056dd773"/>
    </style:style>
    <style:style style:name="T614" style:family="text">
      <style:text-properties officeooo:rsid="057177f5"/>
    </style:style>
    <style:style style:name="T615" style:family="text">
      <style:text-properties officeooo:rsid="0571d3b8"/>
    </style:style>
    <style:style style:name="T616" style:family="text">
      <style:text-properties officeooo:rsid="0575f65f"/>
    </style:style>
    <style:style style:name="T617" style:family="text">
      <style:text-properties officeooo:rsid="0580b058"/>
    </style:style>
    <style:style style:name="T618" style:family="text">
      <style:text-properties officeooo:rsid="0584226d"/>
    </style:style>
    <style:style style:name="T619" style:family="text">
      <style:text-properties officeooo:rsid="058a56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0" text:outline-level="1">Язык Клаус</text:h>
      <text:h text:style-name="P251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4">Переменная символьного типа содержит кодпойнт Юникод в формате 32-битного целого числа баз знака. <text:span text:style-name="T381">Нулевые значения допускаются.</text:span></text:p>
      <text:h text:style-name="Heading_20_5" text:outline-level="5">Формат литерала</text:h>
      <text:p text:style-name="Исходный_20_код">'X' <text:s text:c="2"/>// <text:span text:style-name="T379">символ в кодировке UTF-8, заключённый в одиночные апострофы</text:span></text:p>
      <text:p text:style-name="P164">№<text:span text:style-name="T451">20 <text:s/></text:span><text:s/>// код символа в формате 16-ричного целого числа</text:p>
      <text:p text:style-name="P164">#<text:span text:style-name="T452">4</text:span><text:span text:style-name="T453">2F 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5"><text:span text:style-name="T448">Си</text:span><text:span text:style-name="T394">мвол с нулевым кодом.</text:span></text:p>
      <text:h text:style-name="Heading_20_5" text:outline-level="5">Преобразование типов</text:h>
      <text:p text:style-name="P126">При приведении к целочисленному типу возвращает <text:span text:style-name="T500">численное значение</text:span> код<text:span text:style-name="T500">а</text:span> символа.</text:p>
      <text:p text:style-name="P126">При приведении к строке возвращает строку, <text:span text:style-name="T380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127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Heading_20_5" text:outline-level="5">Формат литерала</text:h>
      <text:p text:style-name="P167">"" <text:s text:c="14"/>// <text:span text:style-name="T387">пустая строка</text:span></text:p>
      <text:p text:style-name="P167">"123абв" <text:s text:c="8"/>// <text:span text:style-name="T388">последовательность </text:span>символ<text:span text:style-name="T388">ов</text:span>, заключённ<text:span text:style-name="T382">ая</text:span> в кавычки</text:p>
      <text:p text:style-name="P165">"123""абв" <text:s text:c="6"/>// <text:span text:style-name="T383">для добавления в строку символа " его нужно удвоить</text:span></text:p>
      <text:p text:style-name="P166"><text:span text:style-name="T384">#41</text:span>№20№<text:span text:style-name="T384">42#0A <text:s text:c="4"/>// последовательность </text:span><text:span text:style-name="T386">16-ричных </text:span><text:span text:style-name="T385">кодов символов без кавычек</text:span></text:p>
      <text:p text:style-name="P166">"<text:span text:style-name="T386">123</text:span>"<text:span text:style-name="T386">№20"абв"№0А // </text:span><text:span text:style-name="T389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8"><text:span text:style-name="T201">П</text:span>устая строка.</text:p>
      <text:h text:style-name="Heading_20_5" text:outline-level="5">Преобразование типов</text:h>
      <text:p text:style-name="P129">При приведении к целому или дробному числу выполняется преобразова<text:span text:style-name="T439">ние из</text:span> текст<text:span text:style-name="T395">ово</text:span><text:span text:style-name="T439">го</text:span><text:span text:style-name="T395"> представлени</text:span><text:span text:style-name="T439">я</text:span> <text:span text:style-name="T396">числа</text:span>, при ошибках возникает исключение <text:span text:style-name="T1">ОшибкаКонвертации</text:span>.</text:p>
      <text:p text:style-name="P129"><text:soft-page-break/>При приведении к моменту выполняется преобразова<text:span text:style-name="T440">ние из</text:span> <text:span text:style-name="T390">стандартно</text:span><text:span text:style-name="T440">го</text:span><text:span text:style-name="T390"> </text:span>текстово<text:span text:style-name="T440">го</text:span> представлени<text:span text:style-name="T440">я</text:span> даты и/или времени, при ошибках возникает исключение <text:span text:style-name="T1">ОшибкаКонвертации</text:span>.</text:p>
      <text:p text:style-name="P130">При приведении к логическому значению <text:span text:style-name="T391">строка должна иметь одно из следующих значений, без учёта регистра:</text:span></text:p>
      <text:p text:style-name="Исходный_20_код">"<text:span text:style-name="T392">1</text:span>", "<text:span text:style-name="T392">y</text:span>", "<text:span text:style-name="T392">yes</text:span>", "<text:span text:style-name="T392">t</text:span>", "<text:span text:style-name="T392">true</text:span>", "<text:span text:style-name="T392">д</text:span>", "<text:span text:style-name="T392">да</text:span>", "<text:span text:style-name="T392">и</text:span>", "<text:span text:style-name="T392">истина</text:span>" // <text:span text:style-name="T393">истина</text:span></text:p>
      <text:p text:style-name="Исходный_20_код">"<text:span text:style-name="T392">0</text:span>", "<text:span text:style-name="T392">n</text:span>", "<text:span text:style-name="T392">no</text:span>", "<text:span text:style-name="T392">f</text:span>", "<text:span text:style-name="T392">false</text:span>", "<text:span text:style-name="T392">н</text:span>", "<text:span text:style-name="T392">нет</text:span>", "<text:span text:style-name="T392">л</text:span>", "<text:span text:style-name="T392">ложь</text:span>" <text:s/>// <text:span text:style-name="T393">ложь</text:span></text:p>
      <text:p text:style-name="P131">Любые значения простых типов приводятся к строковому типу без ошибок.</text:p>
      <text:h text:style-name="Heading_20_4" text:outline-level="4">Целое</text:h>
      <text:p text:style-name="P132">Переменная целого типа содержит 64-битное целочисленное значение со знаком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33">Для отрицательных чисел <text:span text:style-name="T501">применяется</text:span> знак «-» в начале литерала; знак «<text:span text:style-name="T502">+»</text:span> для положительных чисел не допускается. <text:span text:style-name="T397">Регистр символов 16-ричных цифр не учитывается, </text:span><text:span text:style-name="T398">латинские и кириллические </text:span><text:span text:style-name="T399">цифры</text:span><text:span text:style-name="T398"> можно </text:span><text:span text:style-name="T400">смешивать</text:span><text:span text:style-name="T398">.</text:span></text:p>
      <text:h text:style-name="Heading_20_5" text:outline-level="5">Начальное значение</text:h>
      <text:p text:style-name="P123"><text:span text:style-name="T449">Н</text:span>уль.</text:p>
      <text:h text:style-name="P288" text:outline-level="5">Преобразование типов</text:h>
      <text:p text:style-name="P134">Целочисленные значения приводятся к любым простым типам без ошибок.</text:p>
      <text:p text:style-name="P135">При приведении к символьному типу целое число означает кодпонт Юникод <text:span text:style-name="T402">(старшие 32 бита при преобразовании отбрасываются)</text:span>.</text:p>
      <text:p text:style-name="P135">При приведении к строке выполняется преобразование к десятичному текстовому представлению числа.</text:p>
      <text:p text:style-name="P135">При приведении к моменту целое число означает количество полных <text:span text:style-name="T401">суток</text:span>, считая от «нулевого» момента.</text:p>
      <text:p text:style-name="P136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7">Переменная дробного типа содержит 64-битное вещественное значение с двойной точностью.</text:p>
      <text:p text:style-name="P15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44">на</text:span> нуль.</text:p>
      <text:h text:style-name="Heading_20_5" text:outline-level="5"><text:soft-page-break/>Формат литерала</text:h>
      <text:p text:style-name="Исходный_20_код">-<text:span text:style-name="T403">0123456.789 <text:s text:c="5"/>// представление с десятичной точкой</text:span></text:p>
      <text:p text:style-name="Исходный_20_код">-<text:span text:style-name="T403">0123456.789е+123 // экспоненциальное представление</text:span></text:p>
      <text:p text:style-name="P171"/>
      <text:p text:style-name="P171"><text:span text:style-name="T445">д1</text:span> := <text:s/>0/0; <text:s text:c="6"/>// <text:span text:style-name="T445">нечисло</text:span></text:p>
      <text:p text:style-name="P172">д2 := <text:s/>1/0; <text:s text:c="6"/>// +бесконечность</text:p>
      <text:p text:style-name="P172">д<text:span text:style-name="T503">3</text:span> := -1/0; <text:s text:c="6"/>// -бесконечность</text:p>
      <text:p text:style-name="P138">В качестве десятичного разделителя всегда используется точка. В качестве <text:span text:style-name="T404">символа экспоненциальной части может использоваться латинская «E» </text:span><text:span text:style-name="T412">и</text:span><text:span text:style-name="T404"> кириллическая «Е» или «Э» в любом регистре. </text:span><text:span text:style-name="T406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42"><text:span text:style-name="T202">Н</text:span>уль.</text:p>
      <text:h text:style-name="P289" text:outline-level="5">Преобразование типов</text:h>
      <text:p text:style-name="P139">При приведении к строке число конвертируется в строковое представление в <text:span text:style-name="T405">десятичном или экспоненциальном </text:span>формате, <text:span text:style-name="T410">в зависимости от того, какой из них короче</text:span>. <text:span text:style-name="T504">Для </text:span><text:span text:style-name="T505">небольших</text:span><text:span text:style-name="T504"> чисел, е</text:span><text:span text:style-name="T406">сли дробная часть числа равна нулю, </text:span><text:span text:style-name="T411">полученное </text:span><text:span text:style-name="T407">строковое представление будет целочисленным.</text:span></text:p>
      <text:p text:style-name="P158">При приведении к строке нечисло <text:span text:style-name="T454">преобразуется в</text:span> <text:span text:style-name="T506">текст </text:span>"Nan", а бесконечность — <text:span text:style-name="T455">в</text:span> "+Inf" или "-Inf". <text:span text:style-name="T446">Эти </text:span><text:span text:style-name="T507">строковые</text:span><text:span text:style-name="T447"> </text:span><text:span text:style-name="T446">значения </text:span><text:span text:style-name="T508">(в любом регистре) </text:span><text:span text:style-name="T446">можно использовать для приведения строки к дробному числу, но не в качестве литералов в исходном коде.</text:span></text:p>
      <text:p text:style-name="P140">При приведении <text:span text:style-name="T413">дробного числа </text:span>к целому дробная часть отбрасывается без округления. <text:span text:style-name="T480">Значение </text:span><text:span text:style-name="T35">нечисло</text:span><text:span text:style-name="T480"> и бесконечные значения при приведении к целому вызывают исключение </text:span><text:span text:style-name="T35">НеверноеЧисло</text:span><text:span text:style-name="T480">.</text:span></text:p>
      <text:p text:style-name="P141">При приведении к моменту число означает <text:span text:style-name="T409">количество</text:span> суток, считая от «нулевого» момента.</text:p>
      <text:h text:style-name="Heading_20_4" text:outline-level="4">Момент</text:h>
      <text:p text:style-name="P143"><text:span text:style-name="T414">Переменная типа момент содержит значение даты и времени — </text:span><text:span text:style-name="T433">64-битное </text:span><text:span text:style-name="T415">вещественное </text:span><text:span text:style-name="T432">число с двойной точностью</text:span><text:span text:style-name="T415">, означающее </text:span><text:span text:style-name="T414">число суток, прошедшее от «нулевого» момента. Нулевым моментом считается </text:span>1899-12-30 00:00:00. <text:span text:style-name="T417">Б</text:span><text:span text:style-name="T415">олее поздние даты представлены положительными </text:span><text:span text:style-name="T416">числами, более ранние — отрицательными</text:span>. <text:span text:style-name="T421">Целая часть числа соответствует количеств</text:span><text:span text:style-name="T427">у</text:span><text:span text:style-name="T421"> полных суток, а д</text:span><text:span text:style-name="T408">робная — </text:span><text:span text:style-name="T418">суточному </text:span><text:span text:style-name="T408">времени, выраженному в долях суток.</text:span>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19">12:45:50.25</text:span>` <text:s text:c="5"/>// <text:span text:style-name="T419">время</text:span> в обратных апострофах</text:p>
      <text:p text:style-name="P168">`2023-09-15 <text:span text:style-name="T419">12:45</text:span>` // <text:span text:style-name="T419">дата и время</text:span> в обратных апострофах</text:p>
      <text:p text:style-name="P169">`09-15 <text:span text:style-name="T419">12:</text:span><text:span text:style-name="T424">00</text:span>` <text:s text:c="5"/>// <text:span text:style-name="T424">полдень 15 сентября текущего года</text:span></text:p>
      <text:p text:style-name="P169">`15 <text:span text:style-name="T419">12:</text:span><text:span text:style-name="T424">00</text:span>` <text:s text:c="8"/>// <text:span text:style-name="T424">полдень 15 числа текущего месяца</text:span></text:p>
      <text:p text:style-name="P169">`15` <text:s text:c="14"/>// <text:span text:style-name="T424">полночь 15 числа текущего месяца</text:span></text:p>
      <text:p text:style-name="P144"><text:soft-page-break/>Дата и время указываются в стандартном формате: <text:span text:style-name="T29">YYYY-MM-DD hh:mm:ss</text:span><text:span text:style-name="T420">.</text:span></text:p>
      <text:p text:style-name="P145">Может быть указана только дата, только время или <text:span text:style-name="T422">обе </text:span><text:span text:style-name="T423">части</text:span> <text:span text:style-name="T428">вместе </text:span>— <text:span text:style-name="T421">в последнем случае дата и время разделяются пробелом</text:span>. <text:span text:style-name="T426">Если дата или время не указаны, они считаются равными нулю.</text:span></text:p>
      <text:p text:style-name="P146">При указании даты можно опустить год, либо год и месяц, вместе со следующим <text:span text:style-name="T431">за ними </text:span>символом «-» — по умолчанию подставляются, соответственно, текущи<text:span text:style-name="T429">е</text:span> год и месяц.</text:p>
      <text:p text:style-name="P173">При указании времени можно опустить секунды вместе с предшествующим символом «:» — по умолчанию подставляется 0 секунд.</text:p>
      <text:p text:style-name="P146"><text:span text:style-name="T425">В качестве </text:span><text:span text:style-name="T430">значения </text:span><text:span text:style-name="T425">секунд можно указать дробное число.</text:span></text:p>
      <text:p text:style-name="P156"><text:span text:style-name="T221">Примечание:</text:span> при указании литерала даты в исходном коде, если опущены год или месяц, то их текущие значения подставляются <text:span text:style-name="T441">в момент</text:span> компиляции программы и <text:span text:style-name="T442">в дальнейшем </text:span>остаются постоянными.</text:p>
      <text:h text:style-name="Heading_20_5" text:outline-level="5">Начальное значение</text:h>
      <text:p text:style-name="P147"><text:span text:style-name="T450">П</text:span>олночь 1899-12-30.</text:p>
      <text:h text:style-name="Heading_20_5" text:outline-level="5">Преобразование типов</text:h>
      <text:p text:style-name="P148">Моменты взаимно-однозначно приводятся к дробным числам и обратно.</text:p>
      <text:p text:style-name="P149">При приведении момента к целому числу дробная часть (т. е., значение суточного времени) отбрасывается без округления. <text:span text:style-name="T480">Значение </text:span><text:span text:style-name="T35">нечисло</text:span><text:span text:style-name="T480"> и бесконечные значения при приведении к целому вызывают исключение </text:span><text:span text:style-name="T35">НеверноеЧисло</text:span><text:span text:style-name="T480">.</text:span></text:p>
      <text:p text:style-name="P150">Приведение момента к строке выполняется по следующим правилам:</text:p>
      <text:list xml:id="list447653345" text:style-name="L1">
        <text:list-item>
          <text:p text:style-name="P291"><text:span text:style-name="T207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07"> или </text:span><text:span text:style-name="T31">б</text:span><text:span text:style-name="T36">есконечность</text:span><text:span text:style-name="T207">, </text:span><text:span text:style-name="T200">преобразование вернёт строку "Nan", "+Inf" или "-Inf".</text:span></text:p>
        </text:list-item>
        <text:list-item>
          <text:p text:style-name="P291"><text:span text:style-name="T443">Моменты</text:span> с ненулевой целой и дробной частью возвращают <text:span text:style-name="T193">строков</text:span><text:span text:style-name="T199">ые</text:span><text:span text:style-name="T193"> представлени</text:span><text:span text:style-name="T199">я</text:span><text:span text:style-name="T193"> даты и времени </text:span><text:span text:style-name="T208">в стандартном формате</text:span><text:span text:style-name="T193">, разделённые пробелом.</text:span></text:p>
        </text:list-item>
        <text:list-item>
          <text:p text:style-name="P292"><text:span text:style-name="T197">Моменты</text:span><text:span text:style-name="T193"> с ненулевой целой и нулевой дробной частью возвращают строковое представлени</text:span><text:span text:style-name="T198">е</text:span><text:span text:style-name="T193"> даты.</text:span></text:p>
        </text:list-item>
        <text:list-item>
          <text:p text:style-name="P293">В остальных случаях возвращается строковое представление времени.</text:p>
        </text:list-item>
      </text:list>
      <text:p text:style-name="P175">При приведении строки к моменту допускаются такие же строковые значения, как в литералах, а также значения <text:span text:style-name="T200">"</text:span><text:span text:style-name="T206">n</text:span><text:span text:style-name="T200">an", "</text:span><text:span text:style-name="T206">i</text:span><text:span text:style-name="T200">nf", "</text:span><text:span text:style-name="T205">+</text:span><text:span text:style-name="T206">i</text:span><text:span text:style-name="T200">nf" или "-</text:span><text:span text:style-name="T206">i</text:span><text:span text:style-name="T200">nf" </text:span><text:span text:style-name="T204">в любом регистре</text:span><text:span text:style-name="T200">. </text:span><text:span text:style-name="T203">При ошибках преобразования возникает исключение </text:span><text:span text:style-name="T32">ОшибкаКонвертации</text:span><text:span text:style-name="T203">.</text:span></text:p>
      <text:h text:style-name="Heading_20_4" text:outline-level="4">Логическое</text:h>
      <text:p text:style-name="P151">Переменная логического типа имеет одно из двух значений: истинное или ложное. <text:span text:style-name="T434">В качестве литералов в исходном коде применяются ключевые слова «</text:span><text:span text:style-name="T30">да»</text:span><text:span text:style-name="T434"> и «</text:span><text:span text:style-name="T30">нет»</text:span><text:span text:style-name="T434">.</text:span></text:p>
      <text:h text:style-name="Heading_20_5" text:outline-level="5">Начальное значение</text:h>
      <text:p text:style-name="P159">Ложь.</text:p>
      <text:h text:style-name="Heading_20_5" text:outline-level="5"><text:soft-page-break/>Преобразование типов</text:h>
      <text:p text:style-name="P152">При приведении логического значения к целому <text:span text:style-name="T435">истина</text:span> соответствует значени<text:span text:style-name="T435">ю</text:span> 1, а ложь — значению 0. При приведении целого к логическому истинным считается любое ненулевое значение.</text:p>
      <text:p text:style-name="P153">При приведении к строке истина соответствует значению "да", а ложь — значению "<text:span text:style-name="T436">нет". </text:span><text:span text:style-name="T437">При приведении строки к логическому допустимы следующие строковые значения, </text:span><text:span text:style-name="T438">в любом регистре</text:span><text:span text:style-name="T437">:</text:span></text:p>
      <text:p text:style-name="P170">"<text:span text:style-name="T392">1</text:span>", "<text:span text:style-name="T392">y</text:span>", "<text:span text:style-name="T392">yes</text:span>", "<text:span text:style-name="T392">t</text:span>", "<text:span text:style-name="T392">true</text:span>", "<text:span text:style-name="T392">д</text:span>", "<text:span text:style-name="T392">да</text:span>", "<text:span text:style-name="T392">и</text:span>", "<text:span text:style-name="T392">истина</text:span>" // <text:span text:style-name="T393">истина</text:span></text:p>
      <text:p text:style-name="P154">"<text:span text:style-name="T392">0</text:span>", "<text:span text:style-name="T392">n</text:span>", "<text:span text:style-name="T392">no</text:span>", "<text:span text:style-name="T392">f</text:span>", "<text:span text:style-name="T392">false</text:span>", "<text:span text:style-name="T392">н</text:span>", "<text:span text:style-name="T392">нет</text:span>", "<text:span text:style-name="T392">л</text:span>", "<text:span text:style-name="T392">ложь</text:span>" <text:s/>// <text:span text:style-name="T393">ложь</text:span></text:p>
      <text:p text:style-name="P155">Любые другие строковые значения вызовут исключение <text:span text:style-name="T1">ОшибкаКонвертации</text:span>.</text:p>
      <text:h text:style-name="P252" text:outline-level="2"><text:span text:style-name="T49">Ключевые слова </text:span><text:span text:style-name="T50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55">программист </text:span>может использовать люб<text:span text:style-name="T55">ую</text:span> из перечисленных форм <text:span text:style-name="T58">по своему усмотрению</text:span>. <text:span text:style-name="T56">Это позволяет заметно, хотя и не полностью, приблизить </text:span><text:span text:style-name="T60">текст</text:span><text:span text:style-name="T56"> программы к нормам русского языка.</text:span></text:p>
      <text:p text:style-name="P2"><text:span text:style-name="T62">П</text:span><text:span text:style-name="T56">ример:</text:span></text:p>
      <text:p text:style-name="Исходный_20_код">типы</text:p>
      <text:p text:style-name="Исходный_20_код"><text:tab/>тПервый <text:span text:style-name="T57">=</text:span> массив строк;</text:p>
      <text:p text:style-name="Исходный_20_код"><text:tab/>тВторой <text:span text:style-name="T57">=</text:span> словарь <text:span text:style-name="T63">целых</text:span> ключ символ;</text:p>
      <text:p text:style-name="Исходный_20_код"><text:tab/>тТретий <text:span text:style-name="T57">=</text:span> <text:span text:style-name="T56">массив </text:span>словар<text:span text:style-name="T56">ей</text:span> массивов структур</text:p>
      <text:p text:style-name="Исходный_20_код"><text:tab/><text:tab/>поле1: <text:span text:style-name="T64">дробное</text:span>;</text:p>
      <text:p text:style-name="Исходный_20_код"><text:tab/><text:tab/>поле2: логическое;</text:p>
      <text:p text:style-name="Исходный_20_код"><text:tab/>окончание ключ строка;</text:p>
      <text:p text:style-name="P17"><text:span text:style-name="T88">Использование тех или иных форм </text:span><text:span text:style-name="T91">ключевых </text:span><text:span text:style-name="T88">слов остаётся на усмотрение программиста: </text:span><text:span text:style-name="T97">конструкции</text:span><text:span text:style-name="T89"> «</text:span><text:span text:style-name="T90">словарей массив строка</text:span><text:span text:style-name="T89">» и «</text:span><text:span text:style-name="T90">словарь массивов строк</text:span><text:span text:style-name="T89">» </text:span><text:span text:style-name="T88">с точки зрения синтаксиса</text:span><text:span text:style-name="T89"> полностью эквивалентны. Автор, однако, надеется, что </text:span><text:span text:style-name="T93">из соображений читаемости кода </text:span><text:span text:style-name="T92">большинство </text:span><text:span text:style-name="T89">программист</text:span><text:span text:style-name="T92">ов</text:span><text:span text:style-name="T89"> </text:span><text:span text:style-name="T94">всегда </text:span><text:span text:style-name="T138">предпочтут</text:span><text:span text:style-name="T89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используется используются</text:p>
      <text:p text:style-name="Исходный_20_код">начало</text:p>
      <text:p text:style-name="Исходный_20_код">окончание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<text:soft-page-break/>дробное дробных</text:p>
      <text:p text:style-name="Исходный_20_код">момент моментов</text:p>
      <text:p text:style-name="Исходный_20_код">логическое логических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h text:style-name="Heading_20_2" text:outline-level="2">Синтакси<text:span text:style-name="T54">ческая диаграмма</text:span></text:h>
      <text:h text:style-name="Heading_20_3" text:outline-level="3">Пояснения</text:h>
      <text:p text:style-name="Text_20_body">В угловых скобках — имя <text:span text:style-name="T61">вложенного </text:span><text:span text:style-name="T51">синтаксического</text:span> правила.</text:p>
      <text:p text:style-name="Text_20_body">В обратных апострофах — ключевое слово языка Клаус. В исходном коде <text:span text:style-name="T59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8"><text:soft-page-break/><text:span text:style-name="T51">#</text:span>keyword<text:tab/>— <text:span text:style-name="T52">ключевое слово</text:span></text:p>
      <text:p text:style-name="P18">#id<text:tab/>— <text:span text:style-name="T52">идентификатор</text:span></text:p>
      <text:p text:style-name="P18">#char<text:tab/>— <text:span text:style-name="T52">символьный литерал</text:span></text:p>
      <text:p text:style-name="P18">#string<text:tab/>— <text:span text:style-name="T52">строковый литерал</text:span></text:p>
      <text:p text:style-name="P18">#integer<text:tab/>— <text:span text:style-name="T52">целочисленный литерал</text:span></text:p>
      <text:p text:style-name="P18">#float<text:tab/>— <text:span text:style-name="T52">вещественный литерал</text:span></text:p>
      <text:p text:style-name="P18">#moment<text:tab/>— <text:span text:style-name="T52">литерал момента (дата/время)</text:span></text:p>
      <text:p text:style-name="P18">#symbol<text:tab/>— <text:span text:style-name="T52">знак языка</text:span></text:p>
      <text:p text:style-name="Text_20_body">В круглых скобках — обязательная группа <text:span text:style-name="T53">правил</text:span>. Как правило, один из нескольких вариантов через "|". В квадратных скобках — необязательная группа <text:span text:style-name="T53">правил</text:span>: может быть, а может не быть.</text:p>
      <text:p text:style-name="Text_20_body">Звёздочка после открывающей круглой или квадратной скобки <text:span text:style-name="T53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Heading_20_3" text:outline-level="3">Диаграмма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oft-page-break/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oft-page-break/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oft-page-break/><text:span text:style-name="T1">case_else</text:span> ::= `иначе` &lt;statement&gt; ";"</text:p>
      <text:h text:style-name="P253" text:outline-level="2">Операции <text:span text:style-name="T83">в выражениях</text:span></text:h>
      <text:p text:style-name="P10">Арифметические операции возвращают целый результат, если оба операнда целые. <text:span text:style-name="T74">Е</text:span>сли хотя бы один операнд дробный, то <text:span text:style-name="T78">операция вернёт дробный </text:span>результат.</text:p>
      <text:p text:style-name="P14">Операции целочисленного деления и остатка от деления определены <text:span text:style-name="T81">только</text:span> для цел<text:span text:style-name="T82">очисленных</text:span> операндов и возвращают <text:span text:style-name="T82">целочисленный</text:span> результат.</text:p>
      <text:p text:style-name="P13">Сложение и вычитание определены для момента и числа: можно <text:span text:style-name="T76">прибавить</text:span> <text:span text:style-name="T76">к</text:span> момент<text:span text:style-name="T76">у</text:span> <text:span text:style-name="T75">(целое или дробное) </text:span>число <text:span text:style-name="T75">суток</text:span> и <text:span text:style-name="T76">вычесть из</text:span> момент<text:span text:style-name="T76">а</text:span> число <text:span text:style-name="T75">суток</text:span>. <text:span text:style-name="T77">В обоих случаях </text:span><text:span text:style-name="T87">момент должен быть левым операндом, </text:span><text:span text:style-name="T95">и</text:span><text:span text:style-name="T87"> </text:span><text:span text:style-name="T77">результатом операции является момент.</text:span></text:p>
      <text:p text:style-name="P11">Операция соединения определена для символов и строк в люб<text:span text:style-name="T84">ых сочетаниях</text:span> и возвращает строковый результат. <text:span text:style-name="T456">При этом нулевые символы приводятся к пустой строке.</text:span></text:p>
      <text:p text:style-name="P12">Операции сравнения определены для всех простых типов, сравнимых между собой: </text:p>
      <text:list xml:id="list2987537139" text:style-name="L2">
        <text:list-item>
          <text:p text:style-name="P295">символы можно сравнивать с символами, но не со строками;</text:p>
        </text:list-item>
        <text:list-item>
          <text:p text:style-name="P296">строки можно сравнивать со строками, но не с символвами;</text:p>
        </text:list-item>
        <text:list-item>
          <text:p text:style-name="P294"><text:span text:style-name="T70">целые и дробные числа можно сравнивать </text:span><text:span text:style-name="T79">между собой </text:span><text:span text:style-name="T71">в любых сочетаниях</text:span><text:span text:style-name="T70">;</text:span></text:p>
        </text:list-item>
        <text:list-item>
          <text:p text:style-name="P297">моменты можно сравнивать с моментами;</text:p>
        </text:list-item>
        <text:list-item>
          <text:p text:style-name="P297">логические <text:span text:style-name="T85">значения</text:span> можно сравнивать <text:span text:style-name="T80">между собой:</text:span> «да» больше, чем «нет».</text:p>
        </text:list-item>
      </text:list>
      <text:p text:style-name="P16">Унарные операции всегда имеют более высокий приоритет, чем бинарные.</text:p>
      <text:p text:style-name="P160">Значения составных типов — массивы, словари, структуры — не могут быть операндами в выражениях.</text:p>
      <text:p text:style-name="P161">Операции сравнения запрещены для дробных чисел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62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193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66">О</text:span>перанд<text:span text:style-name="T66">ы</text:span></text:p>
          </table:table-cell>
          <table:table-cell table:style-name="Таблица1.A1" office:value-type="string">
            <text:p text:style-name="P3"><text:span text:style-name="T67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15"><text:span text:style-name="T86">У</text:span>нарный минус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!</text:p>
          </table:table-cell>
          <table:table-cell table:style-name="Таблица1.A1" office:value-type="string">
            <text:p text:style-name="P15"><text:span text:style-name="T86">У</text:span>нарное отрицание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^</text:p>
          </table:table-cell>
          <table:table-cell table:style-name="Таблица1.A1" office:value-type="string">
            <text:p text:style-name="P5"><text:span text:style-name="T96">Возведение в с</text:span>тепень</text:p>
          </table:table-cell>
          <table:table-cell table:style-name="Таблица1.A1" office:value-type="string">
            <text:p text:style-name="P9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6">*</text:p>
          </table:table-cell>
          <table:table-cell table:style-name="Таблица1.A1" office:value-type="string">
            <text:p text:style-name="P5">Умнож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A1" office:value-type="string">
            <text:p text:style-name="P5">Дел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\</text:p>
          </table:table-cell>
          <table:table-cell table:style-name="Таблица1.A1" office:value-type="string">
            <text:p text:style-name="P5">Цело<text:span text:style-name="T68">численное</text:span> деление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%</text:p>
          </table:table-cell>
          <table:table-cell table:style-name="Таблица1.A1" office:value-type="string">
            <text:p text:style-name="P5">Остаток <text:span text:style-name="T68">от деления</text:span>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+</text:p>
          </table:table-cell>
          <table:table-cell table:style-name="Таблица1.A1" office:value-type="string">
            <text:p text:style-name="P5">Сложение</text:p>
          </table:table-cell>
          <table:table-cell table:style-name="Таблица1.A1" office:value-type="string">
            <text:p text:style-name="P5">числа, <text:span text:style-name="T72">момент</text:span></text:p>
          </table:table-cell>
          <table:table-cell table:style-name="Таблица1.A1" office:value-type="string">
            <text:p text:style-name="P5">число, <text:span text:style-name="T73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5">Вычитание</text:p>
          </table:table-cell>
          <table:table-cell table:style-name="Таблица1.A1" office:value-type="string">
            <text:p text:style-name="P5">числа, <text:span text:style-name="T72">момент</text:span></text:p>
          </table:table-cell>
          <table:table-cell table:style-name="Таблица1.A1" office:value-type="string">
            <text:p text:style-name="P5">число, <text:span text:style-name="T73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++</text:p>
          </table:table-cell>
          <table:table-cell table:style-name="Таблица1.A1" office:value-type="string">
            <text:p text:style-name="P5">Соединение</text:p>
          </table:table-cell>
          <table:table-cell table:style-name="Таблица1.A1" office:value-type="string">
            <text:p text:style-name="P5">строки, символы</text:p>
          </table:table-cell>
          <table:table-cell table:style-name="Таблица1.A1" office:value-type="string">
            <text:p text:style-name="P5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6">=</text:p>
          </table:table-cell>
          <table:table-cell table:style-name="Таблица1.A1" office:value-type="string">
            <text:p text:style-name="P5">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ext:soft-page-break/>
        <table:table-row>
          <table:table-cell table:style-name="Таблица1.A2" office:value-type="string">
            <text:p text:style-name="P6">&lt;&gt; !<text:span text:style-name="T65">=</text:span></text:p>
          </table:table-cell>
          <table:table-cell table:style-name="Таблица1.A1" office:value-type="string">
            <text:p text:style-name="P5">Не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</text:p>
          </table:table-cell>
          <table:table-cell table:style-name="Таблица1.A1" office:value-type="string">
            <text:p text:style-name="P5">Бол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</text:p>
          </table:table-cell>
          <table:table-cell table:style-name="Таблица1.A1" office:value-type="string">
            <text:p text:style-name="P5">Мен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=</text:p>
          </table:table-cell>
          <table:table-cell table:style-name="Таблица1.A1" office:value-type="string">
            <text:p text:style-name="P8">Бол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=</text:p>
          </table:table-cell>
          <table:table-cell table:style-name="Таблица1.A1" office:value-type="string">
            <text:p text:style-name="P8">Мен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amp;&amp;</text:p>
          </table:table-cell>
          <table:table-cell table:style-name="Таблица1.A1" office:value-type="string">
            <text:p text:style-name="P5">И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6">||</text:p>
          </table:table-cell>
          <table:table-cell table:style-name="Таблица1.A1" office:value-type="string">
            <text:p text:style-name="P5">И<text:span text:style-name="T66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6">~|</text:p>
          </table:table-cell>
          <table:table-cell table:style-name="Таблица1.A1" office:value-type="string">
            <text:p text:style-name="P5">Искл<text:span text:style-name="T69">ючающее</text:span> И<text:span text:style-name="T66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63">Операции в выражениях выполняются в порядке возрастания приоритета, с учётом группирующих круглых скобок. Равноприоритетные операции выполняются по порядку слева направо, <text:span text:style-name="T458">д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57">значения</text:span> выражения.</text:p>
      <text:h text:style-name="P254" text:outline-level="2">Инструкции</text:h>
      <text:h text:style-name="P255" text:outline-level="3">Пустая инструкция</text:h>
      <text:p text:style-name="P227">Пустая инструкция записывается ключевым словом <text:span text:style-name="T42">ничего</text:span>:</text:p>
      <text:p text:style-name="Исходный_20_код"><text:span text:style-name="T569">начало</text:span><text:line-break/> <text:s text:c="3"/>ничего;<text:line-break/><text:span text:style-name="T569">окончание.</text:span></text:p>
      <text:p text:style-name="P227">Эта инструкция не выполняет никаких действий. Она может использоваться в тех случаях, когда <text:span text:style-name="T567">правила </text:span>синтаксис<text:span text:style-name="T567">а</text:span> требу<text:span text:style-name="T567">ю</text:span>т наличия инструкции, <text:span text:style-name="T571">которая фактически не нужна, </text:span><text:span text:style-name="T568">например:</text:span></text:p>
      <text:p text:style-name="P239"><text:span text:style-name="T570">начало</text:span><text:line-break/> <text:s text:c="3"/>если всёХорошо то ничего<text:line-break/> <text:s text:c="3"/>иначе вывести("Что-то пошло не так!");<text:line-break/><text:span text:style-name="T570">окончание.</text:span></text:p>
      <text:h text:style-name="P256" text:outline-level="3">Инструкци<text:span text:style-name="T103">я</text:span> присваивания</text:h>
      <text:p text:style-name="P20">Инструкци<text:span text:style-name="T103">я</text:span> присваивания предназначен<text:span text:style-name="T103">а</text:span> для установки значени<text:span text:style-name="T104">я</text:span> переменн<text:span text:style-name="T104">ой</text:span>.</text:p>
      <text:p text:style-name="P20"><text:span text:style-name="T105">В </text:span>Клаус<text:span text:style-name="T105">е</text:span> <text:span text:style-name="T105">определено</text:span> <text:span text:style-name="T106">две</text:span> разновидност<text:span text:style-name="T106">и</text:span> инструкци<text:span text:style-name="T107">й</text:span> присваивания: прост<text:span text:style-name="T105">ая</text:span> и <text:span text:style-name="T108">вычисляющи</text:span><text:span text:style-name="T137">е</text:span>.</text:p>
      <text:h text:style-name="P262" text:outline-level="4">Простое присваивание</text:h>
      <text:p text:style-name="P20">Простое присваивание записывается в <text:span text:style-name="T109">следующей </text:span>форме:</text:p>
      <text:p text:style-name="P19">&lt;переменная&gt; := &lt;выражение&gt;;</text:p>
      <text:p text:style-name="P20">где <text:span text:style-name="T1">переменная</text:span> — путь к переменной, а <text:span text:style-name="T1">выражение</text:span> <text:span text:style-name="T110">должно возвращать</text:span><text:span text:style-name="T105"> значение соответствующего типа, </text:span><text:span text:style-name="T110">которое будет присвоено указанной переменной</text:span><text:span text:style-name="T105">.</text:span></text:p>
      <text:p text:style-name="P26"><text:soft-page-break/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7"><text:span text:style-name="T111">Для </text:span><text:span text:style-name="T112">присваивания значения</text:span><text:span text:style-name="T111"> пол</text:span><text:span text:style-name="T112">ю</text:span><text:span text:style-name="T111"> структур</text:span><text:span text:style-name="T113">ы</text:span><text:span text:style-name="T111"> им</text:span><text:span text:style-name="T113">я</text:span><text:span text:style-name="T111"> пол</text:span><text:span text:style-name="T113">я</text:span><text:span text:style-name="T111"> указыва</text:span><text:span text:style-name="T113">е</text:span><text:span text:style-name="T111">тся через точку после </text:span><text:span text:style-name="T114">пути к структуре</text:span><text:span text:style-name="T111">. </text:span><text:span text:style-name="T115">Д</text:span><text:span text:style-name="T111">ля </text:span><text:span text:style-name="T116">присваивания значения</text:span><text:span text:style-name="T111"> элемент</text:span><text:span text:style-name="T116">у</text:span><text:span text:style-name="T111"> массив</text:span><text:span text:style-name="T117">а</text:span><text:span text:style-name="T111"> </text:span><text:span text:style-name="T118">(</text:span><text:span text:style-name="T111">словар</text:span><text:span text:style-name="T117">я</text:span><text:span text:style-name="T118">)</text:span><text:span text:style-name="T111"> индекс </text:span><text:span text:style-name="T119">массива </text:span><text:span text:style-name="T118">(</text:span><text:span text:style-name="T111">ключ </text:span><text:span text:style-name="T119">словаря</text:span><text:span text:style-name="T118">)</text:span><text:span text:style-name="T111"> указывается в квадратных скобках </text:span><text:span text:style-name="T120">после пути к массиву/словарю, </text:span><text:span text:style-name="T121">например:</text:span></text:p>
      <text:p text:style-name="P19">программа Пример;</text:p>
      <text:p text:style-name="P19">типы</text:p>
      <text:p text:style-name="P19"><text:s text:c="4"/>тСтр1 = структура</text:p>
      <text:p text:style-name="P19"><text:s text:c="8"/>с1п1: строка;</text:p>
      <text:p text:style-name="P19"><text:s text:c="8"/>с1п2: дробное;</text:p>
      <text:p text:style-name="P19"><text:s text:c="4"/>окончание;</text:p>
      <text:p text:style-name="P19"><text:s text:c="4"/>тСтр2 = структура</text:p>
      <text:p text:style-name="P19"><text:s text:c="8"/>с2п1: массив массивов тСтр1;</text:p>
      <text:p text:style-name="P19"><text:s text:c="8"/>с2п2: строка;</text:p>
      <text:p text:style-name="P19"><text:s text:c="4"/>окончание;</text:p>
      <text:p text:style-name="P19">переменные</text:p>
      <text:p text:style-name="P19"><text:s text:c="4"/>а: целое;</text:p>
      <text:p text:style-name="P19"><text:s text:c="4"/>б: дробное;</text:p>
      <text:p text:style-name="P19"><text:s text:c="4"/>в: массив строк;</text:p>
      <text:p text:style-name="P19"><text:s text:c="4"/>г: словарь строк ключ дробное;</text:p>
      <text:p text:style-name="P19"><text:s text:c="4"/>сл: словарь тСтр2 ключ строка;</text:p>
      <text:p text:style-name="P19"><text:s text:c="4"/>м: массив тСтр1;</text:p>
      <text:p text:style-name="P19">начало</text:p>
      <text:p text:style-name="P19"><text:s text:c="4"/>а := 10;</text:p>
      <text:p text:style-name="P19"><text:s text:c="4"/>б := а + 0.01;</text:p>
      <text:p text:style-name="P19"><text:s text:c="4"/>длина(в, 1);</text:p>
      <text:p text:style-name="P19"><text:s text:c="4"/>в[0] := "значение";</text:p>
      <text:p text:style-name="P19"><text:s text:c="4"/>г[3.1415] := "Пи";</text:p>
      <text:p text:style-name="P19"><text:s text:c="4"/>добавить(сл, "Ключ");</text:p>
      <text:p text:style-name="P19"><text:s text:c="4"/>длина(сл["Ключ"].с2п1, 2);</text:p>
      <text:p text:style-name="P19"><text:s text:c="4"/>сл["Ключ"].с2п1[0] := м;</text:p>
      <text:p text:style-name="P19"><text:s text:c="4"/>длина(сл["Ключ"].с2п1[1], 1);</text:p>
      <text:p text:style-name="P19"><text:s text:c="4"/>сл["Ключ"].с2п1[1][0].с1п1 := "Новое значение";</text:p>
      <text:p text:style-name="P19">окончание.</text:p>
      <text:h text:style-name="P263" text:outline-level="4">Вычисляющее присваивание</text:h>
      <text:p text:style-name="P28">В Клаусе определены следующие инструкции вычисляющего присван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+=</text:p>
          </table:table-cell>
          <table:table-cell table:style-name="Таблица2.B1" office:value-type="string">
            <text:p text:style-name="P23">Прибавить и присвоить</text:p>
          </table:table-cell>
        </table:table-row>
        <table:table-row>
          <table:table-cell table:style-name="Таблица2.A2" office:value-type="string">
            <text:p text:style-name="P22">-<text:span text:style-name="T122">=</text:span></text:p>
          </table:table-cell>
          <table:table-cell table:style-name="Таблица2.B2" office:value-type="string">
            <text:p text:style-name="P23">Вычесть и присвоить</text:p>
          </table:table-cell>
        </table:table-row>
        <table:table-row>
          <table:table-cell table:style-name="Таблица2.A2" office:value-type="string">
            <text:p text:style-name="P22">*<text:span text:style-name="T122">=</text:span></text:p>
          </table:table-cell>
          <table:table-cell table:style-name="Таблица2.B2" office:value-type="string">
            <text:p text:style-name="P23">Умножить и присвоить</text:p>
          </table:table-cell>
        </table:table-row>
        <table:table-row>
          <table:table-cell table:style-name="Таблица2.A2" office:value-type="string">
            <text:p text:style-name="P22">/<text:span text:style-name="T122">=</text:span></text:p>
          </table:table-cell>
          <table:table-cell table:style-name="Таблица2.B2" office:value-type="string">
            <text:p text:style-name="P23">Разделить и пр<text:span text:style-name="T123">и</text:span>своить</text:p>
          </table:table-cell>
        </table:table-row>
        <table:table-row>
          <table:table-cell table:style-name="Таблица2.A2" office:value-type="string">
            <text:p text:style-name="P21">\=</text:p>
          </table:table-cell>
          <table:table-cell table:style-name="Таблица2.B2" office:value-type="string">
            <text:p text:style-name="P23">Разделить <text:span text:style-name="T124">нацело </text:span>и присвоить</text:p>
          </table:table-cell>
        </table:table-row>
        <table:table-row>
          <table:table-cell table:style-name="Таблица2.A2" office:value-type="string">
            <text:p text:style-name="P22">%<text:span text:style-name="T122">=</text:span></text:p>
          </table:table-cell>
          <table:table-cell table:style-name="Таблица2.B2" office:value-type="string">
            <text:p text:style-name="P23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21">^=</text:p>
          </table:table-cell>
          <table:table-cell table:style-name="Таблица2.B2" office:value-type="string">
            <text:p text:style-name="P23">Возвести в степень и присвоить</text:p>
          </table:table-cell>
        </table:table-row>
      </table:table>
      <text:p text:style-name="P24"/>
      <text:p text:style-name="P24"><text:soft-page-break/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9">начало</text:p>
      <text:p text:style-name="P19"><text:tab/>А += 1; // прибавляет к переменной А единицу</text:p>
      <text:p text:style-name="P19"><text:tab/>Б *= 2; // удваивает значение переменной Б</text:p>
      <text:p text:style-name="P19"><text:tab/>В ^= 3; // возводит переменную В в третью степень</text:p>
      <text:p text:style-name="P19">окончание;</text:p>
      <text:h text:style-name="P262" text:outline-level="4">Совместимость типов при присваивании</text:h>
      <text:p text:style-name="P29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9">Для переменных простых типов:</text:p>
      <text:list xml:id="list1901903096" text:style-name="L3">
        <text:list-item>
          <text:p text:style-name="P298">Строковой переменной может быть присвоено символьное значение, но не наоборот;</text:p>
        </text:list-item>
        <text:list-item>
          <text:p text:style-name="P298">Дробной переменной может быть присвоено целое значение, но не наоборот;</text:p>
        </text:list-item>
        <text:list-item>
          <text:p text:style-name="P298">В остальных случаях требуется точное соответствие типов.</text:p>
        </text:list-item>
      </text:list>
      <text:p text:style-name="P29">Для <text:span text:style-name="T125">переменных </text:span>составных типов:</text:p>
      <text:list xml:id="list3408582980" text:style-name="L4">
        <text:list-item>
          <text:p text:style-name="P299">Массиву может быть присвоен массив, состоящий из элементов совместимого типа;</text:p>
        </text:list-item>
        <text:list-item>
          <text:p text:style-name="P299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299">Структуре может быть присвоена структура, имеющая ровно столько же полей с точно такими же именами (<text:span text:style-name="T126">без учёта регистра</text:span>) и значениями совместимых типов.</text:p>
        </text:list-item>
      </text:list>
      <text:p text:style-name="P30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262" text:outline-level="4">Копирование данных <text:span text:style-name="T127">при присваивании</text:span></text:h>
      <text:p text:style-name="P31">С логической точки зрения, каждая переменная языка Клаус содержит <text:span text:style-name="T128">свою собственную</text:span> копию данных<text:span text:style-name="T128">. </text:span><text:span text:style-name="T129">П</text:span><text:span text:style-name="T12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5">Физически, при присваивании значений <text:span text:style-name="T13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31">у</text:span> же <text:span text:style-name="T131">копию</text:span> <text:span text:style-name="T131">данных</text:span>, что хранится в переменной-источнике, так что в оперативной памяти имеется <text:span text:style-name="T599">лишь </text:span>одна копия данных, на которую ссылаются две <text:span text:style-name="T132">(или более) </text:span>переменны<text:span text:style-name="T132">х</text:span>.</text:p>
      <text:p text:style-name="P25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33">в оперативной памяти </text:span>выполняется только тогда, когда оно в самом деле необходимо.</text:p>
      <text:p text:style-name="P25"><text:soft-page-break/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34">словаря</text:span> целых <text:span text:style-name="T134">словарю</text:span> дробных вызовет немедленное копирование <text:span text:style-name="T135">всех ключей и значений</text:span><text:span text:style-name="T136"> из одного </text:span><text:span text:style-name="T134">словаря</text:span><text:span text:style-name="T136"> в другой</text:span>.</text:p>
      <text:p text:style-name="P25">Кроме того, копирование-по-требованию выполняется <text:span text:style-name="T98">лишь </text:span>для всего значения переменной как целого и не работает <text:span text:style-name="T99">ни </text:span>для отдельных элементов массивов и словарей, <text:span text:style-name="T99">ни для </text:span><text:span text:style-name="T100">отдельных </text:span><text:span text:style-name="T99">полей структур</text:span>. Например, если переменная А содержит <text:span text:style-name="T101">ссылку на </text:span>массив, полученн<text:span text:style-name="T10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2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72">мояПроцедура();<text:line-break/> <text:s text:c="3"/>мояВтораяПроцедура(10, 20, "тридцать");</text:span><text:line-break/>окончание.</text:p>
      <text:p text:style-name="P229">Таким образом можно вызывать как процедуры, так и функции — в последнем случае значение, возвращаемое функцией, отбрасывается. <text:span text:style-name="T57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73">мояПеременная := мояФункция('А', "Б");</text:span><text:line-break/>окончание.</text:p>
      <text:p text:style-name="P23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74">результат := вычислитьОдно(</text:span><text:span text:style-name="T575">1, 2</text:span><text:span text:style-name="T574">) + вычислитьДругое(</text:span><text:span text:style-name="T575">3, 4, 5</text:span><text:span text:style-name="T574">) </text:span><text:span text:style-name="T577">+ 1</text:span><text:span text:style-name="T574">;<text:line-break/> <text:s text:c="3"/></text:span><text:span text:style-name="T576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31">Для завершения работы программы используется инструкция:</text:p>
      <text:p text:style-name="Исходный_20_код">завершить &lt;код&gt;;</text:p>
      <text:p text:style-name="P231">где <text:span text:style-name="T1">код</text:span> — цело<text:span text:style-name="T578">е число </text:span><text:span text:style-name="T579">(или выражение целочисленного типа)</text:span>, котор<text:span text:style-name="T578">ое</text:span> будет выдан<text:span text:style-name="T578">о</text:span> операционной системе в качестве кода завершения процесса. <text:span text:style-name="T579">Если программа была </text:span><text:soft-page-break/><text:span text:style-name="T579">выполнена успешно, она должна вернуть код завершения, </text:span><text:span text:style-name="T581">р</text:span><text:span text:style-name="T579">авный нулю. Ненулевой код завершения свидетельствует об ошибке, возникшей при выполнении программы.</text:span></text:p>
      <text:p text:style-name="P232">Так, если при выполнении программы возникают необработанные исключения, программа будет <text:span text:style-name="T600">по умолчанию </text:span>завершена с кодом -1. <text:span text:style-name="T580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580">, то код завершения по умолчанию будет равен нулю.</text:span></text:p>
      <text:p text:style-name="P233">Инструкция <text:span text:style-name="T1">завершить</text:span> <text:span text:style-name="T583">допустима</text:span> внутри подпрограмм любого уровня вложенности. Если инструкция <text:span text:style-name="T1">завершить</text:span> <text:span text:style-name="T584">выполняется</text:span> <text:span text:style-name="T582">внутри составно</text:span><text:span text:style-name="T594">го блока</text:span><text:span text:style-name="T582">, содержаще</text:span><text:span text:style-name="T594">го</text:span><text:span text:style-name="T582"> секцию </text:span><text:span text:style-name="T44">напоследок</text:span><text:span text:style-name="T582">, то инструкции в этой секции будут выполнены перед </text:span><text:span text:style-name="T595">выходом из блока</text:span><text:span text:style-name="T582"> — так, как если бы инструкция </text:span><text:span text:style-name="T44">завершить</text:span><text:span text:style-name="T582"> вызвала исключение.</text:span></text:p>
      <text:h text:style-name="Heading_20_3" text:outline-level="3">Инструкция возврата <text:span text:style-name="T598">из подпрограммы</text:span></text:h>
      <text:p text:style-name="P235">Инструкция возврата используется для завершения работы процедуры и<text:span text:style-name="T590">ли </text:span><text:span text:style-name="T591">функции с</text:span> указани<text:span text:style-name="T591">ем</text:span> значения, возвращаемого функцией.</text:p>
      <text:p text:style-name="P240">процедура мояПроцедура();<text:line-break/><text:span text:style-name="T585">начало<text:line-break/> <text:s text:c="3"/>вернуться;<text:line-break/>окончание;<text:line-break/></text:span></text:p>
      <text:p text:style-name="P240"><text:span text:style-name="T585">функция</text:span> моя<text:span text:style-name="T585">Функция</text:span>(): <text:span text:style-name="T589">строка</text:span>;<text:line-break/><text:span text:style-name="T585">начало<text:line-break/> <text:s text:c="3"/>вернуть "результат";<text:line-break/>окончание;</text:span></text:p>
      <text:p text:style-name="P236">Ключевые слова <text:span text:style-name="T1">вернуть</text:span> и <text:span text:style-name="T1">вернуться</text:span> полностью эквивалентны <text:span text:style-name="T601">и взаимозаменяемы</text:span>.</text:p>
      <text:p text:style-name="P23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87">Если все инструкции в теле функции были выполнены, и функция не была явно завершена инструкцией </text:span><text:span text:style-name="T45">вернуть</text:span><text:span text:style-name="T587">, то она вернёт нулевое начальное значение соответствующего типа.</text:span></text:p>
      <text:p text:style-name="P237">Для процедур <text:span text:style-name="T602">указывать </text:span>возвращаем<text:span text:style-name="T586">о</text:span>е значение не допускается.</text:p>
      <text:p text:style-name="P238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592">ым числом </text:span><text:span text:style-name="T597">и означает код завершения процесса</text:span>.</text:p>
      <text:p text:style-name="P234">Если инструкция <text:span text:style-name="T46">вернуть</text:span> <text:span text:style-name="T584">выполняется</text:span> <text:span text:style-name="T582">внутри составно</text:span><text:span text:style-name="T593">го блока</text:span><text:span text:style-name="T582">, содержаще</text:span><text:span text:style-name="T593">го</text:span><text:span text:style-name="T582"> секцию </text:span><text:span text:style-name="T44">напоследок</text:span><text:span text:style-name="T582">, то инструкции в этой секции будут выполнены перед </text:span><text:span text:style-name="T596">выходом</text:span><text:span text:style-name="T588"> из </text:span><text:span text:style-name="T593">блока</text:span><text:span text:style-name="T582"> — так, как если бы инструкция </text:span><text:span text:style-name="T47">вернуть</text:span><text:span text:style-name="T582"> вызвала исключение.</text:span></text:p>
      <text:h text:style-name="Heading_20_3" text:outline-level="3">Составной блок инструкций</text:h>
      <text:p text:style-name="P241">Составной блок <text:span text:style-name="T612">инструкций </text:span>представляет собой инструкцию, которая может содержать несколько других инструкций и предоставля<text:span text:style-name="T613">ть</text:span> средства для обработки исключений.</text:p>
      <text:p text:style-name="P242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07">Ключевые с</text:span><text:span text:style-name="T603">лова </text:span><text:span text:style-name="T48">конец</text:span><text:span text:style-name="T603"> и </text:span><text:span text:style-name="T48">окончание</text:span><text:span text:style-name="T603"> полностью эквивалентны и </text:span><text:soft-page-break/><text:span text:style-name="T603">взаимозаменяемы. </text:span><text:span text:style-name="T604">Между началом и окончанием блока мо</text:span><text:span text:style-name="T608">жет</text:span><text:span text:style-name="T604"> находиться </text:span><text:span text:style-name="T608">сколько угодно</text:span><text:span text:style-name="T604"> други</text:span><text:span text:style-name="T608">х</text:span><text:span text:style-name="T604"> инструкци</text:span><text:span text:style-name="T608">й</text:span><text:span text:style-name="T604"> (в т. ч., вложенны</text:span><text:span text:style-name="T608">х</text:span><text:span text:style-name="T604"> составны</text:span><text:span text:style-name="T608">х</text:span><text:span text:style-name="T604"> блок</text:span><text:span text:style-name="T608">ов</text:span><text:span text:style-name="T604">), либо составной блок может быть пустым.</text:span></text:p>
      <text:p text:style-name="Исходный_20_код">начало<text:line-break/> <text:s text:c="3"/><text:span text:style-name="T605">выполнитьОдно();<text:line-break/> <text:s text:c="3"/>выполнитьДругое();<text:line-break/></text:span><text:span text:style-name="T606">конец</text:span>;</text:p>
      <text:p text:style-name="P243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14">Тело основной программы </text:span><text:span text:style-name="T617">и</text:span><text:span text:style-name="T614"> любой процедуры или функции </text:span><text:span text:style-name="T615">также </text:span><text:span text:style-name="T614">представляет собой составной блок.</text:span></text:p>
      <text:p text:style-name="Исходный_20_код"><text:span text:style-name="T609">если А &gt; Б то </text:span>чтоТоОдно()<text:line-break/>иначе чтоТоДругое();</text:p>
      <text:p text:style-name="Исходный_20_код"/>
      <text:p text:style-name="P245">если <text:span text:style-name="T610">Ы &lt; </text:span><text:span text:style-name="T611">Я</text:span><text:span text:style-name="T61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46">Инструкции в теле составного блока выполняются по порядку сверху вниз. Если при выполнении<text:span text:style-name="T616"> </text:span>инструкции возникло исключение, то следующие <text:span text:style-name="T616">за ней </text:span>инструкции не выполняются, и управление передаётся в секцию обработки исключений.</text:p>
      <text:p text:style-name="P24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48">начало<text:line-break/> <text:s text:c="3"/>подготовкаКРаботе();<text:line-break/> <text:s text:c="3"/>выполнитьРаботу();<text:line-break/><text:span text:style-name="T605">исключение</text:span></text:p>
      <text:p text:style-name="P249"><text:span text:style-name="T605"><text:s text:c="4"/></text:span><text:span text:style-name="T618">сообщить("Возникла какая-то ошибка!");</text:span></text:p>
      <text:p text:style-name="P249">окончание;</text:p>
      <text:p text:style-name="Text_20_body">&lt;!!!&gt;</text:p>
      <text:p text:style-name="P244"/>
      <text:h text:style-name="Heading_20_2" text:outline-level="2">Стандартная библиотека</text:h>
      <text:h text:style-name="P257" text:outline-level="3">Ввод-вывод</text:h>
      <text:p text:style-name="P22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<text:soft-page-break/>Процедура вывести()</text:h>
      <text:p text:style-name="P116"><text:span text:style-name="T301">п</text:span>роцедура вывести(<text:span text:style-name="T305">вх </text:span>арг0, арг1, арг2, ...);</text:p>
      <text:p text:style-name="P93">Выводит значения, переданные в параметрах, в стандартный поток вывода. <text:span text:style-name="T308">По умолчанию поток вывода направлен на экран терминала, но он может быть переназначен средствами операционной системы </text:span><text:span text:style-name="T309">при запуске программы</text:span><text:span text:style-name="T308">.</text:span></text:p>
      <text:p text:style-name="P93"><text:span text:style-name="T307">Допускает любое количество аргументов простых типов. </text:span>Перед записью в поток значения <text:span text:style-name="T376">аргументов </text:span>преобразуются в строк<text:span text:style-name="T473">овые</text:span> прямым приведением типа.</text:p>
      <text:p text:style-name="P96">При ошибках может вызывать исключение <text:span text:style-name="T1">ОшибкаВводаВывода</text:span>.</text:p>
      <text:p text:style-name="P95"><text:span text:style-name="T221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92">процедура <text:span text:style-name="T304">сообщить</text:span>(<text:span text:style-name="T305">вх </text:span>арг0, арг1, арг2, ...);</text:p>
      <text:p text:style-name="P91">Выводит значения, переданные в параметрах, в стандартный поток <text:span text:style-name="T303">сообщений об ошибках</text:span>. <text:span text:style-name="T303">По умолчанию этот </text:span><text:span text:style-name="T509">направлен на экран терминала</text:span><text:span text:style-name="T303">, но может быть переназначен средствами операционной системы при запуске программы.</text:span></text:p>
      <text:p text:style-name="P91"><text:span text:style-name="T307">Допускает любое количество аргументов простых типов. </text:span>Перед записью в поток значения <text:span text:style-name="T375">аргументов </text:span>преобразуются в строк<text:span text:style-name="T472">овые</text:span> прямым приведением типа.</text:p>
      <text:p text:style-name="P97">При ошибках может вызывать исключение <text:span text:style-name="T1">ОшибкаВводаВывода</text:span>.</text:p>
      <text:p text:style-name="P99"><text:span text:style-name="T222">Примечание:</text:span><text:span text:style-name="T302"> для перевода строки нужно передать в параметре символ LF (№0</text:span><text:span text:style-name="T311">А</text:span><text:span text:style-name="T302">) или константу </text:span><text:span text:style-name="T21">НС</text:span><text:span text:style-name="T302">.</text:span></text:p>
      <text:h text:style-name="P264" text:outline-level="4">Функция <text:span text:style-name="T471">ввести</text:span>()</text:h>
      <text:p text:style-name="P94"><text:span text:style-name="T306">функция</text:span> <text:span text:style-name="T471">ввести</text:span>(<text:span text:style-name="T311">вых </text:span>арг0, арг1, арг2, ...): <text:span text:style-name="T332">целое;</text:span></text:p>
      <text:p text:style-name="P98">Читает значения переданных аргументов из стандартного потока ввода <text:span text:style-name="T307">и возвращает количество прочитанных значений</text:span>. <text:s/><text:span text:style-name="T31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74"><text:span text:style-name="T307">Допускает любое количество аргументов простых типов. </text:span><text:span text:style-name="T318">С</text:span>читывает из потока все символы до ближайшего <text:span text:style-name="T553">символа окончания</text:span> строки (№0А, <text:span text:style-name="T553">№0D или </text:span><text:span text:style-name="T554">№1A</text:span>), <text:span text:style-name="T464">выбирает значения из полученной строки и по порядку присваивает их переданным аргументам.</text:span> <text:span text:style-name="T464">В</text:span><text:span text:style-name="T460">ыполняет следующие действия, в</text:span> зависимости от типа переданного аргумента:</text:p>
      <text:list xml:id="list1854423213" text:style-name="L5">
        <text:list-item>
          <text:p text:style-name="P300"><text:span text:style-name="T22">Символ.</text:span><text:span text:style-name="T459"> </text:span><text:span text:style-name="T461">Выбирает следующий символ из прочитанной строки</text:span><text:span text:style-name="T322">, </text:span><text:span text:style-name="T323">конвертирует его в кодпойнт </text:span><text:span text:style-name="T324">Unicode</text:span><text:span text:style-name="T322"> </text:span><text:span text:style-name="T311">и присваивает аргументу. </text:span><text:span text:style-name="T313">Символ </text:span><text:span text:style-name="T555">окончания строки</text:span><text:span text:style-name="T313"> считывается из потока, но не попадает в возвращаемое значение аргумента.</text:span></text:p>
        </text:list-item>
        <text:list-item>
          <text:p text:style-name="P301"><text:soft-page-break/><text:span text:style-name="T1">Строка.</text:span> <text:span text:style-name="T462">П</text:span><text:span text:style-name="T325">рисваивает аргументу </text:span><text:span text:style-name="T465">всю оставшуюся строку </text:span>и возвращает управление. <text:span text:style-name="T313">Символ </text:span><text:span text:style-name="T562">окончания строки</text:span><text:span text:style-name="T313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12">т. е., </text:span><text:span text:style-name="T326">получают</text:span><text:span text:style-name="T312"> нулевые начальные значения</text:span>.</text:p>
        </text:list-item>
        <text:list-item>
          <text:p text:style-name="P302"><text:span text:style-name="T1">Другие типы.</text:span> <text:span text:style-name="T466">Пропускает пробел</text:span><text:span text:style-name="T469">ы</text:span><text:span text:style-name="T466"> и табуляции </text:span><text:span text:style-name="T314">(№20, </text:span><text:span text:style-name="T315">№09</text:span><text:span text:style-name="T314">), </text:span><text:span text:style-name="T466">считывает часть строки до ближайшего пробела или табуляции</text:span><text:span text:style-name="T314"> </text:span><text:span text:style-name="T315">и приводит </text:span><text:span text:style-name="T466">полученный текст</text:span><text:span text:style-name="T315"> к типу данных соответствующего </text:span><text:span text:style-name="T463">по порядку </text:span><text:span text:style-name="T315">аргумента. </text:span><text:span text:style-name="T31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15">Если в строке, полученной из потока, оказалось меньше </text:span><text:span text:style-name="T467">данных</text:span><text:span text:style-name="T315">, чем </text:span><text:span text:style-name="T468">нужно для заполнения всех </text:span><text:span text:style-name="T315">передан</text:span><text:span text:style-name="T468">ных</text:span><text:span text:style-name="T315"> аргументов, </text:span><text:span text:style-name="T317">то оставшиеся аргументы </text:span><text:span text:style-name="T330">не </text:span><text:span text:style-name="T317">будут прочитаны и получат нулевые начальные значения. Если в строке больше </text:span><text:span text:style-name="T470">данных</text:span><text:span text:style-name="T317">, чем передано аргументов, то оставшаяся часть строки будет отброшена.</text:span></text:p>
      <text:p text:style-name="P100">Функция возвращает количество фактически прочитанных аргументов. При ошибках <text:span text:style-name="T319">преобразования</text:span> <text:span text:style-name="T319">значений из </text:span><text:span text:style-name="T328">их </text:span><text:span text:style-name="T320">текст</text:span><text:span text:style-name="T327">овых представлений</text:span><text:span text:style-name="T320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8"><text:span text:style-name="T221">Примечание </text:span><text:span text:style-name="T223">1</text:span><text:span text:style-name="T221">:</text:span> чтение и запись значений моментов может быть взаимно <text:span text:style-name="T338">не </text:span>однозначн<text:span text:style-name="T331">а</text:span>, т. к. при приведении момента к строке текстов<text:span text:style-name="T329">ы</text:span>е представлени<text:span text:style-name="T329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21">сначала дату, затем время — и</text:span> складывать <text:span text:style-name="T339">полученные</text:span> значения.</text:p>
      <text:p text:style-name="P223"><text:span text:style-name="T221">Примечание 2:</text:span> не рекомендуется использовать эту функцию в сквозном режиме терминала, <text:span text:style-name="T556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9">Читает один символ из стандартного потока ввода и возвращает прочитанный символ.</text:p>
      <text:p text:style-name="P219"><text:span text:style-name="T546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46"> выполняются немедленно. </text:span><text:span text:style-name="T547">В том числе функция читает из потока и возвращает символ №0</text:span><text:span text:style-name="T558">A</text:span><text:span text:style-name="T547">, соответствующий нажатию клавиши Enter, </text:span><text:span text:style-name="T557">а также </text:span><text:span text:style-name="T561">любые другие управляющие </text:span><text:span text:style-name="T557">символы </text:span><text:span text:style-name="T561">(если терминал отправляет их в поток)</text:span><text:span text:style-name="T547">.</text:span></text:p>
      <text:p text:style-name="P22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59">В этом режиме при нажатии Enter функция </text:span><text:span text:style-name="T560">вернёт символ №0D.</text:span></text:p>
      <text:p text:style-name="P221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<text:soft-page-break/>Функция естьВвод()</text:h>
      <text:p text:style-name="Исходный_20_код">функция естьВвод: логическое;</text:p>
      <text:p text:style-name="P222">Возвращает истинное значение, если в потоке ввода есть <text:span text:style-name="T551">непрочитанные </text:span>данные. <text:span text:style-name="T548">В этом случае функци</text:span><text:span text:style-name="T549">я</text:span><text:span text:style-name="T548"> </text:span><text:span text:style-name="T41">прочестьСимвол()</text:span><text:span text:style-name="T548"> не ожида</text:span><text:span text:style-name="T550">е</text:span><text:span text:style-name="T548">т ввода от пользователя, а немедленно возвраща</text:span><text:span text:style-name="T552">е</text:span><text:span text:style-name="T548">т </text:span><text:span text:style-name="T552">следующий символ</text:span><text:span text:style-name="T548"> из потока.</text:span></text:p>
      <text:h text:style-name="P258" text:outline-level="3"><text:span text:style-name="T542">Управление</text:span> терминалом</text:h>
      <text:p text:style-name="P200">Функции <text:span text:style-name="T542">управления</text:span> терминалом реализованы путём выдачи <text:span text:style-name="T522">ESC-</text:span>последовательностей <text:span text:style-name="T538">в стандартный поток вывода </text:span><text:span text:style-name="T539">или поток сообщений </text:span><text:span text:style-name="T543">об ошибках</text:span>, в соответствии со стандартом ECMA-<text:span text:style-name="T522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265" text:outline-level="4">Процедура <text:span text:style-name="T540">терминал</text:span><text:span text:style-name="T524">()</text:span></text:h>
      <text:p text:style-name="P216"><text:span text:style-name="T510">процедура </text:span><text:span text:style-name="T540">терминал</text:span><text:span text:style-name="T510">(</text:span><text:span text:style-name="T511">вх </text:span><text:span text:style-name="T540">поток</text:span><text:span text:style-name="T510">: целое; </text:span><text:span text:style-name="T544">вх сквозной: логическое</text:span><text:span text:style-name="T510">);</text:span></text:p>
      <text:p text:style-name="P198"><text:span text:style-name="T540">Выбирает один из двух стандартных потоков, с которым будут работать все последующие вызовы функций </text:span><text:span text:style-name="T542">управления терминалом, </text:span><text:span text:style-name="T545">и устанавливает для него режим работы</text:span><text:span text:style-name="T536">.</text:span></text:p>
      <text:p text:style-name="P198"><text:span text:style-name="T540">Параметр </text:span><text:span text:style-name="T39">поток</text:span><text:span text:style-name="T540"> может иметь одно из двух значений: 1 — стандартный поток вывода, 2 — стандартный поток сообщений </text:span><text:span text:style-name="T541">об ошибках</text:span><text:span text:style-name="T540">.</text:span></text:p>
      <text:p text:style-name="P217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265" text:outline-level="4">Процедура размерЭкрана<text:span text:style-name="T524">()</text:span></text:h>
      <text:p text:style-name="Исходный_20_код"><text:span text:style-name="T510">процедура размер</text:span><text:span text:style-name="T512">Экрана</text:span><text:span text:style-name="T510">(</text:span><text:span text:style-name="T511">вх </text:span><text:span text:style-name="T510">горз, верт: целое);</text:span></text:p>
      <text:p text:style-name="P197">Устанавливает размер<text:span text:style-name="T535">ы</text:span> окна терминала. <text:span text:style-name="T536">Параметр </text:span><text:span text:style-name="T38">горз</text:span><text:span text:style-name="T536"> означает количество символов по горизонтали, а параметр </text:span><text:span text:style-name="T38">верт</text:span><text:span text:style-name="T536"> — количество строк по вертикали.</text:span></text:p>
      <text:h text:style-name="P266" text:outline-level="4">Процедура очиститьЭкран<text:span text:style-name="T524">()</text:span></text:h>
      <text:p text:style-name="Исходный_20_код">процедура очистить<text:span text:style-name="T512">Экран</text:span>;</text:p>
      <text:p text:style-name="Text_20_body">Очищает <text:span text:style-name="T522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24">()</text:span></text:h>
      <text:p text:style-name="Исходный_20_код">процедура очистить<text:span text:style-name="T512">Строку(вх </text:span><text:span text:style-name="T513">где</text:span><text:span text:style-name="T512">: целое)</text:span>;</text:p>
      <text:p text:style-name="P197">Очищает указанную часть строки в позиции курсора, <text:span text:style-name="T523">используя установленный цвет фона</text:span>. Если переданное значение <text:span text:style-name="T1">где</text:span> отрицательно, очищает строку слева от курсора, включая <text:soft-page-break/>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267" text:outline-level="4">Процедура курсор()</text:h>
      <text:p text:style-name="Исходный_20_код">процедура курсор(вх горз, верт: целое);</text:p>
      <text:p text:style-name="P201">Устанавливает курсор в переданную позицию. <text:span text:style-name="T525">Нумерация строк </text:span><text:span text:style-name="T526">на экране</text:span><text:span text:style-name="T525"> и символов в строке начинается с нуля.</text:span></text:p>
      <text:h text:style-name="P268" text:outline-level="4">Процедура курсорГорз()</text:h>
      <text:p text:style-name="P213">процедура курсор<text:span text:style-name="T516">Горз</text:span>(вх горз: целое);</text:p>
      <text:p text:style-name="P202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269" text:outline-level="4">Процедура курсорВерт()</text:h>
      <text:p text:style-name="P213">процедура курсор<text:span text:style-name="T516">Верт</text:span>(вх верт: целое);</text:p>
      <text:p text:style-name="P203">Устанавливает курсор в <text:span text:style-name="T527">переданную строку на экране</text:span>, <text:span text:style-name="T527">горизонтальная</text:span> координата курсора не меняется. Нумерация строк начинается с нуля.</text:p>
      <text:h text:style-name="P270" text:outline-level="4">Процедура скрытьКурсор()</text:h>
      <text:p text:style-name="P213">процедура <text:span text:style-name="T515">скрытьК</text:span>урсор;</text:p>
      <text:p text:style-name="P204">Скрывает мигающий прямоугольник курсора. Скрытый курсор продолжает выполнять свои функции как указатель <text:span text:style-name="T537">текущей </text:span>позиции для вывода текста.</text:p>
      <text:h text:style-name="P271" text:outline-level="4">Процедура показатьКурсор()</text:h>
      <text:p text:style-name="P214">процедура <text:span text:style-name="T515">показатьК</text:span>урсор;</text:p>
      <text:p text:style-name="P199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14">процедура цветФона(вх цвет: целое);</text:p>
      <text:p text:style-name="P205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8">Параметр <text:span text:style-name="T1">цвет</text:span> может принимать значения от 0 до 255 и обозначает номер <text:span text:style-name="T528">в 256-цветной палитре xTerm.</text:span></text:p>
      <text:h text:style-name="P272" text:outline-level="4"><text:soft-page-break/>Процедура цветШрифта()</text:h>
      <text:p text:style-name="Исходный_20_код">процедура цвет<text:span text:style-name="T517">Шрифта</text:span>(вх цвет: целое);</text:p>
      <text:p text:style-name="P206">Устанавливает переданный цвет <text:span text:style-name="T529">шрифта</text:span>, который будет использоваться при следующих вызовах функций вывода текста.</text:p>
      <text:p text:style-name="P209">Параметр <text:span text:style-name="T1">цвет</text:span> может принимать значения от 0 до 255 и обозначает номер <text:span text:style-name="T528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14">стильШрифта</text:span>(<text:span text:style-name="T511">вх </text:span>стиль: целое);</text:p>
      <text:p text:style-name="P207">Устанавливает переданный <text:span text:style-name="T530">стиль</text:span> <text:span text:style-name="T529">шрифта</text:span>, который будет использоваться при следующих вызовах функций вывода текста.</text:p>
      <text:p text:style-name="P210"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10">Эти значения можно комбинировать путём суммирования. <text:span text:style-name="T531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33">сбросить</text:span>Атрибуты()</text:h>
      <text:p text:style-name="P215">процедура <text:span text:style-name="T534">сбросить</text:span><text:span text:style-name="T521">А</text:span><text:span text:style-name="T520">трибуты</text:span>;</text:p>
      <text:p text:style-name="P211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15"><text:span text:style-name="T519">функция</text:span> <text:span text:style-name="T518">цвет256</text:span>(<text:span text:style-name="T511">вх </text:span><text:span text:style-name="T518">кр, зел, син</text:span>: целое): <text:span text:style-name="T519">целое</text:span>;</text:p>
      <text:p text:style-name="P21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12"><text:span text:style-name="T532">Параметры </text:span><text:span text:style-name="T37">кр</text:span><text:span text:style-name="T532">, </text:span><text:span text:style-name="T37">зел</text:span><text:span text:style-name="T532"> и </text:span><text:span text:style-name="T37">син</text:span><text:span text:style-name="T532"> соответствуют красной, зелёной и синей составляющим и могут принимать значения от 0 до 255.</text:span></text:p>
      <text:h text:style-name="P259" text:outline-level="3">Массивы</text:h>
      <text:h text:style-name="Heading_20_4" text:outline-level="4">Функция длина()</text:h>
      <text:p text:style-name="P117">функция длина(вх <text:span text:style-name="T340">м</text:span>: <text:span text:style-name="T333">массив</text:span>): целое;</text:p>
      <text:p text:style-name="P117"><text:soft-page-break/>функция длина(вв <text:span text:style-name="T340">м</text:span>: <text:span text:style-name="T333">массив</text:span>; <text:span text:style-name="T140">вх </text:span><text:span text:style-name="T170">размер</text:span>: целое): целое;</text:p>
      <text:p text:style-name="P34">Возвращает <text:span text:style-name="T334">количество элементов в переданном массиве</text:span>.</text:p>
      <text:p text:style-name="P34">Если передан параметр <text:span text:style-name="T10">размер</text:span>, то функция установит для переданно<text:span text:style-name="T334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4">Если новая длина больше старой, то прежнее содержимое <text:span text:style-name="T335">массива</text:span> сохраняется, <text:span text:style-name="T335">а новые элементы добавляются в конец массива и инициализируются нулевыми начальными значениями</text:span><text:span text:style-name="T141">. Если новая длина меньше старой, то </text:span><text:span text:style-name="T336">сохраняются прежние значения элементов от нуля до новой длины, а остальные элементы </text:span><text:span text:style-name="T337">уничтожаются</text:span><text:span text:style-name="T186">.</text:span></text:p>
      <text:h text:style-name="Heading_20_4" text:outline-level="4">Процедура добавить()</text:h>
      <text:p text:style-name="P118"><text:span text:style-name="T340">процедура</text:span> <text:span text:style-name="T340">добавить</text:span>(вв <text:span text:style-name="T340">м</text:span>: <text:span text:style-name="T333">массив</text:span>; <text:span text:style-name="T140">вх </text:span><text:span text:style-name="T340">элемент</text:span>);</text:p>
      <text:p text:style-name="P101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9"><text:span text:style-name="T340">процедура</text:span> <text:span text:style-name="T341">вставить</text:span>(вв <text:span text:style-name="T340">м</text:span>: <text:span text:style-name="T333">массив</text:span>; <text:span text:style-name="T140">вх </text:span><text:span text:style-name="T342">индекс: целое; вх </text:span><text:span text:style-name="T340">элемент</text:span>);</text:p>
      <text:p text:style-name="P102"><text:span text:style-name="T344">Вставляет в массив</text:span> переданный <text:span text:style-name="T345">элемент</text:span>. <text:span text:style-name="T343">Если переданный </text:span><text:span text:style-name="T23">индекс</text:span><text:span text:style-name="T343"> равен длине массива, то элемент добавляется в конец массива; </text:span><text:span text:style-name="T344">е</text:span><text:span text:style-name="T343">сли </text:span><text:span text:style-name="T344">меньше, то элемент вставляется в переданную позицию, а все элементы, начиная от переданного индекса, включительно, сдвигаются </text:span><text:span text:style-name="T349">в сторону увеличения индекса</text:span><text:span text:style-name="T344">. </text:span>Длина массива увеличивается на 1.</text:p>
      <text:p text:style-name="P106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20"><text:span text:style-name="T340">процедура</text:span> <text:span text:style-name="T346">удалить</text:span>(вв <text:span text:style-name="T340">м</text:span>: <text:span text:style-name="T333">массив</text:span>; <text:span text:style-name="T140">вх </text:span><text:span text:style-name="T342">индекс: целое</text:span>);</text:p>
      <text:p text:style-name="P121"><text:span text:style-name="T340">процедура</text:span> <text:span text:style-name="T346">удалить</text:span>(вв <text:span text:style-name="T340">м</text:span>: <text:span text:style-name="T333">массив</text:span>; <text:span text:style-name="T140">вх </text:span><text:span text:style-name="T342">индекс, </text:span><text:span text:style-name="T347">кво</text:span><text:span text:style-name="T342">: целое</text:span>);</text:p>
      <text:p text:style-name="P103"><text:span text:style-name="T348">Удаляет элементы из массива</text:span>.</text:p>
      <text:p text:style-name="P103"><text:span text:style-name="T350">Удаляет переданное количество элементов, начиная от указанного индекса, включительно. </text:span><text:span text:style-name="T351">Если параметр </text:span><text:span text:style-name="T24">кво</text:span><text:span text:style-name="T351"> не передан, удаляет один элемент.</text:span><text:span text:style-name="T350"> </text:span><text:span text:style-name="T351">Если после удалённых элементов остались ещё элементы, </text:span><text:span text:style-name="T352">то </text:span><text:span text:style-name="T351">они сдвигаются в сторону уменьшения индекса.</text:span></text:p>
      <text:p text:style-name="P107">Если передан недопустимый индекс или слишком большое количество, создаётся исключение <text:span text:style-name="T1">НеверныйИндекс</text:span>.</text:p>
      <text:h text:style-name="P259" text:outline-level="3">Словари</text:h>
      <text:h text:style-name="P273" text:outline-level="4">Функция длина()</text:h>
      <text:p text:style-name="P90">функция длина(вх <text:span text:style-name="T355">сл</text:span>: <text:span text:style-name="T356">словарь</text:span>): целое;</text:p>
      <text:p text:style-name="P89"><text:soft-page-break/><text:span text:style-name="T140">Возвращает </text:span><text:span text:style-name="T334">количество элементов в переданном </text:span><text:span text:style-name="T355">словаре</text:span><text:span text:style-name="T140">.</text:span></text:p>
      <text:h text:style-name="P273" text:outline-level="4">Процедура добавить()</text:h>
      <text:p text:style-name="P122"><text:span text:style-name="T340">процедура</text:span> <text:span text:style-name="T340">добавить</text:span>(вв <text:span text:style-name="T356">сл</text:span>: <text:span text:style-name="T356">словарь</text:span>; <text:span text:style-name="T140">вх </text:span><text:span text:style-name="T356">ключ</text:span>);</text:p>
      <text:p text:style-name="P90"><text:span text:style-name="T340">процедура</text:span> <text:span text:style-name="T340">добавить</text:span>(вв <text:span text:style-name="T356">сл</text:span>: <text:span text:style-name="T356">словарь</text:span>; <text:span text:style-name="T140">вх </text:span><text:span text:style-name="T356">ключ, </text:span><text:span text:style-name="T357">значение</text:span>);</text:p>
      <text:p text:style-name="P105">Добавляет <text:span text:style-name="T365">в словарь </text:span>переданный <text:span text:style-name="T25">ключ</text:span>. <text:span text:style-name="T358">Если передано </text:span><text:span text:style-name="T25">значение</text:span><text:span text:style-name="T358">, то оно присваивается добавленному ключу; если нет, то новый ключ получает нулевое начальное значение</text:span>.</text:p>
      <text:p text:style-name="P105"><text:span text:style-name="T359">Если </text:span><text:span text:style-name="T360">указанный</text:span><text:span text:style-name="T359"> ключ уже существует в словаре, то новое значение присваивается существующему ключу, </text:span><text:span text:style-name="T360">либо не меняется, если новое значение </text:span><text:span text:style-name="T361">не передано</text:span><text:span text:style-name="T359">.</text:span></text:p>
      <text:h text:style-name="P273" text:outline-level="4">Процедура вставить()</text:h>
      <text:p text:style-name="P90"><text:span text:style-name="T340">процедура</text:span> <text:span text:style-name="T341">вставить</text:span>(вв <text:span text:style-name="T362">сл</text:span>: <text:span text:style-name="T363">словарь</text:span>; <text:span text:style-name="T140">вх </text:span><text:span text:style-name="T364">ключ, значение</text:span>);</text:p>
      <text:p text:style-name="P104"><text:span text:style-name="T368">Добавляет</text:span><text:span text:style-name="T344"> в </text:span><text:span text:style-name="T366">словарь переданн</text:span><text:span text:style-name="T367">ую пару</text:span><text:span text:style-name="T366"> ключ-</text:span><text:span text:style-name="T367">значение или присваивает новое значение переданному ключу, </text:span><text:span text:style-name="T377">если тот уже сущес</text:span><text:span text:style-name="T378">т</text:span><text:span text:style-name="T377">вует в словаре</text:span>. <text:span text:style-name="T366">Эквивалентным вызову этой функции является присваивание:</text:span></text:p>
      <text:p text:style-name="Исходный_20_код">сл[ключ] := значение;</text:p>
      <text:h text:style-name="P273" text:outline-level="4">Процедура удалить()</text:h>
      <text:p text:style-name="P90"><text:span text:style-name="T340">процедура</text:span> <text:span text:style-name="T346">удалить</text:span>(вв <text:span text:style-name="T369">сл</text:span>: <text:span text:style-name="T369">словарь</text:span>; <text:span text:style-name="T140">вх </text:span><text:span text:style-name="T369">ключ</text:span>);</text:p>
      <text:p text:style-name="P104"><text:span text:style-name="T348">Удаляет из </text:span><text:span text:style-name="T369">словаря переданный ключ и соответствующее ему значение</text:span>. <text:span text:style-name="T370">Если указанный ключ отсутствует в словаре, создаётся исключение </text:span><text:span text:style-name="T26">НеверныйКлюч</text:span><text:span text:style-name="T370">.</text:span></text:p>
      <text:h text:style-name="P261" text:outline-level="3">Числа</text:h>
      <text:h text:style-name="P274" text:outline-level="4">Функци<text:span text:style-name="T478">я</text:span> <text:span text:style-name="T474">нечисло</text:span>()</text:h>
      <text:p text:style-name="P176">функция <text:span text:style-name="T474">нечисло(</text:span><text:span text:style-name="T479">вх </text:span><text:span text:style-name="T474">число: дробное)</text:span>: <text:span text:style-name="T474">логическое</text:span>;</text:p>
      <text:p text:style-name="P110">Возвращает <text:span text:style-name="T474">истин</text:span><text:span text:style-name="T476">у</text:span><text:span text:style-name="T474">, если переданный параметр имеет значение </text:span><text:span text:style-name="T34">нечисло</text:span>.</text:p>
      <text:h text:style-name="P275" text:outline-level="4">Функци<text:span text:style-name="T478">я</text:span> <text:span text:style-name="T475">конечно</text:span>()</text:h>
      <text:p text:style-name="P177">функция <text:span text:style-name="T475">конечно</text:span><text:span text:style-name="T474">(</text:span><text:span text:style-name="T479">вх </text:span><text:span text:style-name="T474">число: дробное)</text:span>: <text:span text:style-name="T474">логическое</text:span>;</text:p>
      <text:p text:style-name="P111">Возвращает <text:span text:style-name="T474">истин</text:span><text:span text:style-name="T476">у</text:span><text:span text:style-name="T474">, если переданный параметр имеет </text:span><text:span text:style-name="T477">конечное численное </text:span><text:span text:style-name="T474">значение</text:span>. <text:span text:style-name="T477">Возвращает ложь, если значение переданного параметра — нечисло или бесконечность с любым знаком.</text:span></text:p>
      <text:h text:style-name="P276" text:outline-level="4"><text:soft-page-break/>Функци<text:span text:style-name="T478">я</text:span> <text:span text:style-name="T481">округл</text:span>()</text:h>
      <text:p text:style-name="P178">функция <text:span text:style-name="T481">округл</text:span><text:span text:style-name="T474">(</text:span><text:span text:style-name="T479">вх </text:span><text:span text:style-name="T474">число: дробное)</text:span>: <text:span text:style-name="T481">целое</text:span>;</text:p>
      <text:p text:style-name="P181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277" text:outline-level="4">Функци<text:span text:style-name="T478">я</text:span> <text:span text:style-name="T482">цел</text:span>()</text:h>
      <text:p text:style-name="P179">функция <text:span text:style-name="T482">цел</text:span><text:span text:style-name="T474">(</text:span><text:span text:style-name="T479">вх </text:span><text:span text:style-name="T474">число: дробное)</text:span>: <text:span text:style-name="T483">дробное</text:span>;</text:p>
      <text:p text:style-name="P182">Возвращает целую часть переданного числа.</text:p>
      <text:h text:style-name="P278" text:outline-level="4">Функци<text:span text:style-name="T478">я</text:span> <text:span text:style-name="T484">дроб</text:span>()</text:h>
      <text:p text:style-name="P180">функция <text:span text:style-name="T484">дроб</text:span><text:span text:style-name="T474">(</text:span><text:span text:style-name="T479">вх </text:span><text:span text:style-name="T474">число: дробное)</text:span>: <text:span text:style-name="T483">дробное</text:span>;</text:p>
      <text:p text:style-name="P183">Возвращает <text:span text:style-name="T484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88">Возвращает синус переданного числа.</text:p>
      <text:h text:style-name="P279" text:outline-level="4">Функция <text:span text:style-name="T486">cos</text:span>()</text:h>
      <text:p text:style-name="P184">функция <text:span text:style-name="T486">cos</text:span>(число: дробное): дробное;</text:p>
      <text:p text:style-name="P189">Возвращает <text:span text:style-name="T486">ко</text:span>синус переданного числа.</text:p>
      <text:h text:style-name="P280" text:outline-level="4">Функция <text:span text:style-name="T487">tg</text:span>()</text:h>
      <text:p text:style-name="P185">функция <text:span text:style-name="T487">tg</text:span>(число: дробное): дробное;</text:p>
      <text:p text:style-name="P190">Возвращает <text:span text:style-name="T487">тангенс</text:span> переданного числа.</text:p>
      <text:h text:style-name="P281" text:outline-level="4">Функция <text:span text:style-name="T488">arc</text:span>sin()</text:h>
      <text:p text:style-name="P186">функция <text:span text:style-name="T488">arc</text:span>sin(число: дробное): дробное;</text:p>
      <text:p text:style-name="P191">Возвращает <text:span text:style-name="T488">арк</text:span>синус переданного числа.</text:p>
      <text:h text:style-name="P281" text:outline-level="4">Функция <text:span text:style-name="T488">arc</text:span><text:span text:style-name="T486">cos</text:span>()</text:h>
      <text:p text:style-name="P186">функция <text:span text:style-name="T488">arc</text:span><text:span text:style-name="T486">cos</text:span>(число: дробное): дробное;</text:p>
      <text:p text:style-name="P191">Возвращает <text:span text:style-name="T488">арк</text:span><text:span text:style-name="T486">ко</text:span>синус переданного числа.</text:p>
      <text:h text:style-name="P281" text:outline-level="4"><text:soft-page-break/>Функция <text:span text:style-name="T488">arc</text:span><text:span text:style-name="T487">tg</text:span>()</text:h>
      <text:p text:style-name="P186">функция <text:span text:style-name="T488">arc</text:span><text:span text:style-name="T487">tg</text:span>(число: дробное): дробное;</text:p>
      <text:p text:style-name="P191">Возвращает <text:span text:style-name="T488">арк</text:span><text:span text:style-name="T487">тангенс</text:span> переданного числа.</text:p>
      <text:h text:style-name="P282" text:outline-level="4">Функция <text:span text:style-name="T489">ln</text:span>()</text:h>
      <text:p text:style-name="P187">функция <text:span text:style-name="T489">ln</text:span>(число: дробное): дробное;</text:p>
      <text:p text:style-name="P192">Возвращает <text:span text:style-name="T489">натуральный логарифм</text:span> переданного числа.</text:p>
      <text:h text:style-name="P282" text:outline-level="4">Функция <text:span text:style-name="T489">exp</text:span>()</text:h>
      <text:p text:style-name="P187">функция <text:span text:style-name="T489">exp</text:span>(число: дробное): дробное;</text:p>
      <text:p text:style-name="P193"><text:span text:style-name="T485">Возвращает </text:span><text:span text:style-name="T489">экспоненту</text:span><text:span text:style-name="T485"> переданного числа — </text:span><text:span text:style-name="T489">т. е., число, возведённое в степень </text:span><text:bookmark text:name="firstHeading"/><text:span text:style-name="T220">e</text:span><text:span text:style-name="T485">.</text:span></text:p>
      <text:h text:style-name="P283" text:outline-level="4">Функция <text:span text:style-name="T563">случайное</text:span>()</text:h>
      <text:p text:style-name="P224">функция <text:span text:style-name="T563">случайное</text:span>(<text:span text:style-name="T563">макс</text:span>: <text:span text:style-name="T563">целое</text:span>): <text:span text:style-name="T563">целое</text:span>;</text:p>
      <text:p text:style-name="P226"><text:span text:style-name="T485">Возвращает </text:span><text:span text:style-name="T564">случайное число в диапазоне от 0 включительно до переданного значения </text:span><text:span text:style-name="T565">макс</text:span><text:span text:style-name="T564">, но не включая </text:span><text:span text:style-name="T565">макс</text:span><text:span text:style-name="T485">. </text:span><text:span text:style-name="T566">Генератор случайных чисел инициализируется при первом обращении к функции.</text:span></text:p>
      <text:h text:style-name="P260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8">Возвращает значение текущей даты с нулевым временем.</text:p>
      <text:h text:style-name="Heading_20_4" text:outline-level="4">Функция время()</text:h>
      <text:p text:style-name="P109">функция <text:span text:style-name="T353">время</text:span>: момент;</text:p>
      <text:p text:style-name="P108">Возвращает значение текущего времени с нулевой датой.</text:p>
      <text:h text:style-name="Heading_20_4" text:outline-level="4">Функция сейчас()</text:h>
      <text:p text:style-name="P113">функция <text:span text:style-name="T354">сейчас</text:span>: момент;</text:p>
      <text:p text:style-name="P112">Возвращает значение теукщего момента — дату и время.</text:p>
      <text:h text:style-name="P259" text:outline-level="3"><text:soft-page-break/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4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5">Возвращает <text:span text:style-name="T371">текст сообщения об ошибке</text:span> активного исключения <text:span text:style-name="T373">с </text:span><text:span text:style-name="T372">уже </text:span><text:span text:style-name="T373">добавленными в него </text:span><text:span text:style-name="T372">значениями параметров </text:span><text:span text:style-name="T374">исключения</text:span>. Эту функцию можно вызывать только в секции обработки исключений, иначе она вернёт пустую строку.</text:p>
      <text:h text:style-name="P259" text:outline-level="3">Строки</text:h>
      <text:p text:style-name="P36">В<text:span text:style-name="T142">о всех</text:span> строковых функция<text:span text:style-name="T14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8">Байты в строк<text:span text:style-name="T146">е</text:span> нумеруются начиная с нуля: первый байт имеет индекс 0, а последний имеет <text:span text:style-name="T148">индекс</text:span> на единицу меньший, чем длина строки.</text:p>
      <text:p text:style-name="P37"><text:span text:style-name="T147">Б</text:span>иблиотечные функции поддерживают внутреннюю целостность строки, не допуская появления в ней некорректных символов, <text:span text:style-name="T143">и вызыв</text:span><text:span text:style-name="T241">ют</text:span><text:span text:style-name="T143"> исключение </text:span><text:span text:style-name="T2">Не</text:span><text:span text:style-name="T3">верный</text:span><text:span text:style-name="T2">Символ</text:span><text:span text:style-name="T143"> в случае ошибок</text:span>. Например, <text:span text:style-name="T144">такое исключение возникнет при </text:span>вставк<text:span text:style-name="T144">е</text:span> подстроки в позицию, соответствующую середине многобайтового символа, <text:span text:style-name="T144">при </text:span>удалени<text:span text:style-name="T144">и</text:span> из строки части многобайтового символа, а также в других <text:span text:style-name="T144">аналогичных ситуациях</text:span>.</text:p>
      <text:h text:style-name="P284" text:outline-level="4"><text:span text:style-name="T181">Функция </text:span><text:span text:style-name="T13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40">вх </text:span><text:span text:style-name="T170">размер</text:span>: целое): целое;</text:p>
      <text:p text:style-name="P33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3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3">Если новая длина больше старой, то прежнее содержимое строки сохраняется, и строка дополняется справа пробел<text:span text:style-name="T177">ами</text:span> (<text:span text:style-name="T214">№</text:span>0020) <text:span text:style-name="T141">до указанной длины.</text:span></text:p>
      <text:p text:style-name="P35"><text:soft-page-break/>Если новая длина меньше старой, то <text:span text:style-name="T186">прежнее содержимое строки обрезается справа до указанной длины. </text:span><text:span text:style-name="T187">В этом случае</text:span><text:span text:style-name="T186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79">иначе</text:span> возникнет ошибка <text:span text:style-name="T1">НеверныйСимвол</text:span><text:span text:style-name="T186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62"><text:s text:c="4"/>// <text:span text:style-name="T242">Буквы кириллицы занимают в </text:span><text:span text:style-name="T245">кодировке </text:span><text:span text:style-name="T244">UTF-8</text:span></text:p>
      <text:p text:style-name="P62"><text:span text:style-name="T242"><text:s text:c="4"/>// </text:span><text:span text:style-name="T246">по два</text:span><text:span text:style-name="T242"> байта, </text:span><text:span text:style-name="T24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285" text:outline-level="4"><text:span text:style-name="T18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9">Возвращает символ, расположенный в переданной позиции <text:span text:style-name="T247">строки </text:span><text:span text:style-name="T19">стр</text:span>. <text:span text:style-name="T154">Строка не должна быть пустой; п</text:span><text:span text:style-name="T150">ереданный индекс </text:span><text:span text:style-name="T151">должен </text:span><text:span text:style-name="T153">быть в </text:span><text:span text:style-name="T180">пределах строки</text:span><text:span text:style-name="T152"> и </text:span><text:span text:style-name="T180">должен </text:span><text:span text:style-name="T151">соответствовать началу символа в строке, иначе возникнет исключение </text:span><text:span text:style-name="T4">НеверныйСимвол</text:span><text:span text:style-name="T150">.</text:span></text:p>
      <text:p text:style-name="P39">Если параметр <text:span text:style-name="T1">индекс</text:span> не указан, <text:span text:style-name="T149">он считается равным 0, и функция</text:span> возвращает первый символ в строке.</text:p>
      <text:h text:style-name="Heading_20_4" text:outline-level="4"><text:span text:style-name="T183">Функция </text:span>след()</text:h>
      <text:p text:style-name="Исходный_20_код">функция след(<text:span text:style-name="T155">вх стр: строка; вх и</text:span><text:span text:style-name="T156">н</text:span><text:span text:style-name="T155">д</text:span><text:span text:style-name="T156">е</text:span><text:span text:style-name="T155">кс: целое</text:span>): целое;</text:p>
      <text:p text:style-name="Исходный_20_код">функция след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</text:span>): целое;</text:p>
      <text:p text:style-name="Исходный_20_код">функция след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; вых симв: целое</text:span>): целое;</text:p>
      <text:p text:style-name="P40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57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42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59">(справа от </text:span><text:span text:style-name="T8">индекс</text:span><text:span text:style-name="T159">) </text:span>символов в строке, то функция вернёт длину строки в байтах.</text:p>
      <text:p text:style-name="P44">Если передан параметр <text:span text:style-name="T1">симв</text:span>, то функция запишет в него фактически пройденное количество символов. Т<text:span text:style-name="T158">аким образом, чтобы посчитать общее количество символов в строке, можно передать 0 в параметре </text:span><text:span text:style-name="T7">индекс</text:span><text:span text:style-name="T158"> и </text:span><text:span text:style-name="T7">максЦелое</text:span><text:span text:style-name="T158"> в параметре </text:span><text:span text:style-name="T7">кво</text:span><text:span text:style-name="T158">.</text:span></text:p>
      <text:h text:style-name="P286" text:outline-level="4"><text:soft-page-break/><text:span text:style-name="T184">Функция </text:span><text:span text:style-name="T160">пред</text:span>()</text:h>
      <text:p text:style-name="P32">функция <text:span text:style-name="T161">пред</text:span>(<text:span text:style-name="T155">вх стр: строка; вх и</text:span><text:span text:style-name="T156">н</text:span><text:span text:style-name="T155">д</text:span><text:span text:style-name="T156">е</text:span><text:span text:style-name="T155">кс: целое</text:span>): целое;</text:p>
      <text:p text:style-name="P32">функция <text:span text:style-name="T161">пред</text:span>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</text:span>): целое;</text:p>
      <text:p text:style-name="P32">функция <text:span text:style-name="T161">пред</text:span>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; вых симв: целое</text:span>): целое;</text:p>
      <text:p text:style-name="P41">Возвращает позицию в байтах, соответствующую началу <text:span text:style-name="T162">предыдущего</text:span> символа в строке, считая от символа, переданного в параметре <text:span text:style-name="T5">индекс</text:span>. <text:span text:style-name="T163">Для получения позиции последнего символа в строке в параметре </text:span><text:span text:style-name="T12">индекс</text:span><text:span text:style-name="T163"> нужно передать значение, большее или равное длине строки в байтах. </text:span><text:span text:style-name="T164">Если переданный индекс находится в пределах строки, то он должен </text:span><text:span text:style-name="T157">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43">В параметре <text:span text:style-name="T1">кво</text:span> можно передать количество символов, на которое необходимо сместиться: 1 — <text:span text:style-name="T165">предыдущий</text:span> символ, 2 — через один символ, и т. п. Если переданное количество превышает число оставшихся <text:span text:style-name="T159">(</text:span><text:span text:style-name="T166">слева</text:span><text:span text:style-name="T159"> от </text:span><text:span text:style-name="T8">индекс</text:span><text:span text:style-name="T159">) </text:span>символов <text:span text:style-name="T167">до начала строки</text:span>, то функция вернёт <text:span text:style-name="T167">0</text:span>.</text:p>
      <text:p text:style-name="P45">Если передан параметр <text:span text:style-name="T1">симв</text:span>, то функция запишет в него фактически пройденное количество символов. Т<text:span text:style-name="T158">аким образом, чтобы посчитать общее количество символов в строке, можно передать </text:span><text:span text:style-name="T9">максЦелое</text:span><text:span text:style-name="T158"> в параметр</text:span><text:span text:style-name="T168">ах</text:span><text:span text:style-name="T158"> </text:span><text:span text:style-name="T7">индекс</text:span><text:span text:style-name="T158"> и </text:span><text:span text:style-name="T7">кво</text:span><text:span text:style-name="T158">.</text:span></text:p>
      <text:p text:style-name="P50"><text:span text:style-name="T221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18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69">размер</text:span>: целое): строка;</text:p>
      <text:p text:style-name="P46">Возвращает часть строки указанного размера, начиная с указанного индекса. <text:span text:style-name="T157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49">Если параметр <text:span text:style-name="T1">размер</text:span> <text:span text:style-name="T174">не передан</text:span> <text:span text:style-name="T172">или выходит за пределы строки</text:span>, то функция вернёт часть строки от указанного индекса до конца строки. <text:span text:style-name="T173">В противном случае, </text:span><text:span text:style-name="T11">размер</text:span><text:span text:style-name="T171"> должен иметь такое значение, чтобы последний символ в возвращаемой </text:span><text:span text:style-name="T176">под</text:span><text:span text:style-name="T171">строке, </text:span><text:span text:style-name="T178">если он занимает несколько байт,</text:span><text:span text:style-name="T171"> не </text:span><text:span text:style-name="T175">оказался разбит</text:span><text:span text:style-name="T171"> на части —</text:span><text:span text:style-name="T157"> иначе возникнет исключение </text:span><text:span text:style-name="T6">НеверныйСимвол</text:span><text:span text:style-name="T171">.</text:span></text:p>
      <text:h text:style-name="Heading_20_4" text:outline-level="4"><text:span text:style-name="T188">Процедура</text:span> добавить()</text:h>
      <text:p text:style-name="Исходный_20_код"><text:span text:style-name="T188">процедура</text:span> добавить(в<text:span text:style-name="T188">в</text:span> стр1: <text:span text:style-name="T188">строка; вх</text:span> стр2: строка);</text:p>
      <text:p text:style-name="P51">Добавляет значение <text:span text:style-name="T1">стр2</text:span> в конец строки <text:span text:style-name="T1">стр1</text:span>. <text:span text:style-name="T189">Эквивалентным вызову этой функции является </text:span><text:span text:style-name="T215">присваивание</text:span><text:span text:style-name="T189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52">Вставляет строку <text:span text:style-name="T1">подстр</text:span> в указанную позицию строки <text:span text:style-name="T1">стр</text:span>, <text:span text:style-name="T190">так что символы из строки </text:span><text:span text:style-name="T13">подстр</text:span><text:span text:style-name="T190"> </text:span><text:span text:style-name="T216">окажутся</text:span><text:span text:style-name="T190"> в строке </text:span><text:span text:style-name="T13">стр</text:span><text:span text:style-name="T190"> непосредственно перед </text:span><text:span text:style-name="T191">тем </text:span><text:span text:style-name="T190">символом, на который указывает </text:span><text:span text:style-name="T13">индекс</text:span><text:span text:style-name="T190">. П</text:span>ри этом длина строки <text:span text:style-name="T1">стр</text:span> увеличивается на длину строки <text:span text:style-name="T1">подстр</text:span>.</text:p>
      <text:p text:style-name="P47"><text:span text:style-name="T192">Если переданный </text:span><text:span text:style-name="T14">индекс</text:span><text:span text:style-name="T192"> больше или равен длине </text:span><text:span text:style-name="T15">стр</text:span><text:span text:style-name="T192">, то </text:span><text:span text:style-name="T194">подстр</text:span><text:span text:style-name="T195">ока</text:span><text:span text:style-name="T192"> будет добавлена к </text:span><text:span text:style-name="T194">стр</text:span><text:span text:style-name="T195">оке</text:span><text:span text:style-name="T194"> </text:span><text:span text:style-name="T192">справа. В противном случае з</text:span><text:span text:style-name="T157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3">Удаляет из строки указанное число байт, начиная с переданного индекса, включительно.</text:p>
      <text:p text:style-name="P48"><text:span text:style-name="T209">З</text:span><text:span text:style-name="T157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54">Если строка содержит меньше <text:span text:style-name="T210">байт</text:span> справа от индекса, чем передано в параметре <text:span text:style-name="T1">число</text:span>, то будут удалены все <text:span text:style-name="T211">байты</text:span> до конца строки. <text:span text:style-name="T210">В противном случае, переданное число </text:span><text:span text:style-name="T212">должно быть таким, чтобы последний удаляемый символ, если он </text:span><text:span text:style-name="T213">занимает несколько байт</text:span><text:span text:style-name="T212">, не оказался разбит на части — </text:span><text:span text:style-name="T157">иначе возникнет исключение </text:span><text:span text:style-name="T6">НеверныйСимвол</text:span><text:span text:style-name="T157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17">п</text:span>роцедура вписать(<text:line-break/> <text:s/>вв стр1: строка; вх индекс: целое;<text:line-break/> <text:s/>вх стр2: строка; вх индекс2, число: целое);</text:p>
      <text:p text:style-name="P55">Копирует в <text:span text:style-name="T1">стр1</text:span><text:span text:style-name="T193"> </text:span>байты из <text:span text:style-name="T1">стр2</text:span>.</text:p>
      <text:p text:style-name="P55"><text:span text:style-name="T218">Из </text:span><text:span text:style-name="T16">стр2</text:span><text:span text:style-name="T218"> копируется </text:span><text:span text:style-name="T219">указанное </text:span><text:span text:style-name="T16">число</text:span><text:span text:style-name="T218"> байт, начиная от </text:span><text:span text:style-name="T16">индекс2</text:span><text:span text:style-name="T218">, включительно; </text:span><text:span text:style-name="T219">эти байты размещаются в </text:span><text:span text:style-name="T17">стр1</text:span><text:span text:style-name="T196">,</text:span><text:span text:style-name="T219"> начиная от </text:span><text:span text:style-name="T17">индекс</text:span><text:span text:style-name="T219">, и заменяют собой байты, которые раньше находились в </text:span><text:span text:style-name="T17">стр1</text:span><text:span text:style-name="T219"> в этих позициях. Если длины </text:span><text:span text:style-name="T17">стр1</text:span><text:span text:style-name="T219"> не </text:span><text:span text:style-name="T224">хватает</text:span><text:span text:style-name="T219">, чтобы разместить все копируемые байты, то её длина увеличивается до необходимой.</text:span></text:p>
      <text:p text:style-name="P56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7">Все индексы и размеры должны иметь такие значения, чтобы никакой многобайтовый символ <text:span text:style-name="T236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<text:span text:style-name="T232">тр1</text:span>, <text:span text:style-name="T232">стр2</text:span>: строка;</text:p>
      <text:p text:style-name="Исходный_20_код">начало</text:p>
      <text:p text:style-name="P63"><text:s text:c="4"/>// <text:span text:style-name="T248">Б</text:span><text:span text:style-name="T233">уквы </text:span><text:span text:style-name="T235">к</text:span><text:span text:style-name="T233">ириллицы</text:span> <text:span text:style-name="T233">занимают в кодировке UTF-8 </text:span></text:p>
      <text:p text:style-name="P63"><text:span text:style-name="T233"><text:s text:c="4"/>// </text:span><text:span text:style-name="T249">по </text:span><text:span text:style-name="T233">два байта, а арабские цифры - </text:span><text:span text:style-name="T234">один </text:span><text:span text:style-name="T248">байт</text:span><text:span text:style-name="T233">.</text:span></text:p>
      <text:p text:style-name="Исходный_20_код"><text:s text:c="4"/><text:span text:style-name="T232">стр1</text:span> := "1234АБВГ";</text:p>
      <text:p text:style-name="Исходный_20_код"><text:s text:c="4"/><text:span text:style-name="T232">стр2</text:span> := "0000";</text:p>
      <text:p text:style-name="Исходный_20_код"><text:s text:c="4"/>вписать(с<text:span text:style-name="T232">тр1</text:span>, 2, <text:span text:style-name="T232">стр2</text:span>); <text:s text:c="14"/>// <text:span text:style-name="T229">с</text:span><text:span text:style-name="T250">тр1</text:span><text:span text:style-name="T226"> = </text:span><text:span text:style-name="T227">12000</text:span><text:span text:style-name="T228">0</text:span><text:span text:style-name="T227">БВГ</text:span></text:p>
      <text:p text:style-name="P59"><text:s text:c="4"/>вписать(с<text:span text:style-name="T232">тр1</text:span>, максЦелое, <text:span text:style-name="T232">стр2</text:span>, 0, 2); // <text:span text:style-name="T229">с</text:span><text:span text:style-name="T250">тр1</text:span><text:span text:style-name="T229"> = </text:span><text:span text:style-name="T227">12000</text:span><text:span text:style-name="T228">0</text:span><text:span text:style-name="T227">БВГ</text:span><text:span text:style-name="T230">00</text:span></text:p>
      <text:p text:style-name="P58"><text:s text:c="4"/>вписать(с<text:span text:style-name="T232">тр1</text:span>, <text:span text:style-name="T225">7</text:span>, <text:span text:style-name="T232">стр2</text:span>); <text:s text:c="14"/>// <text:span text:style-name="T231">ошибка</text:span></text:p>
      <text:p text:style-name="Исходный_20_код"><text:s text:c="4"/>вписать(с<text:span text:style-name="T232">тр1</text:span>, 6, <text:span text:style-name="T232">стр2</text:span>, 0, 3); <text:s text:c="8"/>// <text:span text:style-name="T231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61">функция найти(</text:p>
      <text:p text:style-name="P61"><text:s text:c="4"/>вх что, где: строка; вх начИдкс: целое;</text:p>
      <text:p text:style-name="P61"><text:s text:c="4"/>вх учтРегистр: логическое): целое;</text:p>
      <text:p text:style-name="P60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37">Если подстрока не найдена, возвращает -1. Если передан </text:span><text:span text:style-name="T18">начИдкс</text:span><text:span text:style-name="T237">, поиск начинается с переданного индекса, включительно.</text:span></text:p>
      <text:p text:style-name="P64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38">прописные</text:span> буквы считаются равными строчным. <text:span text:style-name="T239">Если этот параметр опущен, функция выполняет поиск </text:span><text:span text:style-name="T240">с учётом регистра</text:span><text:span text:style-name="T239">.</text:span></text:p>
      <text:h text:style-name="P287" text:outline-level="4"><text:span text:style-name="T251">Процедура</text:span> <text:span text:style-name="T251">заменить</text:span>()</text:h>
      <text:p text:style-name="Исходный_20_код">процедура заменить(вв стр: строка; вх индекс, число: целое; вх чем: строка);</text:p>
      <text:p text:style-name="P65">Заменяет в переданной строке <text:span text:style-name="T253">указанное</text:span> <text:span text:style-name="T1">число</text:span> байт, начиная с переданного индекса, на байты из строки <text:span text:style-name="T1">чем</text:span>. <text:span text:style-name="T252">Длина строки изменяется соответственно.</text:span></text:p>
      <text:p text:style-name="P76"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54">ф</text:span>ункция формат(вх шаблон: строка; вх арг<text:span text:style-name="T257">0</text:span>, арг<text:span text:style-name="T257">1</text:span>, арг<text:span text:style-name="T257">2</text:span>, ...): <text:span text:style-name="T264">строка</text:span>;</text:p>
      <text:p text:style-name="P78"><text:span text:style-name="T255">Заменяет все спецификаторы в переданном шаблоне на значения переданных аргументов, </text:span><text:span text:style-name="T265">преобразованные к строке в соответствии с указанным форматом,</text:span><text:span text:style-name="T255"> и возвращает полученную строку.</text:span></text:p>
      <text:p text:style-name="P78"><text:soft-page-break/><text:span text:style-name="T255">Спецификатор</text:span><text:span text:style-name="T265">ы</text:span><text:span text:style-name="T255"> </text:span><text:span text:style-name="T256">имеют следующий синтаксис</text:span><text:span text:style-name="T255">:</text:span> </text:p>
      <text:p text:style-name="Исходный_20_код">'%'[<text:span text:style-name="T255">индекс</text:span>':']['-'][<text:span text:style-name="T261">ширина</text:span>]['.'<text:span text:style-name="T255">точность</text:span>]<text:span text:style-name="T255">Тип</text:span></text:p>
      <text:p text:style-name="P88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9">'%'</text:p>
          </table:table-cell>
          <table:table-cell table:style-name="Таблица3.B1" office:value-type="string">
            <text:p text:style-name="P70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6"><text:span text:style-name="T259">и</text:span>ндекс':'</text:p>
          </table:table-cell>
          <table:table-cell table:style-name="Таблица3.B2" office:value-type="string">
            <text:p text:style-name="P71"><text:span text:style-name="T295">Целое. </text:span>Взять из списка <text:span text:style-name="T263">параметров </text:span><text:span text:style-name="T258">аргумент с указанным индексом. Если </text:span><text:span text:style-name="T495">этот элемент</text:span><text:span text:style-name="T25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7">'-'</text:p>
          </table:table-cell>
          <table:table-cell table:style-name="Таблица3.B2" office:value-type="string">
            <text:p text:style-name="P72">Выравнивание вставляемого текста по левому краю поля. По умолчанию текст выравнивается по правому краю. <text:span text:style-name="T260">Этот элемент работает только при условии, что указан</text:span><text:span text:style-name="T261">а</text:span><text:span text:style-name="T260"> </text:span><text:span text:style-name="T261">ширина</text:span><text:span text:style-name="T260">.</text:span></text:p>
          </table:table-cell>
        </table:table-row>
        <table:table-row>
          <table:table-cell table:style-name="Таблица3.A2" office:value-type="string">
            <text:p text:style-name="P83">ширина</text:p>
          </table:table-cell>
          <table:table-cell table:style-name="Таблица3.B2" office:value-type="string">
            <text:p text:style-name="P73"><text:span text:style-name="T29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8">'.'<text:span text:style-name="T262">точность</text:span></text:p>
          </table:table-cell>
          <table:table-cell table:style-name="Таблица3.B2" office:value-type="string">
            <text:p text:style-name="P74"><text:span text:style-name="T29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4">Тип</text:p>
          </table:table-cell>
          <table:table-cell table:style-name="Таблица3.B2" office:value-type="string">
            <text:p text:style-name="P75">Тип спецификатора — <text:span text:style-name="T287">буква в любом регистре</text:span>. Перечень допустимых типов приведён ниже.</text:p>
          </table:table-cell>
        </table:table-row>
      </table:table>
      <text:p text:style-name="P195"><text:span text:style-name="T286">В случае ошибок функция со</text:span><text:span text:style-name="T292">з</text:span><text:span text:style-name="T286">даёт исключение </text:span><text:span text:style-name="T20">ОшибкаКонвертации</text:span><text:span text:style-name="T28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290" text:outline-level="5">Типы спецификаторов</text:h>
      <text:p text:style-name="P81"><text:span text:style-name="T269">«</text:span><text:span text:style-name="T275">I</text:span><text:span text:style-name="T269">» или «</text:span>Ц» — целое число. <text:span text:style-name="T267">А</text:span>ргумент должен быть целым. Значение конвертируется в строковое представление целого числа. <text:span text:style-name="T26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82">«<text:span text:style-name="T270">E</text:span>» <text:span text:style-name="T271">(лат.)</text:span> <text:span text:style-name="T270">или «</text:span>Э» — экспоненциальный формат. Аргумент может быть целым или дробным. <text:span text:style-name="T268">Число приводится к строке в экспоненциальном </text:span><text:span text:style-name="T272">(научном) </text:span><text:span text:style-name="T268">формате. </text:span><text:span text:style-name="T273">Точность определяет общее количество цифр в </text:span><text:span text:style-name="T274">мантиссе</text:span><text:span text:style-name="T273"> числа, </text:span><text:span text:style-name="T293">п</text:span><text:span text:style-name="T274">орядок записывается тремя цифрами.</text:span></text:p>
      <text:p text:style-name="P77">«F» <text:span text:style-name="T27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77">Для слишком больших чисел используется экспоненциальный формат.</text:span></text:p>
      <text:p text:style-name="P77">«G» <text:span text:style-name="T278">или «О» (кир.) — общий числовой формат. Аргумент может быть целым или дробным. </text:span><text:span text:style-name="T279">Число приводится к строке в фиксированном или экспоненциальном формате в зависимости от того, что получится короче. </text:span><text:span text:style-name="T280">Точность определяет общее количество цифр в строковом представлении числа.</text:span></text:p>
      <text:p text:style-name="P77">«<text:span text:style-name="T281">N</text:span>» <text:span text:style-name="T281">или «Ч» — </text:span><text:span text:style-name="T283">такой же формат числа, как</text:span><text:span text:style-name="T281"> с фиксированной точкой, </text:span><text:span text:style-name="T283">но</text:span><text:span text:style-name="T281"> </text:span><text:span text:style-name="T284">с добавлением</text:span><text:span text:style-name="T281"> разделител</text:span><text:span text:style-name="T284">ей</text:span><text:span text:style-name="T281"> групп разрядов.</text:span></text:p>
      <text:p text:style-name="P79"><text:soft-page-break/>«<text:span text:style-name="T282">D</text:span>»<text:span text:style-name="T281"> или «</text:span><text:span text:style-name="T282">Д</text:span><text:span text:style-name="T281">» — </text:span><text:span text:style-name="T282">дата </text:span><text:span text:style-name="T288">в стандартном формате: YYYY-MM-DD. </text:span><text:span text:style-name="T290">Аргумент должен быть моментом. </text:span><text:span text:style-name="T297">Точность не применяется.</text:span></text:p>
      <text:p text:style-name="P80">«<text:span text:style-name="T282">T</text:span>» <text:span text:style-name="T281">(лат.) или «</text:span><text:span text:style-name="T282">В</text:span><text:span text:style-name="T281">» (кир.) — </text:span><text:span text:style-name="T282">время </text:span><text:span text:style-name="T288">в стандартном формате: HH:MM:SS. </text:span><text:span text:style-name="T290">Аргумент должен быть моментом. </text:span><text:span text:style-name="T297">Точность не применяется.</text:span></text:p>
      <text:p text:style-name="P80">«<text:span text:style-name="T281">M</text:span>» <text:span text:style-name="T281">(лат.) или «М» (кир.) — </text:span><text:span text:style-name="T282">дата </text:span><text:span text:style-name="T289">и </text:span><text:span text:style-name="T282">время </text:span><text:span text:style-name="T289">в стандартном формате, разделённые пробелом. </text:span><text:span text:style-name="T290">Аргумент должен быть моментом. </text:span><text:span text:style-name="T297">Точность не применяется.</text:span></text:p>
      <text:p text:style-name="P80">«S» <text:span text:style-name="T282">или «С» (кир.) — строка. Аргумент может быть любого простого типа — строковые </text:span><text:span text:style-name="T294">значения</text:span><text:span text:style-name="T282"> копируются, а значения других типов </text:span><text:span text:style-name="T493">конвертируются</text:span><text:span text:style-name="T282"> в строку прямым приведением типа.</text:span><text:span text:style-name="T290"> </text:span><text:span text:style-name="T297">Точность не применяется.</text:span></text:p>
      <text:p text:style-name="P77">«X» <text:span text:style-name="T285">(лат.) или «Ш» — шестнадцатеричное представление целого числа. Аргумент </text:span><text:span text:style-name="T291">может</text:span><text:span text:style-name="T285"> быть целым </text:span><text:span text:style-name="T291">или символом</text:span><text:span text:style-name="T285">. Точность определяет </text:span><text:span text:style-name="T296">минимальное </text:span><text:span text:style-name="T285">количество цифр — если нужно, слева будут добавлены нули.</text:span></text:p>
      <text:h text:style-name="Heading_20_5" text:outline-level="5">Пример</text:h>
      <text:p text:style-name="P87">стр := формат("<text:span text:style-name="T299">Меня зовут %s %s. Мне %i лет.</text:span>", "<text:span text:style-name="T499">Пётр</text:span>", "<text:span text:style-name="T299">Иванов</text:span>", <text:span text:style-name="T299">15</text:span>);</text:p>
      <text:p text:style-name="P87">// <text:span text:style-name="T494">стр = "</text:span><text:span text:style-name="T299">Меня зовут </text:span><text:span text:style-name="T499">Пётр</text:span><text:span text:style-name="T299"> Иванов. Мне 15 лет."</text:span></text:p>
      <text:p text:style-name="P196"/>
      <text:p text:style-name="P196">стр := формат("<text:span text:style-name="T299">Меня зовут %</text:span><text:span text:style-name="T496">1:</text:span><text:span text:style-name="T299">s %</text:span><text:span text:style-name="T496">0:</text:span><text:span text:style-name="T299">s. Мне %</text:span><text:span text:style-name="T497">2:</text:span><text:span text:style-name="T299">i лет.</text:span>", "<text:span text:style-name="T499">Пётр</text:span>", "<text:span text:style-name="T299">Иванов</text:span>", <text:span text:style-name="T299">15</text:span>);</text:p>
      <text:p text:style-name="P196">// <text:span text:style-name="T494">стр = "</text:span><text:span text:style-name="T299">Меня зовут </text:span><text:span text:style-name="T492">Иван</text:span><text:span text:style-name="T498">ов</text:span><text:span text:style-name="T299"> </text:span><text:span text:style-name="T499">Пётр</text:span><text:span text:style-name="T299">. Мне 15 лет."</text:span></text:p>
      <text:p text:style-name="P196"/>
      <text:p text:style-name="P87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5">стр := формат("[%0:10<text:span text:style-name="T300">x</text:span>]", 'Ё'); <text:s text:c="13"/>// стр = "[ <text:s text:c="6"/>401]"</text:p>
      <text:p text:style-name="P85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98">момент(44567.123)</text:span>); <text:s/>// стр = "[ <text:s text:c="3"/>2022-01-06]"</text:p>
      <text:p text:style-name="P86">стр := формат("[%-14д]", <text:span text:style-name="T298">момент(44567.123)</text:span>); // стр = "[2022-01-06 <text:s text:c="3"/>]"</text:p>
      <text:p text:style-name="P86">стр := формат("[%14t]", <text:span text:style-name="T298">момент(44567.123)</text:span>); <text:s/>// стр = "[ <text:s text:c="5"/>02:57:07]"</text:p>
      <text:p text:style-name="P86">стр := формат("[%-14в]", <text:span text:style-name="T29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490">Процедура</text:span> пауза<text:span text:style-name="T490">()</text:span></text:h>
      <text:p text:style-name="Исходный_20_код"><text:span text:style-name="T491">п</text:span>роцедура пауза(вх мсек: целое);</text:p>
      <text:p text:style-name="P194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10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>
      <style:paragraph-properties fo:margin-left="1.3cm" fo:margin-right="0.3cm" fo:margin-top="0.3cm" fo:margin-bottom="0.349cm" style:contextual-spacing="false" fo:text-indent="-1cm" style:auto-text-indent="false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04T13:36:13.869002448</dc:date>
    <meta:editing-duration>P4DT22H31M7S</meta:editing-duration>
    <meta:editing-cycles>1042</meta:editing-cycles>
    <meta:generator>LibreOffice/7.3.7.2$Linux_X86_64 LibreOffice_project/30$Build-2</meta:generator>
    <meta:document-statistic meta:table-count="3" meta:image-count="0" meta:object-count="0" meta:page-count="33" meta:paragraph-count="809" meta:word-count="7330" meta:character-count="54776" meta:non-whitespace-character-count="47450"/>
  </office:meta>
</office:document-meta>
</file>